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5" style:family="table-column">
      <style:table-column-properties fo:break-before="auto" style:column-width="0.3728in"/>
    </style:style>
    <style:style style:name="co16" style:family="table-column">
      <style:table-column-properties fo:break-before="auto" style:column-width="0.9634in"/>
    </style:style>
    <style:style style:name="co17" style:family="table-column">
      <style:table-column-properties fo:break-before="auto" style:column-width="0.6244in"/>
    </style:style>
    <style:style style:name="co18" style:family="table-column">
      <style:table-column-properties fo:break-before="auto" style:column-width="0.3709in"/>
    </style:style>
    <style:style style:name="co19" style:family="table-column">
      <style:table-column-properties fo:break-before="auto" style:column-width="0.4146in"/>
    </style:style>
    <style:style style:name="co20" style:family="table-column">
      <style:table-column-properties fo:break-before="auto" style:column-width="1.1138in"/>
    </style:style>
    <style:style style:name="co21" style:family="table-column">
      <style:table-column-properties fo:break-before="auto" style:column-width="0.852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7043in" fo:break-before="auto" style:use-optimal-row-height="true"/>
    </style:style>
    <style:style style:name="ro11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5" style:family="table-cell" style:parent-style-name="Default">
      <style:table-cell-properties fo:padding="0.028in"/>
    </style:style>
    <style:style style:name="ce36" style:family="table-cell" style:parent-style-name="Default">
      <style:table-cell-properties fo:border="0.0008in solid #000000"/>
    </style:style>
    <style:style style:name="ce51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5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5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58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5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6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3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6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6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8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6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7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3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7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7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8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7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8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3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8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8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9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3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9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9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1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8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9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3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10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10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8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10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1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1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11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15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ffff99" fo:border="0.0008in solid #000000"/>
    </style:style>
    <style:style style:name="ce118" style:family="table-cell" style:parent-style-name="Default">
      <style:table-cell-properties fo:background-color="transparent" fo:border="0.0008in solid #000000"/>
    </style:style>
    <style:style style:name="ce11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21" style:family="table-cell" style:parent-style-name="Default">
      <style:table-cell-properties fo:background-color="#ffff99" style:text-align-source="fix" style:repeat-content="false" fo:border="0.0008in solid #000000"/>
      <style:paragraph-properties fo:text-align="start" fo:margin-left="0in"/>
    </style:style>
    <style:style style:name="ce12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123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124" style:family="table-cell" style:parent-style-name="Default" style:data-style-name="N37">
      <style:table-cell-properties fo:background-color="#ffff99" style:text-align-source="fix" style:repeat-content="false" fo:border="0.0008in solid #000000"/>
      <style:paragraph-properties fo:text-align="start" fo:margin-left="0in"/>
    </style:style>
    <style:style style:name="ce125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12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4.C2"/>
    </style:style>
    <style:style style:name="ce127" style:family="table-cell" style:parent-style-name="Absent">
      <style:table-cell-properties fo:background-color="#ffff99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4.C2"/>
    </style:style>
    <style:style style:name="ce128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en" style:country-asian="US" style:font-size-complex="6.80000019073486pt" style:language-complex="en" style:country-complex="US"/>
      <style:map style:condition="cell-content()&gt;0" style:apply-style-name="Absent" style:base-cell-address="Tong_Hop_Ngay_Nghi_2014.C2"/>
    </style:style>
    <style:style style:name="ce129" style:family="table-cell" style:parent-style-name="Default">
      <style:table-cell-properties fo:background-color="#ffff99"/>
    </style:style>
    <style:style style:name="ce130" style:family="table-cell" style:parent-style-name="Default">
      <style:table-cell-properties fo:background-color="transparent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fo:font-family="Arial" style:font-style-name="Regular" style:font-family-generic="swis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bold"/>
    </style:style>
    <style:style style:name="T5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4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 Le-Thi-Thanh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4">
            <text:p>1.4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3-01-04">
            <text:p>January 04, 2013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7" office:value-type="string">
            <text:p>- Remove HaiBT</text:p>
            <text:p>- Add CuongL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2-14">
            <text:p>February 14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3">
            <text:p>0.3</text:p>
          </table:table-cell>
          <table:table-cell table:style-name="ce27" office:value-type="string">
            <text:p>- Remove TriN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04">
            <text:p>March 04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4">
            <text:p>0.4</text:p>
          </table:table-cell>
          <table:table-cell table:style-name="ce27" office:value-type="string">
            <text:p>- Remove AnCV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0">
            <text:p>March 10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5">
            <text:p>0.5</text:p>
          </table:table-cell>
          <table:table-cell table:style-name="ce27" office:value-type="string">
            <text:p>- Update information for HangHT <text:span text:style-name="T4">(</text:span>to internship with allowance<text:span text:style-name="T4">)</text:span>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7">
            <text:p>March 17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6">
            <text:p>0.6</text:p>
          </table:table-cell>
          <table:table-cell table:style-name="ce27" office:value-type="string">
            <text:p>- Remove Linh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8">
            <text:p>March 18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7">
            <text:p>0.7</text:p>
          </table:table-cell>
          <table:table-cell table:style-name="ce27" office:value-type="string">
            <text:p>- Remove ToiT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4-01">
            <text:p>April 01, 2014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8">
            <text:p>0.8</text:p>
          </table:table-cell>
          <table:table-cell table:style-name="ce27" office:value-type="string">
            <text:p>- Remove ThoNT</text:p>
            <text:p>- Remove AnhNTN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5-14">
            <text:p>May 14, 2014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9">
            <text:p>0.9</text:p>
          </table:table-cell>
          <table:table-cell table:style-name="ce27" office:value-type="string">
            <text:p>- Remove TuLT</text:p>
            <text:p>- Remove HoangL</text:p>
            <text:p>- Add MinhHA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6-09">
            <text:p>June 09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">
            <text:p>1.0</text:p>
          </table:table-cell>
          <table:table-cell table:style-name="ce27" office:value-type="string">
            <text:p>- Remove HoaHM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8-25">
            <text:p>August 25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.1">
            <text:p>1.1</text:p>
          </table:table-cell>
          <table:table-cell table:style-name="ce27" office:value-type="string">
            <text:p>- Remove AnV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10-01">
            <text:p>October 01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.2">
            <text:p>1.2</text:p>
          </table:table-cell>
          <table:table-cell table:style-name="ce27" office:value-type="string">
            <text:p>- Remove AnV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10-20">
            <text:p>October 20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.3">
            <text:p>1.3</text:p>
          </table:table-cell>
          <table:table-cell table:style-name="ce27" office:value-type="string">
            <text:p>- Remove Sinh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11-07">
            <text:p>November 07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.4">
            <text:p>1.4</text:p>
          </table:table-cell>
          <table:table-cell table:style-name="ce27" office:value-type="string">
            <text:p>- Remove VanN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12-01">
            <text:p>December 01, 2014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2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4" table:style-name="ta3" table:print="false">
        <office:forms form:automatic-focus="false" form:apply-design-mode="false"/>
        <table:table-column table:style-name="co19" table:default-cell-style-name="Default"/>
        <table:table-column table:style-name="co7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visibility="collapse" table:default-cell-style-name="Default"/>
        <table:table-column table:style-name="co7" table:number-columns-repeated="1017" table:default-cell-style-name="Default"/>
        <table:table-row table:style-name="ro9">
          <table:table-cell table:style-name="ce115" office:value-type="string">
            <text:p>Tổng hợp ngày nghỉ 2014</text:p>
          </table:table-cell>
          <table:table-cell table:style-name="ce35" table:number-columns-repeated="8"/>
          <table:table-cell table:number-columns-repeated="1015"/>
        </table:table-row>
        <table:table-row table:style-name="ro9" table:number-rows-repeated="4">
          <table:table-cell table:style-name="ce115"/>
          <table:table-cell table:style-name="ce35" table:number-columns-repeated="8"/>
          <table:table-cell table:number-columns-repeated="1015"/>
        </table:table-row>
        <table:table-row table:style-name="ro10">
          <table:table-cell table:style-name="ce116" office:value-type="string">
            <text:p>No.</text:p>
          </table:table-cell>
          <table:table-cell table:style-name="ce116" office:value-type="string">
            <text:p>Name</text:p>
          </table:table-cell>
          <table:table-cell table:style-name="ce119" office:value-type="string">
            <office:annotation office:display="true" draw:style-name="gr6" draw:text-style-name="P2" svg:width="3.4126in" svg:height="1.3232in" svg:x="2.9559in" svg:y="0.1421in" draw:caption-point-x="-0.7689in" draw:caption-point-y="1.2213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5">Note</text:span><text:span text:style-name="T1">: sau ngày </text:span><text:span text:style-name="T5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3</text:p>
          </table:table-cell>
          <table:table-cell table:style-name="ce119" office:value-type="string">
            <office:annotation draw:style-name="gr9" draw:text-style-name="P2" svg:width="1.1413in" svg:height="0.5457in" svg:x="3.3161in" svg:y="0.8024in" draw:caption-point-x="-0.2402in" draw:caption-point-y="0.561in">
              <dc:creator>ThuyLTT</dc:creator>
              <dc:date>2014-01-04T00:00:00</dc:date>
              <text:p text:style-name="P2"><text:span text:style-name="T1">Ngày bắt đầu làm việc trong năm nay</text:span></text:p>
            </office:annotation>
            <text:p>Start Working Date 2014</text:p>
          </table:table-cell>
          <table:table-cell table:style-name="ce119" office:value-type="string">
            <text:p>Working To</text:p>
          </table:table-cell>
          <table:table-cell table:style-name="ce119" office:value-type="string">
            <office:annotation draw:style-name="gr3" draw:text-style-name="P2" svg:width="1.1413in" svg:height="0.7012in" svg:x="5.2969in" svg:y="0.8024in" draw:caption-point-x="-0.2622in" draw:caption-point-y="0.561in">
              <dc:creator>ThuyLTT</dc:creator>
              <dc:date>2014-01-04T00:00:00</dc:date>
              <text:p text:style-name="P2"><text:span text:style-name="T1">Tổng ngày phép trong năm nay tính đến thời điểm hiện tại</text:span></text:p>
            </office:annotation>
            <text:p>Total of Leave Days In 2014</text:p>
          </table:table-cell>
          <table:table-cell table:style-name="ce119" office:value-type="string">
            <office:annotation draw:style-name="gr9" draw:text-style-name="P2" svg:width="1.1413in" svg:height="0.5457in" svg:x="5.2748in" svg:y="0.8024in" draw:caption-point-x="-0.2402in" draw:caption-point-y="0.561in">
              <dc:creator>Thuy</dc:creator>
              <dc:date>2014-04-08T00:00:00</dc:date>
              <text:p text:style-name="P2"><text:span text:style-name="T1">Tổng ngày nghỉ từ đầu năm cho đến 31/3</text:span></text:p>
            </office:annotation>
            <text:p>Total of Absent Until Mar 31</text:p>
          </table:table-cell>
          <table:table-cell table:style-name="ce119" office:value-type="string">
            <office:annotation draw:style-name="gr4" draw:text-style-name="P2" svg:width="1.1413in" svg:height="0.3902in" svg:x="6.1638in" svg:y="0.8024in" draw:caption-point-x="-0.2402in" draw:caption-point-y="0.561in">
              <dc:creator>ThuyLTT</dc:creator>
              <dc:date>2014-01-04T00:00:00</dc:date>
              <text:p text:style-name="P2"><text:span text:style-name="T1">Tổng ngày nghỉ trong năm</text:span></text:p>
            </office:annotation>
            <text:p>Total of Absent</text:p>
          </table:table-cell>
          <table:table-cell table:style-name="ce119" office:value-type="string">
            <office:annotation office:display="true" draw:style-name="gr10" draw:text-style-name="P2" svg:width="1.9224in" svg:height="1.4787in" svg:x="7.613in" svg:y="0.9665in" draw:caption-point-x="-0.8004in" draw:caption-point-y="0.3969in">
              <dc:creator>ThuyLTT</dc:creator>
              <dc:date>2014-01-06T00:00:00</dc:date>
              <text:p text:style-name="P1"><text:span text:style-name="T1">Ngày phép còn lại trong năm</text:span></text:p>
              <text:p text:style-name="P1"><text:span text:style-name="T1"/></text:p>
              <text:p text:style-name="P1"><text:span text:style-name="T1">Khi kết thúc năm:</text:span></text:p>
              <text:p text:style-name="P1"><text:span text:style-name="T1">- Số ngày phép còn lại (dương) sẽ được chuyển sang năm sau</text:span></text:p>
              <text:p text:style-name="P1"><text:span text:style-name="T1"/></text:p>
              <text:p text:style-name="P1"><text:span text:style-name="T1">- Số ngày phép còn lại (âm) sẽ bị trừ vào lương tháng 13 </text:span></text:p>
            </office:annotation>
            <text:p>Remaining Leave Days</text:p>
          </table:table-cell>
          <table:table-cell table:number-columns-repeated="1015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BD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10-13">
            <text:p>10/13/14</text:p>
          </table:table-cell>
          <table:table-cell table:style-name="ce123" table:formula="of:=IF(YEAR(NOW())&gt;YEAR([.D7]);DATE(YEAR([.D7]);12;31);NOW())" office:value-type="date" office:date-value="2014-12-31">
            <text:p>12/31/14</text:p>
          </table:table-cell>
          <table:table-cell table:style-name="ce120" table:formula="of:=IF(YEAR([.E7])&gt;YEAR([.D7]);12;IF(DAY([.E7])&lt;DAY(DATE(YEAR([.E7]);MONTH([.E7])+1;1)-1)/2;MONTH([.E7])-1;MONTH([.E7])))  -  IF(DAY(DATE(YEAR([.D7]);MONTH([.D7])+1;1)-1) - DAY([.D7]) + 1&lt; DAY(DATE(YEAR([.D7]);MONTH([.D7])+1;1)-1)/2;MONTH([.D7]);MONTH([.D7])-1)" office:value-type="float" office:value="3">
            <text:p>3</text:p>
          </table:table-cell>
          <table:table-cell table:style-name="ce126" table:formula="of:=SUMPRODUCT([Thong_Tin_Ngay_Nghi_201401.$B$3:.$B$16]=[.B7];[Thong_Tin_Ngay_Nghi_201401.$C$3:.$C$16]) + SUMPRODUCT([Thong_Tin_Ngay_Nghi_201402.$B$3:.$B$19]=[.B7];[Thong_Tin_Ngay_Nghi_201402.$C$3:.$C$19]) + SUMPRODUCT([Thong_Tin_Ngay_Nghi_201403.$B$3:.$B$19]=[.B7];[Thong_Tin_Ngay_Nghi_201403.$C$3:.$C$19])" office:value-type="float" office:value="0">
            <text:p>0</text:p>
          </table:table-cell>
          <table:table-cell table:style-name="ce126" table:formula="of:=SUMPRODUCT([Thong_Tin_Ngay_Nghi_201401.$B$3:.$B$17]=[.B7];[Thong_Tin_Ngay_Nghi_201401.$C$3:.$C$17]) + SUMPRODUCT([Thong_Tin_Ngay_Nghi_201402.$B$3:.$B$20]=[.B7];[Thong_Tin_Ngay_Nghi_201402.$C$3:.$C$20]) + SUMPRODUCT([Thong_Tin_Ngay_Nghi_201403.$B$3:.$B$20]=[.B7];[Thong_Tin_Ngay_Nghi_201403.$C$3:.$C$20]) + SUMPRODUCT([Thong_Tin_Ngay_Nghi_201404.$B$3:.$B$29]=[.B7];[Thong_Tin_Ngay_Nghi_201404.$C$3:.$C$29]) + SUMPRODUCT([Thong_Tin_Ngay_Nghi_201405.$B$2:.$B$26]=[.B7];[Thong_Tin_Ngay_Nghi_201405.$C$2:.$C$26]) +SUMPRODUCT([Thong_Tin_Ngay_Nghi_201406.$B$3:.$B$30]=[.B7];[Thong_Tin_Ngay_Nghi_201406.$C$3:.$C$30]) + SUMPRODUCT([$Thong_Tin_Ngay_Nghi_201407.$B$3:.$B$29]=[.B7];[$Thong_Tin_Ngay_Nghi_201407.$C$3:.$C$29]) + SUMPRODUCT([Thong_Tin_Ngay_Nghi_201408.$B$3:.$B$31]=[.B7];[$Thong_Tin_Ngay_Nghi_201408.$C$3:.$C$31]) + SUMPRODUCT([Thong_Tin_Ngay_Nghi_201409.$B$3:.$B$33]=[.B7];[$Thong_Tin_Ngay_Nghi_201409.$C$3:.$C$33]) + SUMPRODUCT([Thong_Tin_Ngay_Nghi_201410.$B$3:.$B$35]=[.B7];[$Thong_Tin_Ngay_Nghi_201410.$C$3:.$C$35]) + SUMPRODUCT([Thong_Tin_Ngay_Nghi_201411.$B$3:.$B$35]=[.B7];[$Thong_Tin_Ngay_Nghi_201411.$C$3:.$C$35]) +  SUMPRODUCT([Thong_Tin_Ngay_Nghi_201412.$B$3:.$B$36]=[.B7];[$Thong_Tin_Ngay_Nghi_201412.$C$3:.$C$36])" office:value-type="float" office:value="0.5">
            <text:p>0.5</text:p>
          </table:table-cell>
          <table:table-cell table:style-name="ce120" table:formula="of:=IF(DATE(YEAR([.E7]);MONTH([.E7]);DAY([.E7]))&lt;=DATE(YEAR([.E7]);3;31); [.F7]+[.C7]-[.G7]; IF([.G7]-[.C7]&lt;0;[.F7]-[.H7];[.F7]+[.C7]-[.H7]))" office:value-type="float" office:value="2.5">
            <text:p>2.5</text:p>
          </table:table-cell>
          <table:table-cell table:number-columns-repeated="1015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120" office:value-type="float" office:value="0.5">
            <text:p>0.5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8]);DATE(YEAR([.D8]);12;31);NOW())" office:value-type="date" office:date-value="2014-12-31">
            <text:p>12/31/14</text:p>
          </table:table-cell>
          <table:table-cell table:style-name="ce120" table:formula="of:=IF(YEAR([.E8])&gt;YEAR([.D8]);12;IF(DAY([.E8])&lt;DAY(DATE(YEAR([.E8]);MONTH([.E8])+1;1)-1)/2;MONTH([.E8])-1;MONTH([.E8])))  -  IF(DAY(DATE(YEAR([.D8]);MONTH([.D8])+1;1)-1) - DAY([.D8]) + 1&lt; DAY(DATE(YEAR([.D8]);MONTH([.D8])+1;1)-1)/2;MONTH([.D8]);MONTH([.D8])-1)" office:value-type="float" office:value="12">
            <text:p>12</text:p>
          </table:table-cell>
          <table:table-cell table:style-name="ce126" table:formula="of:=SUMPRODUCT([Thong_Tin_Ngay_Nghi_201401.$B$3:.$B$16]=[.B8];[Thong_Tin_Ngay_Nghi_201401.$C$3:.$C$16]) + SUMPRODUCT([Thong_Tin_Ngay_Nghi_201402.$B$3:.$B$19]=[.B8];[Thong_Tin_Ngay_Nghi_201402.$C$3:.$C$19]) + SUMPRODUCT([Thong_Tin_Ngay_Nghi_201403.$B$3:.$B$19]=[.B8];[Thong_Tin_Ngay_Nghi_201403.$C$3:.$C$19])" office:value-type="float" office:value="0">
            <text:p>0</text:p>
          </table:table-cell>
          <table:table-cell table:style-name="ce126" table:formula="of:=SUMPRODUCT([Thong_Tin_Ngay_Nghi_201401.$B$3:.$B$17]=[.B8];[Thong_Tin_Ngay_Nghi_201401.$C$3:.$C$17]) + SUMPRODUCT([Thong_Tin_Ngay_Nghi_201402.$B$3:.$B$20]=[.B8];[Thong_Tin_Ngay_Nghi_201402.$C$3:.$C$20]) + SUMPRODUCT([Thong_Tin_Ngay_Nghi_201403.$B$3:.$B$20]=[.B8];[Thong_Tin_Ngay_Nghi_201403.$C$3:.$C$20]) + SUMPRODUCT([Thong_Tin_Ngay_Nghi_201404.$B$3:.$B$29]=[.B8];[Thong_Tin_Ngay_Nghi_201404.$C$3:.$C$29]) + SUMPRODUCT([Thong_Tin_Ngay_Nghi_201405.$B$2:.$B$26]=[.B8];[Thong_Tin_Ngay_Nghi_201405.$C$2:.$C$26]) +SUMPRODUCT([Thong_Tin_Ngay_Nghi_201406.$B$3:.$B$30]=[.B8];[Thong_Tin_Ngay_Nghi_201406.$C$3:.$C$30]) + SUMPRODUCT([$Thong_Tin_Ngay_Nghi_201407.$B$3:.$B$29]=[.B8];[$Thong_Tin_Ngay_Nghi_201407.$C$3:.$C$29]) + SUMPRODUCT([Thong_Tin_Ngay_Nghi_201408.$B$3:.$B$31]=[.B8];[$Thong_Tin_Ngay_Nghi_201408.$C$3:.$C$31]) + SUMPRODUCT([Thong_Tin_Ngay_Nghi_201409.$B$3:.$B$33]=[.B8];[$Thong_Tin_Ngay_Nghi_201409.$C$3:.$C$33]) + SUMPRODUCT([Thong_Tin_Ngay_Nghi_201410.$B$3:.$B$35]=[.B8];[$Thong_Tin_Ngay_Nghi_201410.$C$3:.$C$35]) + SUMPRODUCT([Thong_Tin_Ngay_Nghi_201411.$B$3:.$B$35]=[.B8];[$Thong_Tin_Ngay_Nghi_201411.$C$3:.$C$35]) +  SUMPRODUCT([Thong_Tin_Ngay_Nghi_201412.$B$3:.$B$36]=[.B8];[$Thong_Tin_Ngay_Nghi_201412.$C$3:.$C$36])" office:value-type="float" office:value="3.5">
            <text:p>3.5</text:p>
          </table:table-cell>
          <table:table-cell table:style-name="ce120" table:formula="of:=IF(DATE(YEAR([.E8]);MONTH([.E8]);DAY([.E8]))&lt;=DATE(YEAR([.E8]);3;31); [.F8]+[.C8]-[.G8]; IF([.G8]-[.C8]&lt;0;[.F8]-[.H8];[.F8]+[.C8]-[.H8]))" office:value-type="float" office:value="8.5">
            <text:p>8.5</text:p>
          </table:table-cell>
          <table:table-cell table:number-columns-repeated="1015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anhLH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4-03">
            <text:p>04/03/14</text:p>
          </table:table-cell>
          <table:table-cell table:style-name="ce123" table:formula="of:=IF(YEAR(NOW())&gt;YEAR([.D9]);DATE(YEAR([.D9]);12;31);NOW())" office:value-type="date" office:date-value="2014-12-31">
            <text:p>12/31/14</text:p>
          </table:table-cell>
          <table:table-cell table:style-name="ce120" table:formula="of:=IF(YEAR([.E9])&gt;YEAR([.D9]);12;IF(DAY([.E9])&lt;DAY(DATE(YEAR([.E9]);MONTH([.E9])+1;1)-1)/2;MONTH([.E9])-1;MONTH([.E9])))  -  IF(DAY(DATE(YEAR([.D9]);MONTH([.D9])+1;1)-1) - DAY([.D9]) + 1&lt; DAY(DATE(YEAR([.D9]);MONTH([.D9])+1;1)-1)/2;MONTH([.D9]);MONTH([.D9])-1)" office:value-type="float" office:value="9">
            <text:p>9</text:p>
          </table:table-cell>
          <table:table-cell table:style-name="ce126" table:formula="of:=SUMPRODUCT([Thong_Tin_Ngay_Nghi_201401.$B$3:.$B$16]=[.B9];[Thong_Tin_Ngay_Nghi_201401.$C$3:.$C$16]) + SUMPRODUCT([Thong_Tin_Ngay_Nghi_201402.$B$3:.$B$19]=[.B9];[Thong_Tin_Ngay_Nghi_201402.$C$3:.$C$19]) + SUMPRODUCT([Thong_Tin_Ngay_Nghi_201403.$B$3:.$B$19]=[.B9];[Thong_Tin_Ngay_Nghi_201403.$C$3:.$C$19])" office:value-type="float" office:value="0">
            <text:p>0</text:p>
          </table:table-cell>
          <table:table-cell table:style-name="ce126" table:formula="of:=SUMPRODUCT([Thong_Tin_Ngay_Nghi_201401.$B$3:.$B$17]=[.B9];[Thong_Tin_Ngay_Nghi_201401.$C$3:.$C$17]) + SUMPRODUCT([Thong_Tin_Ngay_Nghi_201402.$B$3:.$B$20]=[.B9];[Thong_Tin_Ngay_Nghi_201402.$C$3:.$C$20]) + SUMPRODUCT([Thong_Tin_Ngay_Nghi_201403.$B$3:.$B$20]=[.B9];[Thong_Tin_Ngay_Nghi_201403.$C$3:.$C$20]) + SUMPRODUCT([Thong_Tin_Ngay_Nghi_201404.$B$3:.$B$29]=[.B9];[Thong_Tin_Ngay_Nghi_201404.$C$3:.$C$29]) + SUMPRODUCT([Thong_Tin_Ngay_Nghi_201405.$B$2:.$B$26]=[.B9];[Thong_Tin_Ngay_Nghi_201405.$C$2:.$C$26]) +SUMPRODUCT([Thong_Tin_Ngay_Nghi_201406.$B$3:.$B$30]=[.B9];[Thong_Tin_Ngay_Nghi_201406.$C$3:.$C$30]) + SUMPRODUCT([$Thong_Tin_Ngay_Nghi_201407.$B$3:.$B$29]=[.B9];[$Thong_Tin_Ngay_Nghi_201407.$C$3:.$C$29]) + SUMPRODUCT([Thong_Tin_Ngay_Nghi_201408.$B$3:.$B$31]=[.B9];[$Thong_Tin_Ngay_Nghi_201408.$C$3:.$C$31]) + SUMPRODUCT([Thong_Tin_Ngay_Nghi_201409.$B$3:.$B$33]=[.B9];[$Thong_Tin_Ngay_Nghi_201409.$C$3:.$C$33]) + SUMPRODUCT([Thong_Tin_Ngay_Nghi_201410.$B$3:.$B$35]=[.B9];[$Thong_Tin_Ngay_Nghi_201410.$C$3:.$C$35]) + SUMPRODUCT([Thong_Tin_Ngay_Nghi_201411.$B$3:.$B$35]=[.B9];[$Thong_Tin_Ngay_Nghi_201411.$C$3:.$C$35]) +  SUMPRODUCT([Thong_Tin_Ngay_Nghi_201412.$B$3:.$B$36]=[.B9];[$Thong_Tin_Ngay_Nghi_201412.$C$3:.$C$36])" office:value-type="float" office:value="3">
            <text:p>3</text:p>
          </table:table-cell>
          <table:table-cell table:style-name="ce120" table:formula="of:=IF(DATE(YEAR([.E9]);MONTH([.E9]);DAY([.E9]))&lt;=DATE(YEAR([.E9]);3;31); [.F9]+[.C9]-[.G9]; IF([.G9]-[.C9]&lt;0;[.F9]-[.H9];[.F9]+[.C9]-[.H9]))" office:value-type="float" office:value="6">
            <text:p>6</text:p>
          </table:table-cell>
          <table:table-cell table:number-columns-repeated="1015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ienTX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10]);DATE(YEAR([.D10]);12;31);NOW())" office:value-type="date" office:date-value="2014-12-31">
            <text:p>12/31/14</text:p>
          </table:table-cell>
          <table:table-cell table:style-name="ce120" table:formula="of:=IF(YEAR([.E10])&gt;YEAR([.D10]);12;IF(DAY([.E10])&lt;DAY(DATE(YEAR([.E10]);MONTH([.E10])+1;1)-1)/2;MONTH([.E10])-1;MONTH([.E10])))  -  IF(DAY(DATE(YEAR([.D10]);MONTH([.D10])+1;1)-1) - DAY([.D10]) + 1&lt; DAY(DATE(YEAR([.D10]);MONTH([.D10])+1;1)-1)/2;MONTH([.D10]);MONTH([.D10])-1)" office:value-type="float" office:value="12">
            <text:p>12</text:p>
          </table:table-cell>
          <table:table-cell table:style-name="ce126" table:formula="of:=SUMPRODUCT([Thong_Tin_Ngay_Nghi_201401.$B$3:.$B$16]=[.B10];[Thong_Tin_Ngay_Nghi_201401.$C$3:.$C$16]) + SUMPRODUCT([Thong_Tin_Ngay_Nghi_201402.$B$3:.$B$19]=[.B10];[Thong_Tin_Ngay_Nghi_201402.$C$3:.$C$19]) + SUMPRODUCT([Thong_Tin_Ngay_Nghi_201403.$B$3:.$B$19]=[.B10];[Thong_Tin_Ngay_Nghi_201403.$C$3:.$C$19])" office:value-type="float" office:value="9">
            <text:p>9</text:p>
          </table:table-cell>
          <table:table-cell table:style-name="ce126" table:formula="of:=SUMPRODUCT([Thong_Tin_Ngay_Nghi_201401.$B$3:.$B$17]=[.B10];[Thong_Tin_Ngay_Nghi_201401.$C$3:.$C$17]) + SUMPRODUCT([Thong_Tin_Ngay_Nghi_201402.$B$3:.$B$20]=[.B10];[Thong_Tin_Ngay_Nghi_201402.$C$3:.$C$20]) + SUMPRODUCT([Thong_Tin_Ngay_Nghi_201403.$B$3:.$B$20]=[.B10];[Thong_Tin_Ngay_Nghi_201403.$C$3:.$C$20]) + SUMPRODUCT([Thong_Tin_Ngay_Nghi_201404.$B$3:.$B$29]=[.B10];[Thong_Tin_Ngay_Nghi_201404.$C$3:.$C$29]) + SUMPRODUCT([Thong_Tin_Ngay_Nghi_201405.$B$2:.$B$26]=[.B10];[Thong_Tin_Ngay_Nghi_201405.$C$2:.$C$26]) +SUMPRODUCT([Thong_Tin_Ngay_Nghi_201406.$B$3:.$B$30]=[.B10];[Thong_Tin_Ngay_Nghi_201406.$C$3:.$C$30]) + SUMPRODUCT([$Thong_Tin_Ngay_Nghi_201407.$B$3:.$B$29]=[.B10];[$Thong_Tin_Ngay_Nghi_201407.$C$3:.$C$29]) + SUMPRODUCT([Thong_Tin_Ngay_Nghi_201408.$B$3:.$B$31]=[.B10];[$Thong_Tin_Ngay_Nghi_201408.$C$3:.$C$31]) + SUMPRODUCT([Thong_Tin_Ngay_Nghi_201409.$B$3:.$B$33]=[.B10];[$Thong_Tin_Ngay_Nghi_201409.$C$3:.$C$33]) + SUMPRODUCT([Thong_Tin_Ngay_Nghi_201410.$B$3:.$B$35]=[.B10];[$Thong_Tin_Ngay_Nghi_201410.$C$3:.$C$35]) + SUMPRODUCT([Thong_Tin_Ngay_Nghi_201411.$B$3:.$B$35]=[.B10];[$Thong_Tin_Ngay_Nghi_201411.$C$3:.$C$35]) +  SUMPRODUCT([Thong_Tin_Ngay_Nghi_201412.$B$3:.$B$36]=[.B10];[$Thong_Tin_Ngay_Nghi_201412.$C$3:.$C$36])" office:value-type="float" office:value="10">
            <text:p>10</text:p>
          </table:table-cell>
          <table:table-cell table:style-name="ce120" table:formula="of:=IF(DATE(YEAR([.E10]);MONTH([.E10]);DAY([.E10]))&lt;=DATE(YEAR([.E10]);3;31); [.F10]+[.C10]-[.G10]; IF([.G10]-[.C10]&lt;0;[.F10]-[.H10];[.F10]+[.C10]-[.H10]))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uongLT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2-17">
            <text:p>02/17/14</text:p>
          </table:table-cell>
          <table:table-cell table:style-name="ce123" table:formula="of:=IF(YEAR(NOW())&gt;YEAR([.D11]);DATE(YEAR([.D11]);12;31);NOW())" office:value-type="date" office:date-value="2014-12-31">
            <text:p>12/31/14</text:p>
          </table:table-cell>
          <table:table-cell table:style-name="ce120" table:formula="of:=IF(YEAR([.E11])&gt;YEAR([.D11]);12;IF(DAY([.E11])&lt;DAY(DATE(YEAR([.E11]);MONTH([.E11])+1;1)-1)/2;MONTH([.E11])-1;MONTH([.E11])))  -  IF(DAY(DATE(YEAR([.D11]);MONTH([.D11])+1;1)-1) - DAY([.D11]) + 1&lt; DAY(DATE(YEAR([.D11]);MONTH([.D11])+1;1)-1)/2;MONTH([.D11]);MONTH([.D11])-1)" office:value-type="float" office:value="10">
            <text:p>10</text:p>
          </table:table-cell>
          <table:table-cell table:style-name="ce126" table:formula="of:=SUMPRODUCT([Thong_Tin_Ngay_Nghi_201401.$B$3:.$B$16]=[.B11];[Thong_Tin_Ngay_Nghi_201401.$C$3:.$C$16]) + SUMPRODUCT([Thong_Tin_Ngay_Nghi_201402.$B$3:.$B$19]=[.B11];[Thong_Tin_Ngay_Nghi_201402.$C$3:.$C$19]) + SUMPRODUCT([Thong_Tin_Ngay_Nghi_201403.$B$3:.$B$19]=[.B11];[Thong_Tin_Ngay_Nghi_201403.$C$3:.$C$19])" office:value-type="float" office:value="0">
            <text:p>0</text:p>
          </table:table-cell>
          <table:table-cell table:style-name="ce126" table:formula="of:=SUMPRODUCT([Thong_Tin_Ngay_Nghi_201401.$B$3:.$B$17]=[.B11];[Thong_Tin_Ngay_Nghi_201401.$C$3:.$C$17]) + SUMPRODUCT([Thong_Tin_Ngay_Nghi_201402.$B$3:.$B$20]=[.B11];[Thong_Tin_Ngay_Nghi_201402.$C$3:.$C$20]) + SUMPRODUCT([Thong_Tin_Ngay_Nghi_201403.$B$3:.$B$20]=[.B11];[Thong_Tin_Ngay_Nghi_201403.$C$3:.$C$20]) + SUMPRODUCT([Thong_Tin_Ngay_Nghi_201404.$B$3:.$B$29]=[.B11];[Thong_Tin_Ngay_Nghi_201404.$C$3:.$C$29]) + SUMPRODUCT([Thong_Tin_Ngay_Nghi_201405.$B$2:.$B$26]=[.B11];[Thong_Tin_Ngay_Nghi_201405.$C$2:.$C$26]) +SUMPRODUCT([Thong_Tin_Ngay_Nghi_201406.$B$3:.$B$30]=[.B11];[Thong_Tin_Ngay_Nghi_201406.$C$3:.$C$30]) + SUMPRODUCT([$Thong_Tin_Ngay_Nghi_201407.$B$3:.$B$29]=[.B11];[$Thong_Tin_Ngay_Nghi_201407.$C$3:.$C$29]) + SUMPRODUCT([Thong_Tin_Ngay_Nghi_201408.$B$3:.$B$31]=[.B11];[$Thong_Tin_Ngay_Nghi_201408.$C$3:.$C$31]) + SUMPRODUCT([Thong_Tin_Ngay_Nghi_201409.$B$3:.$B$33]=[.B11];[$Thong_Tin_Ngay_Nghi_201409.$C$3:.$C$33]) + SUMPRODUCT([Thong_Tin_Ngay_Nghi_201410.$B$3:.$B$35]=[.B11];[$Thong_Tin_Ngay_Nghi_201410.$C$3:.$C$35]) + SUMPRODUCT([Thong_Tin_Ngay_Nghi_201411.$B$3:.$B$35]=[.B11];[$Thong_Tin_Ngay_Nghi_201411.$C$3:.$C$35]) +  SUMPRODUCT([Thong_Tin_Ngay_Nghi_201412.$B$3:.$B$36]=[.B11];[$Thong_Tin_Ngay_Nghi_201412.$C$3:.$C$36])" office:value-type="float" office:value="12.5">
            <text:p>12.5</text:p>
          </table:table-cell>
          <table:table-cell table:style-name="ce120" table:formula="of:=IF(DATE(YEAR([.E11]);MONTH([.E11]);DAY([.E11]))&lt;=DATE(YEAR([.E11]);3;31); [.F11]+[.C11]-[.G11]; IF([.G11]-[.C11]&lt;0;[.F11]-[.H11];[.F11]+[.C11]-[.H11]))" office:value-type="float" office:value="-2.5">
            <text:p>-2.5</text:p>
          </table:table-cell>
          <table:table-cell table:number-columns-repeated="1015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DungNT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10-13">
            <text:p>10/13/14</text:p>
          </table:table-cell>
          <table:table-cell table:style-name="ce123" table:formula="of:=IF(YEAR(NOW())&gt;YEAR([.D12]);DATE(YEAR([.D12]);12;31);NOW())" office:value-type="date" office:date-value="2014-12-31">
            <text:p>12/31/14</text:p>
          </table:table-cell>
          <table:table-cell table:style-name="ce120" table:formula="of:=IF(YEAR([.E12])&gt;YEAR([.D12]);12;IF(DAY([.E12])&lt;DAY(DATE(YEAR([.E12]);MONTH([.E12])+1;1)-1)/2;MONTH([.E12])-1;MONTH([.E12])))  -  IF(DAY(DATE(YEAR([.D12]);MONTH([.D12])+1;1)-1) - DAY([.D12]) + 1&lt; DAY(DATE(YEAR([.D12]);MONTH([.D12])+1;1)-1)/2;MONTH([.D12]);MONTH([.D12])-1)" office:value-type="float" office:value="3">
            <text:p>3</text:p>
          </table:table-cell>
          <table:table-cell table:style-name="ce126" table:formula="of:=SUMPRODUCT([Thong_Tin_Ngay_Nghi_201401.$B$3:.$B$16]=[.B12];[Thong_Tin_Ngay_Nghi_201401.$C$3:.$C$16]) + SUMPRODUCT([Thong_Tin_Ngay_Nghi_201402.$B$3:.$B$19]=[.B12];[Thong_Tin_Ngay_Nghi_201402.$C$3:.$C$19]) + SUMPRODUCT([Thong_Tin_Ngay_Nghi_201403.$B$3:.$B$19]=[.B12];[Thong_Tin_Ngay_Nghi_201403.$C$3:.$C$19])" office:value-type="float" office:value="0">
            <text:p>0</text:p>
          </table:table-cell>
          <table:table-cell table:style-name="ce126" table:formula="of:=SUMPRODUCT([Thong_Tin_Ngay_Nghi_201401.$B$3:.$B$17]=[.B12];[Thong_Tin_Ngay_Nghi_201401.$C$3:.$C$17]) + SUMPRODUCT([Thong_Tin_Ngay_Nghi_201402.$B$3:.$B$20]=[.B12];[Thong_Tin_Ngay_Nghi_201402.$C$3:.$C$20]) + SUMPRODUCT([Thong_Tin_Ngay_Nghi_201403.$B$3:.$B$20]=[.B12];[Thong_Tin_Ngay_Nghi_201403.$C$3:.$C$20]) + SUMPRODUCT([Thong_Tin_Ngay_Nghi_201404.$B$3:.$B$29]=[.B12];[Thong_Tin_Ngay_Nghi_201404.$C$3:.$C$29]) + SUMPRODUCT([Thong_Tin_Ngay_Nghi_201405.$B$2:.$B$26]=[.B12];[Thong_Tin_Ngay_Nghi_201405.$C$2:.$C$26]) +SUMPRODUCT([Thong_Tin_Ngay_Nghi_201406.$B$3:.$B$30]=[.B12];[Thong_Tin_Ngay_Nghi_201406.$C$3:.$C$30]) + SUMPRODUCT([$Thong_Tin_Ngay_Nghi_201407.$B$3:.$B$29]=[.B12];[$Thong_Tin_Ngay_Nghi_201407.$C$3:.$C$29]) + SUMPRODUCT([Thong_Tin_Ngay_Nghi_201408.$B$3:.$B$31]=[.B12];[$Thong_Tin_Ngay_Nghi_201408.$C$3:.$C$31]) + SUMPRODUCT([Thong_Tin_Ngay_Nghi_201409.$B$3:.$B$33]=[.B12];[$Thong_Tin_Ngay_Nghi_201409.$C$3:.$C$33]) + SUMPRODUCT([Thong_Tin_Ngay_Nghi_201410.$B$3:.$B$35]=[.B12];[$Thong_Tin_Ngay_Nghi_201410.$C$3:.$C$35]) + SUMPRODUCT([Thong_Tin_Ngay_Nghi_201411.$B$3:.$B$35]=[.B12];[$Thong_Tin_Ngay_Nghi_201411.$C$3:.$C$35]) +  SUMPRODUCT([Thong_Tin_Ngay_Nghi_201412.$B$3:.$B$36]=[.B12];[$Thong_Tin_Ngay_Nghi_201412.$C$3:.$C$36])" office:value-type="float" office:value="2.5">
            <text:p>2.5</text:p>
          </table:table-cell>
          <table:table-cell table:style-name="ce120" table:formula="of:=IF(DATE(YEAR([.E12]);MONTH([.E12]);DAY([.E12]))&lt;=DATE(YEAR([.E12]);3;31); [.F12]+[.C12]-[.G12]; IF([.G12]-[.C12]&lt;0;[.F12]-[.H12];[.F12]+[.C12]-[.H12]))" office:value-type="float" office:value="0.5">
            <text:p>0.5</text:p>
          </table:table-cell>
          <table:table-cell table:number-columns-repeated="1015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13]);DATE(YEAR([.D13]);12;31);NOW())" office:value-type="date" office:date-value="2014-12-31">
            <text:p>12/31/14</text:p>
          </table:table-cell>
          <table:table-cell table:style-name="ce120" table:formula="of:=IF(YEAR([.E13])&gt;YEAR([.D13]);12;IF(DAY([.E13])&lt;DAY(DATE(YEAR([.E13]);MONTH([.E13])+1;1)-1)/2;MONTH([.E13])-1;MONTH([.E13])))  -  IF(DAY(DATE(YEAR([.D13]);MONTH([.D13])+1;1)-1) - DAY([.D13]) + 1&lt; DAY(DATE(YEAR([.D13]);MONTH([.D13])+1;1)-1)/2;MONTH([.D13]);MONTH([.D13])-1)" office:value-type="float" office:value="12">
            <text:p>12</text:p>
          </table:table-cell>
          <table:table-cell table:style-name="ce126" table:formula="of:=SUMPRODUCT([Thong_Tin_Ngay_Nghi_201401.$B$3:.$B$16]=[.B13];[Thong_Tin_Ngay_Nghi_201401.$C$3:.$C$16]) + SUMPRODUCT([Thong_Tin_Ngay_Nghi_201402.$B$3:.$B$19]=[.B13];[Thong_Tin_Ngay_Nghi_201402.$C$3:.$C$19]) + SUMPRODUCT([Thong_Tin_Ngay_Nghi_201403.$B$3:.$B$19]=[.B13];[Thong_Tin_Ngay_Nghi_201403.$C$3:.$C$19])" office:value-type="float" office:value="3">
            <text:p>3</text:p>
          </table:table-cell>
          <table:table-cell table:style-name="ce126" table:formula="of:=SUMPRODUCT([Thong_Tin_Ngay_Nghi_201401.$B$3:.$B$17]=[.B13];[Thong_Tin_Ngay_Nghi_201401.$C$3:.$C$17]) + SUMPRODUCT([Thong_Tin_Ngay_Nghi_201402.$B$3:.$B$20]=[.B13];[Thong_Tin_Ngay_Nghi_201402.$C$3:.$C$20]) + SUMPRODUCT([Thong_Tin_Ngay_Nghi_201403.$B$3:.$B$20]=[.B13];[Thong_Tin_Ngay_Nghi_201403.$C$3:.$C$20]) + SUMPRODUCT([Thong_Tin_Ngay_Nghi_201404.$B$3:.$B$29]=[.B13];[Thong_Tin_Ngay_Nghi_201404.$C$3:.$C$29]) + SUMPRODUCT([Thong_Tin_Ngay_Nghi_201405.$B$2:.$B$26]=[.B13];[Thong_Tin_Ngay_Nghi_201405.$C$2:.$C$26]) +SUMPRODUCT([Thong_Tin_Ngay_Nghi_201406.$B$3:.$B$30]=[.B13];[Thong_Tin_Ngay_Nghi_201406.$C$3:.$C$30]) + SUMPRODUCT([$Thong_Tin_Ngay_Nghi_201407.$B$3:.$B$29]=[.B13];[$Thong_Tin_Ngay_Nghi_201407.$C$3:.$C$29]) + SUMPRODUCT([Thong_Tin_Ngay_Nghi_201408.$B$3:.$B$31]=[.B13];[$Thong_Tin_Ngay_Nghi_201408.$C$3:.$C$31]) + SUMPRODUCT([Thong_Tin_Ngay_Nghi_201409.$B$3:.$B$33]=[.B13];[$Thong_Tin_Ngay_Nghi_201409.$C$3:.$C$33]) + SUMPRODUCT([Thong_Tin_Ngay_Nghi_201410.$B$3:.$B$35]=[.B13];[$Thong_Tin_Ngay_Nghi_201410.$C$3:.$C$35]) + SUMPRODUCT([Thong_Tin_Ngay_Nghi_201411.$B$3:.$B$35]=[.B13];[$Thong_Tin_Ngay_Nghi_201411.$C$3:.$C$35]) +  SUMPRODUCT([Thong_Tin_Ngay_Nghi_201412.$B$3:.$B$36]=[.B13];[$Thong_Tin_Ngay_Nghi_201412.$C$3:.$C$36])" office:value-type="float" office:value="8.5">
            <text:p>8.5</text:p>
          </table:table-cell>
          <table:table-cell table:style-name="ce120" table:formula="of:=IF(DATE(YEAR([.E13]);MONTH([.E13]);DAY([.E13]))&lt;=DATE(YEAR([.E13]);3;31); [.F13]+[.C13]-[.G13]; IF([.G13]-[.C13]&lt;0;[.F13]-[.H13];[.F13]+[.C13]-[.H13]))" office:value-type="float" office:value="3.5">
            <text:p>3.5</text:p>
          </table:table-cell>
          <table:table-cell table:number-columns-repeated="1015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aTH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12-03">
            <text:p>12/03/14</text:p>
          </table:table-cell>
          <table:table-cell table:style-name="ce123" table:formula="of:=IF(YEAR(NOW())&gt;YEAR([.D14]);DATE(YEAR([.D14]);12;31);NOW())" office:value-type="date" office:date-value="2014-12-31">
            <text:p>12/31/14</text:p>
          </table:table-cell>
          <table:table-cell table:style-name="ce120" table:formula="of:=IF(YEAR([.E14])&gt;YEAR([.D14]);12;IF(DAY([.E14])&lt;DAY(DATE(YEAR([.E14]);MONTH([.E14])+1;1)-1)/2;MONTH([.E14])-1;MONTH([.E14])))  -  IF(DAY(DATE(YEAR([.D14]);MONTH([.D14])+1;1)-1) - DAY([.D14]) + 1&lt; DAY(DATE(YEAR([.D14]);MONTH([.D14])+1;1)-1)/2;MONTH([.D14]);MONTH([.D14])-1)" office:value-type="float" office:value="1">
            <text:p>1</text:p>
          </table:table-cell>
          <table:table-cell table:style-name="ce126" table:formula="of:=SUMPRODUCT([Thong_Tin_Ngay_Nghi_201401.$B$3:.$B$16]=[.B14];[Thong_Tin_Ngay_Nghi_201401.$C$3:.$C$16]) + SUMPRODUCT([Thong_Tin_Ngay_Nghi_201402.$B$3:.$B$19]=[.B14];[Thong_Tin_Ngay_Nghi_201402.$C$3:.$C$19]) + SUMPRODUCT([Thong_Tin_Ngay_Nghi_201403.$B$3:.$B$19]=[.B14];[Thong_Tin_Ngay_Nghi_201403.$C$3:.$C$19])" office:value-type="float" office:value="0">
            <text:p>0</text:p>
          </table:table-cell>
          <table:table-cell table:style-name="ce126" table:formula="of:=SUMPRODUCT([Thong_Tin_Ngay_Nghi_201401.$B$3:.$B$17]=[.B14];[Thong_Tin_Ngay_Nghi_201401.$C$3:.$C$17]) + SUMPRODUCT([Thong_Tin_Ngay_Nghi_201402.$B$3:.$B$20]=[.B14];[Thong_Tin_Ngay_Nghi_201402.$C$3:.$C$20]) + SUMPRODUCT([Thong_Tin_Ngay_Nghi_201403.$B$3:.$B$20]=[.B14];[Thong_Tin_Ngay_Nghi_201403.$C$3:.$C$20]) + SUMPRODUCT([Thong_Tin_Ngay_Nghi_201404.$B$3:.$B$29]=[.B14];[Thong_Tin_Ngay_Nghi_201404.$C$3:.$C$29]) + SUMPRODUCT([Thong_Tin_Ngay_Nghi_201405.$B$2:.$B$26]=[.B14];[Thong_Tin_Ngay_Nghi_201405.$C$2:.$C$26]) +SUMPRODUCT([Thong_Tin_Ngay_Nghi_201406.$B$3:.$B$30]=[.B14];[Thong_Tin_Ngay_Nghi_201406.$C$3:.$C$30]) + SUMPRODUCT([$Thong_Tin_Ngay_Nghi_201407.$B$3:.$B$29]=[.B14];[$Thong_Tin_Ngay_Nghi_201407.$C$3:.$C$29]) + SUMPRODUCT([Thong_Tin_Ngay_Nghi_201408.$B$3:.$B$31]=[.B14];[$Thong_Tin_Ngay_Nghi_201408.$C$3:.$C$31]) + SUMPRODUCT([Thong_Tin_Ngay_Nghi_201409.$B$3:.$B$33]=[.B14];[$Thong_Tin_Ngay_Nghi_201409.$C$3:.$C$33]) + SUMPRODUCT([Thong_Tin_Ngay_Nghi_201410.$B$3:.$B$35]=[.B14];[$Thong_Tin_Ngay_Nghi_201410.$C$3:.$C$35]) + SUMPRODUCT([Thong_Tin_Ngay_Nghi_201411.$B$3:.$B$35]=[.B14];[$Thong_Tin_Ngay_Nghi_201411.$C$3:.$C$35]) +  SUMPRODUCT([Thong_Tin_Ngay_Nghi_201412.$B$3:.$B$36]=[.B14];[$Thong_Tin_Ngay_Nghi_201412.$C$3:.$C$36])" office:value-type="float" office:value="0">
            <text:p>0</text:p>
          </table:table-cell>
          <table:table-cell table:style-name="ce120" table:formula="of:=IF(DATE(YEAR([.E14]);MONTH([.E14]);DAY([.E14]))&lt;=DATE(YEAR([.E14]);3;31); [.F14]+[.C14]-[.G14]; IF([.G14]-[.C14]&lt;0;[.F14]-[.H14];[.F14]+[.C14]-[.H14]))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117" office:value-type="string">
            <office:annotation draw:style-name="gr11" draw:text-style-name="P2" svg:width="1.1413in" svg:height="0.8567in" svg:x="1.5382in" svg:y="3.4252in" draw:caption-point-x="-0.2402in" draw:caption-point-y="0.6209in">
              <dc:creator>ThuyLTT</dc:creator>
              <dc:date>2014-01-04T00:00:00</dc:date>
              <text:p text:style-name="P2"><text:span text:style-name="T1">This internship doesn't have leave days.</text:span></text:p>
              <text:p text:style-name="P2"><text:span text:style-name="T1">So, just collect absent days</text:span></text:p>
            </office:annotation>
            <text:p>HangHT</text:p>
          </table:table-cell>
          <table:table-cell table:style-name="ce121" office:value-type="float" office:value="0">
            <text:p>0</text:p>
          </table:table-cell>
          <table:table-cell table:style-name="ce124" office:value-type="date" office:date-value="2014-03-17">
            <text:p>03/17/14</text:p>
          </table:table-cell>
          <table:table-cell table:style-name="ce124" table:formula="of:=IF(YEAR(NOW())&gt;YEAR([.D15]);DATE(YEAR([.D15]);12;31);NOW())" office:value-type="date" office:date-value="2014-12-31">
            <text:p>12/31/14</text:p>
          </table:table-cell>
          <table:table-cell table:style-name="ce121" table:formula="of:=IF(YEAR([.E15])&gt;YEAR([.D15]);12;IF(DAY([.E15])&lt;DAY(DATE(YEAR([.E15]);MONTH([.E15])+1;1)-1)/2;MONTH([.E15])-1;MONTH([.E15])))  -  IF(DAY(DATE(YEAR([.D15]);MONTH([.D15])+1;1)-1) - DAY([.D15]) + 1&lt; DAY(DATE(YEAR([.D15]);MONTH([.D15])+1;1)-1)/2;MONTH([.D15]);MONTH([.D15])-1)" office:value-type="float" office:value="9">
            <text:p>9</text:p>
          </table:table-cell>
          <table:table-cell table:style-name="ce127" table:formula="of:=SUMPRODUCT([Thong_Tin_Ngay_Nghi_201401.$B$3:.$B$16]=[.A15];[Thong_Tin_Ngay_Nghi_201401.$C$3:.$C$16]) + SUMPRODUCT([Thong_Tin_Ngay_Nghi_201402.$B$3:.$B$19]=[.A15];[Thong_Tin_Ngay_Nghi_201402.$C$3:.$C$19]) + SUMPRODUCT([Thong_Tin_Ngay_Nghi_201403.$B$3:.$B$19]=[.A15];[Thong_Tin_Ngay_Nghi_201403.$C$3:.$C$19])" office:value-type="float" office:value="0">
            <office:annotation draw:style-name="gr6" draw:text-style-name="P2" svg:width="1.1413in" svg:height="1.3232in" svg:x="5.2748in" svg:y="3.4343in" draw:caption-point-x="-0.2402in" draw:caption-point-y="0.6118in">
              <dc:creator>Thuy</dc:creator>
              <dc:date>2014-04-08T00:00:00</dc:date>
              <text:p text:style-name="P2"><text:span text:style-name="T1">Bắt đầu tính ngày phép từ 17/3 (để tính lương). Do đó trong tháng 3, các ngày nghỉ trước 17/3 thì ko tính</text:span></text:p>
            </office:annotation>
            <text:p>0</text:p>
          </table:table-cell>
          <table:table-cell table:style-name="ce127" table:formula="of:= SUMPRODUCT([Thong_Tin_Ngay_Nghi_201403.$B$3:.$B$21]=[.B15];[Thong_Tin_Ngay_Nghi_201403.$C$3:.$C$21]) -1.5 + SUMPRODUCT([Thong_Tin_Ngay_Nghi_201404.$B$3:.$B$30]=[.B15];[Thong_Tin_Ngay_Nghi_201404.$C$3:.$C$30]) + SUMPRODUCT([Thong_Tin_Ngay_Nghi_201405.$B$2:.$B$27]=[.B15];[Thong_Tin_Ngay_Nghi_201405.$C$2:.$C$27]) +SUMPRODUCT([Thong_Tin_Ngay_Nghi_201406.$B$3:.$B$31]=[.B15];[Thong_Tin_Ngay_Nghi_201406.$C$3:.$C$31]) + SUMPRODUCT([$Thong_Tin_Ngay_Nghi_201407.$B$3:.$B$30]=[.B15];[$Thong_Tin_Ngay_Nghi_201407.$C$3:.$C$30]) + SUMPRODUCT([$Thong_Tin_Ngay_Nghi_201408.$B$3:.$B$32]=[.B15];[$Thong_Tin_Ngay_Nghi_201408.$C$3:.$C$32]) + SUMPRODUCT([$Thong_Tin_Ngay_Nghi_201409.$B$3:.$B$34]=[.B15];[$Thong_Tin_Ngay_Nghi_201409.$C$3:.$C$34]) + SUMPRODUCT([$Thong_Tin_Ngay_Nghi_201410.$B$3:.$B$36]=[.B15];[$Thong_Tin_Ngay_Nghi_201410.$C$3:.$C$36]) + SUMPRODUCT([$Thong_Tin_Ngay_Nghi_201411.$B$3:.$B$36]=[.B15];[$Thong_Tin_Ngay_Nghi_201411.$C$3:.$C$36]) + SUMPRODUCT([$Thong_Tin_Ngay_Nghi_201412.$B$3:.$B$37]=[.B15];[$Thong_Tin_Ngay_Nghi_201412.$C$3:.$C$37])" office:value-type="float" office:value="7">
            <text:p>7</text:p>
          </table:table-cell>
          <table:table-cell table:style-name="ce121" table:formula="of:=IF(DATE(YEAR([.E15]);MONTH([.E15]);DAY([.E15]))&lt;=DATE(YEAR([.E15]);3;31); [.F15]+[.C15]-[.G15]; IF([.G15]-[.C15]&lt;0;[.F15]-[.H15];[.F15]+[.C15]-[.H15]))" office:value-type="float" office:value="2">
            <text:p>2</text:p>
          </table:table-cell>
          <table:table-cell table:style-name="ce129" table:number-columns-repeated="1015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nNV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16]);DATE(YEAR([.D16]);12;31);NOW())" office:value-type="date" office:date-value="2014-12-31">
            <text:p>12/31/14</text:p>
          </table:table-cell>
          <table:table-cell table:style-name="ce120" table:formula="of:=IF(YEAR([.E16])&gt;YEAR([.D16]);12;IF(DAY([.E16])&lt;DAY(DATE(YEAR([.E16]);MONTH([.E16])+1;1)-1)/2;MONTH([.E16])-1;MONTH([.E16])))  -  IF(DAY(DATE(YEAR([.D16]);MONTH([.D16])+1;1)-1) - DAY([.D16]) + 1&lt; DAY(DATE(YEAR([.D16]);MONTH([.D16])+1;1)-1)/2;MONTH([.D16]);MONTH([.D16])-1)" office:value-type="float" office:value="12">
            <text:p>12</text:p>
          </table:table-cell>
          <table:table-cell table:style-name="ce126" table:formula="of:=SUMPRODUCT([Thong_Tin_Ngay_Nghi_201401.$B$3:.$B$16]=[.B16];[Thong_Tin_Ngay_Nghi_201401.$C$3:.$C$16]) + SUMPRODUCT([Thong_Tin_Ngay_Nghi_201402.$B$3:.$B$19]=[.B16];[Thong_Tin_Ngay_Nghi_201402.$C$3:.$C$19]) + SUMPRODUCT([Thong_Tin_Ngay_Nghi_201403.$B$3:.$B$19]=[.B16];[Thong_Tin_Ngay_Nghi_201403.$C$3:.$C$19])" office:value-type="float" office:value="3.5">
            <text:p>3.5</text:p>
          </table:table-cell>
          <table:table-cell table:style-name="ce128" table:formula="of:=SUMPRODUCT([Thong_Tin_Ngay_Nghi_201401.$B$3:.$B$17]=[.B16];[Thong_Tin_Ngay_Nghi_201401.$C$3:.$C$17]) + SUMPRODUCT([Thong_Tin_Ngay_Nghi_201402.$B$3:.$B$20]=[.B16];[Thong_Tin_Ngay_Nghi_201402.$C$3:.$C$20]) + SUMPRODUCT([Thong_Tin_Ngay_Nghi_201403.$B$3:.$B$20]=[.B16];[Thong_Tin_Ngay_Nghi_201403.$C$3:.$C$20]) + SUMPRODUCT([Thong_Tin_Ngay_Nghi_201404.$B$3:.$B$29]=[.B16];[Thong_Tin_Ngay_Nghi_201404.$C$3:.$C$29]) + SUMPRODUCT([Thong_Tin_Ngay_Nghi_201405.$B$2:.$B$26]=[.B16];[Thong_Tin_Ngay_Nghi_201405.$C$2:.$C$26]) +SUMPRODUCT([Thong_Tin_Ngay_Nghi_201406.$B$3:.$B$30]=[.B16];[Thong_Tin_Ngay_Nghi_201406.$C$3:.$C$30]) + SUMPRODUCT([$Thong_Tin_Ngay_Nghi_201407.$B$3:.$B$29]=[.B16];[$Thong_Tin_Ngay_Nghi_201407.$C$3:.$C$29]) + SUMPRODUCT([Thong_Tin_Ngay_Nghi_201408.$B$3:.$B$31]=[.B16];[$Thong_Tin_Ngay_Nghi_201408.$C$3:.$C$31]) + SUMPRODUCT([Thong_Tin_Ngay_Nghi_201409.$B$3:.$B$33]=[.B16];[$Thong_Tin_Ngay_Nghi_201409.$C$3:.$C$33]) + SUMPRODUCT([Thong_Tin_Ngay_Nghi_201410.$B$3:.$B$35]=[.B16];[$Thong_Tin_Ngay_Nghi_201410.$C$3:.$C$35]) + SUMPRODUCT([Thong_Tin_Ngay_Nghi_201411.$B$3:.$B$35]=[.B16];[$Thong_Tin_Ngay_Nghi_201411.$C$3:.$C$35]) + SUMPRODUCT([Thong_Tin_Ngay_Nghi_201412.$B$3:.$B$36]=[.B16];[$Thong_Tin_Ngay_Nghi_201412.$C$3:.$C$36])" office:value-type="float" office:value="14">
            <text:p>14</text:p>
          </table:table-cell>
          <table:table-cell table:style-name="ce120" table:formula="of:=IF(DATE(YEAR([.E16]);MONTH([.E16]);DAY([.E16]))&lt;=DATE(YEAR([.E16]);3;31); [.F16]+[.C16]-[.G16]; IF([.G16]-[.C16]&lt;0;[.F16]-[.H16];[.F16]+[.C16]-[.H16]))" office:value-type="float" office:value="-2">
            <text:p>-2</text:p>
          </table:table-cell>
          <table:table-cell table:number-columns-repeated="1015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iepNH</text:p>
          </table:table-cell>
          <table:table-cell table:style-name="ce120" office:value-type="float" office:value="1">
            <text:p>1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17]);DATE(YEAR([.D17]);12;31);NOW())" office:value-type="date" office:date-value="2014-12-31">
            <text:p>12/31/14</text:p>
          </table:table-cell>
          <table:table-cell table:style-name="ce120" table:formula="of:=IF(YEAR([.E17])&gt;YEAR([.D17]);12;IF(DAY([.E17])&lt;DAY(DATE(YEAR([.E17]);MONTH([.E17])+1;1)-1)/2;MONTH([.E17])-1;MONTH([.E17])))  -  IF(DAY(DATE(YEAR([.D17]);MONTH([.D17])+1;1)-1) - DAY([.D17]) + 1&lt; DAY(DATE(YEAR([.D17]);MONTH([.D17])+1;1)-1)/2;MONTH([.D17]);MONTH([.D17])-1)" office:value-type="float" office:value="12">
            <text:p>12</text:p>
          </table:table-cell>
          <table:table-cell table:style-name="ce126" table:formula="of:=SUMPRODUCT([Thong_Tin_Ngay_Nghi_201401.$B$3:.$B$16]=[.B17];[Thong_Tin_Ngay_Nghi_201401.$C$3:.$C$16]) + SUMPRODUCT([Thong_Tin_Ngay_Nghi_201402.$B$3:.$B$19]=[.B17];[Thong_Tin_Ngay_Nghi_201402.$C$3:.$C$19]) + SUMPRODUCT([Thong_Tin_Ngay_Nghi_201403.$B$3:.$B$19]=[.B17];[Thong_Tin_Ngay_Nghi_201403.$C$3:.$C$19])" office:value-type="float" office:value="2">
            <text:p>2</text:p>
          </table:table-cell>
          <table:table-cell table:style-name="ce128" table:formula="of:=SUMPRODUCT([Thong_Tin_Ngay_Nghi_201401.$B$3:.$B$17]=[.B17];[Thong_Tin_Ngay_Nghi_201401.$C$3:.$C$17]) + SUMPRODUCT([Thong_Tin_Ngay_Nghi_201402.$B$3:.$B$20]=[.B17];[Thong_Tin_Ngay_Nghi_201402.$C$3:.$C$20]) + SUMPRODUCT([Thong_Tin_Ngay_Nghi_201403.$B$3:.$B$20]=[.B17];[Thong_Tin_Ngay_Nghi_201403.$C$3:.$C$20]) + SUMPRODUCT([Thong_Tin_Ngay_Nghi_201404.$B$3:.$B$29]=[.B17];[Thong_Tin_Ngay_Nghi_201404.$C$3:.$C$29]) + SUMPRODUCT([Thong_Tin_Ngay_Nghi_201405.$B$2:.$B$26]=[.B17];[Thong_Tin_Ngay_Nghi_201405.$C$2:.$C$26]) +SUMPRODUCT([Thong_Tin_Ngay_Nghi_201406.$B$3:.$B$30]=[.B17];[Thong_Tin_Ngay_Nghi_201406.$C$3:.$C$30]) + SUMPRODUCT([$Thong_Tin_Ngay_Nghi_201407.$B$3:.$B$29]=[.B17];[$Thong_Tin_Ngay_Nghi_201407.$C$3:.$C$29]) + SUMPRODUCT([Thong_Tin_Ngay_Nghi_201408.$B$3:.$B$31]=[.B17];[$Thong_Tin_Ngay_Nghi_201408.$C$3:.$C$31]) + SUMPRODUCT([Thong_Tin_Ngay_Nghi_201409.$B$3:.$B$33]=[.B17];[$Thong_Tin_Ngay_Nghi_201409.$C$3:.$C$33]) + SUMPRODUCT([Thong_Tin_Ngay_Nghi_201410.$B$3:.$B$35]=[.B17];[$Thong_Tin_Ngay_Nghi_201410.$C$3:.$C$35]) + SUMPRODUCT([Thong_Tin_Ngay_Nghi_201411.$B$3:.$B$35]=[.B17];[$Thong_Tin_Ngay_Nghi_201411.$C$3:.$C$35]) + SUMPRODUCT([Thong_Tin_Ngay_Nghi_201412.$B$3:.$B$36]=[.B17];[$Thong_Tin_Ngay_Nghi_201412.$C$3:.$C$36])" office:value-type="float" office:value="5">
            <text:p>5</text:p>
          </table:table-cell>
          <table:table-cell table:style-name="ce120" table:formula="of:=IF(DATE(YEAR([.E17]);MONTH([.E17]);DAY([.E17]))&lt;=DATE(YEAR([.E17]);3;31); [.F17]+[.C17]-[.G17]; IF([.G17]-[.C17]&lt;0;[.F17]-[.H17];[.F17]+[.C17]-[.H17]))" office:value-type="float" office:value="8">
            <text:p>8</text:p>
          </table:table-cell>
          <table:table-cell table:number-columns-repeated="1015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uyNN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9-25">
            <text:p>09/25/14</text:p>
          </table:table-cell>
          <table:table-cell table:style-name="ce123" table:formula="of:=IF(YEAR(NOW())&gt;YEAR([.D18]);DATE(YEAR([.D18]);12;31);NOW())" office:value-type="date" office:date-value="2014-12-31">
            <text:p>12/31/14</text:p>
          </table:table-cell>
          <table:table-cell table:style-name="ce120" table:formula="of:=IF(YEAR([.E18])&gt;YEAR([.D18]);12;IF(DAY([.E18])&lt;DAY(DATE(YEAR([.E18]);MONTH([.E18])+1;1)-1)/2;MONTH([.E18])-1;MONTH([.E18])))  -  IF(DAY(DATE(YEAR([.D18]);MONTH([.D18])+1;1)-1) - DAY([.D18]) + 1&lt; DAY(DATE(YEAR([.D18]);MONTH([.D18])+1;1)-1)/2;MONTH([.D18]);MONTH([.D18])-1)" office:value-type="float" office:value="3">
            <text:p>3</text:p>
          </table:table-cell>
          <table:table-cell table:style-name="ce126" table:formula="of:=SUMPRODUCT([Thong_Tin_Ngay_Nghi_201401.$B$3:.$B$16]=[.B18];[Thong_Tin_Ngay_Nghi_201401.$C$3:.$C$16]) + SUMPRODUCT([Thong_Tin_Ngay_Nghi_201402.$B$3:.$B$19]=[.B18];[Thong_Tin_Ngay_Nghi_201402.$C$3:.$C$19]) + SUMPRODUCT([Thong_Tin_Ngay_Nghi_201403.$B$3:.$B$19]=[.B18];[Thong_Tin_Ngay_Nghi_201403.$C$3:.$C$19])" office:value-type="float" office:value="0">
            <text:p>0</text:p>
          </table:table-cell>
          <table:table-cell table:style-name="ce128" table:formula="of:=SUMPRODUCT([Thong_Tin_Ngay_Nghi_201401.$B$3:.$B$17]=[.B18];[Thong_Tin_Ngay_Nghi_201401.$C$3:.$C$17]) + SUMPRODUCT([Thong_Tin_Ngay_Nghi_201402.$B$3:.$B$20]=[.B18];[Thong_Tin_Ngay_Nghi_201402.$C$3:.$C$20]) + SUMPRODUCT([Thong_Tin_Ngay_Nghi_201403.$B$3:.$B$20]=[.B18];[Thong_Tin_Ngay_Nghi_201403.$C$3:.$C$20]) + SUMPRODUCT([Thong_Tin_Ngay_Nghi_201404.$B$3:.$B$29]=[.B18];[Thong_Tin_Ngay_Nghi_201404.$C$3:.$C$29]) + SUMPRODUCT([Thong_Tin_Ngay_Nghi_201405.$B$2:.$B$26]=[.B18];[Thong_Tin_Ngay_Nghi_201405.$C$2:.$C$26]) +SUMPRODUCT([Thong_Tin_Ngay_Nghi_201406.$B$3:.$B$30]=[.B18];[Thong_Tin_Ngay_Nghi_201406.$C$3:.$C$30]) + SUMPRODUCT([$Thong_Tin_Ngay_Nghi_201407.$B$3:.$B$29]=[.B18];[$Thong_Tin_Ngay_Nghi_201407.$C$3:.$C$29]) + SUMPRODUCT([Thong_Tin_Ngay_Nghi_201408.$B$3:.$B$31]=[.B18];[$Thong_Tin_Ngay_Nghi_201408.$C$3:.$C$31]) + SUMPRODUCT([Thong_Tin_Ngay_Nghi_201409.$B$3:.$B$33]=[.B18];[$Thong_Tin_Ngay_Nghi_201409.$C$3:.$C$33]) + SUMPRODUCT([Thong_Tin_Ngay_Nghi_201410.$B$3:.$B$35]=[.B18];[$Thong_Tin_Ngay_Nghi_201410.$C$3:.$C$35]) + SUMPRODUCT([Thong_Tin_Ngay_Nghi_201411.$B$3:.$B$35]=[.B18];[$Thong_Tin_Ngay_Nghi_201411.$C$3:.$C$35]) + SUMPRODUCT([Thong_Tin_Ngay_Nghi_201412.$B$3:.$B$36]=[.B18];[$Thong_Tin_Ngay_Nghi_201412.$C$3:.$C$36])" office:value-type="float" office:value="5">
            <text:p>5</text:p>
          </table:table-cell>
          <table:table-cell table:style-name="ce120" table:formula="of:=IF(DATE(YEAR([.E18]);MONTH([.E18]);DAY([.E18]))&lt;=DATE(YEAR([.E18]);3;31); [.F18]+[.C18]-[.G18]; IF([.G18]-[.C18]&lt;0;[.F18]-[.H18];[.F18]+[.C18]-[.H18]))" office:value-type="float" office:value="-2">
            <text:p>-2</text:p>
          </table:table-cell>
          <table:table-cell table:number-columns-repeated="1015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HuongDT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19]);DATE(YEAR([.D19]);12;31);NOW())" office:value-type="date" office:date-value="2014-12-31">
            <text:p>12/31/14</text:p>
          </table:table-cell>
          <table:table-cell table:style-name="ce120" table:formula="of:=IF(YEAR([.E19])&gt;YEAR([.D19]);12;IF(DAY([.E19])&lt;DAY(DATE(YEAR([.E19]);MONTH([.E19])+1;1)-1)/2;MONTH([.E19])-1;MONTH([.E19])))  -  IF(DAY(DATE(YEAR([.D19]);MONTH([.D19])+1;1)-1) - DAY([.D19]) + 1&lt; DAY(DATE(YEAR([.D19]);MONTH([.D19])+1;1)-1)/2;MONTH([.D19]);MONTH([.D19])-1)" office:value-type="float" office:value="12">
            <text:p>12</text:p>
          </table:table-cell>
          <table:table-cell table:style-name="ce126" table:formula="of:=SUMPRODUCT([Thong_Tin_Ngay_Nghi_201401.$B$3:.$B$16]=[.B19];[Thong_Tin_Ngay_Nghi_201401.$C$3:.$C$16]) + SUMPRODUCT([Thong_Tin_Ngay_Nghi_201402.$B$3:.$B$19]=[.B19];[Thong_Tin_Ngay_Nghi_201402.$C$3:.$C$19]) + SUMPRODUCT([Thong_Tin_Ngay_Nghi_201403.$B$3:.$B$19]=[.B19];[Thong_Tin_Ngay_Nghi_201403.$C$3:.$C$19])" office:value-type="float" office:value="10">
            <text:p>10</text:p>
          </table:table-cell>
          <table:table-cell table:style-name="ce128" table:formula="of:=SUMPRODUCT([Thong_Tin_Ngay_Nghi_201401.$B$3:.$B$17]=[.B19];[Thong_Tin_Ngay_Nghi_201401.$C$3:.$C$17]) + SUMPRODUCT([Thong_Tin_Ngay_Nghi_201402.$B$3:.$B$20]=[.B19];[Thong_Tin_Ngay_Nghi_201402.$C$3:.$C$20]) + SUMPRODUCT([Thong_Tin_Ngay_Nghi_201403.$B$3:.$B$20]=[.B19];[Thong_Tin_Ngay_Nghi_201403.$C$3:.$C$20]) + SUMPRODUCT([Thong_Tin_Ngay_Nghi_201404.$B$3:.$B$29]=[.B19];[Thong_Tin_Ngay_Nghi_201404.$C$3:.$C$29]) + SUMPRODUCT([Thong_Tin_Ngay_Nghi_201405.$B$2:.$B$26]=[.B19];[Thong_Tin_Ngay_Nghi_201405.$C$2:.$C$26]) +SUMPRODUCT([Thong_Tin_Ngay_Nghi_201406.$B$3:.$B$30]=[.B19];[Thong_Tin_Ngay_Nghi_201406.$C$3:.$C$30]) + SUMPRODUCT([$Thong_Tin_Ngay_Nghi_201407.$B$3:.$B$29]=[.B19];[$Thong_Tin_Ngay_Nghi_201407.$C$3:.$C$29]) + SUMPRODUCT([Thong_Tin_Ngay_Nghi_201408.$B$3:.$B$31]=[.B19];[$Thong_Tin_Ngay_Nghi_201408.$C$3:.$C$31]) + SUMPRODUCT([Thong_Tin_Ngay_Nghi_201409.$B$3:.$B$33]=[.B19];[$Thong_Tin_Ngay_Nghi_201409.$C$3:.$C$33]) + SUMPRODUCT([Thong_Tin_Ngay_Nghi_201410.$B$3:.$B$35]=[.B19];[$Thong_Tin_Ngay_Nghi_201410.$C$3:.$C$35]) + SUMPRODUCT([Thong_Tin_Ngay_Nghi_201411.$B$3:.$B$35]=[.B19];[$Thong_Tin_Ngay_Nghi_201411.$C$3:.$C$35]) + SUMPRODUCT([Thong_Tin_Ngay_Nghi_201412.$B$3:.$B$36]=[.B19];[$Thong_Tin_Ngay_Nghi_201412.$C$3:.$C$36])" office:value-type="float" office:value="13">
            <text:p>13</text:p>
          </table:table-cell>
          <table:table-cell table:style-name="ce120" table:formula="of:=IF(DATE(YEAR([.E19]);MONTH([.E19]);DAY([.E19]))&lt;=DATE(YEAR([.E19]);3;31); [.F19]+[.C19]-[.G19]; IF([.G19]-[.C19]&lt;0;[.F19]-[.H19];[.F19]+[.C19]-[.H19]))" office:value-type="float" office:value="-1">
            <text:p>-1</text:p>
          </table:table-cell>
          <table:table-cell table:number-columns-repeated="1015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KhoiNLD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8-11">
            <text:p>08/11/14</text:p>
          </table:table-cell>
          <table:table-cell table:style-name="ce123" table:formula="of:=IF(YEAR(NOW())&gt;YEAR([.D20]);DATE(YEAR([.D20]);12;31);NOW())" office:value-type="date" office:date-value="2014-12-31">
            <text:p>12/31/14</text:p>
          </table:table-cell>
          <table:table-cell table:style-name="ce120" table:formula="of:=IF(YEAR([.E20])&gt;YEAR([.D20]);12;IF(DAY([.E20])&lt;DAY(DATE(YEAR([.E20]);MONTH([.E20])+1;1)-1)/2;MONTH([.E20])-1;MONTH([.E20])))  -  IF(DAY(DATE(YEAR([.D20]);MONTH([.D20])+1;1)-1) - DAY([.D20]) + 1&lt; DAY(DATE(YEAR([.D20]);MONTH([.D20])+1;1)-1)/2;MONTH([.D20]);MONTH([.D20])-1)" office:value-type="float" office:value="5">
            <text:p>5</text:p>
          </table:table-cell>
          <table:table-cell table:style-name="ce126" table:formula="of:=SUMPRODUCT([Thong_Tin_Ngay_Nghi_201401.$B$3:.$B$16]=[.B20];[Thong_Tin_Ngay_Nghi_201401.$C$3:.$C$16]) + SUMPRODUCT([Thong_Tin_Ngay_Nghi_201402.$B$3:.$B$19]=[.B20];[Thong_Tin_Ngay_Nghi_201402.$C$3:.$C$19]) + SUMPRODUCT([Thong_Tin_Ngay_Nghi_201403.$B$3:.$B$19]=[.B20];[Thong_Tin_Ngay_Nghi_201403.$C$3:.$C$19])" office:value-type="float" office:value="0">
            <text:p>0</text:p>
          </table:table-cell>
          <table:table-cell table:style-name="ce128" table:formula="of:=SUMPRODUCT([Thong_Tin_Ngay_Nghi_201401.$B$3:.$B$17]=[.B20];[Thong_Tin_Ngay_Nghi_201401.$C$3:.$C$17]) + SUMPRODUCT([Thong_Tin_Ngay_Nghi_201402.$B$3:.$B$20]=[.B20];[Thong_Tin_Ngay_Nghi_201402.$C$3:.$C$20]) + SUMPRODUCT([Thong_Tin_Ngay_Nghi_201403.$B$3:.$B$20]=[.B20];[Thong_Tin_Ngay_Nghi_201403.$C$3:.$C$20]) + SUMPRODUCT([Thong_Tin_Ngay_Nghi_201404.$B$3:.$B$29]=[.B20];[Thong_Tin_Ngay_Nghi_201404.$C$3:.$C$29]) + SUMPRODUCT([Thong_Tin_Ngay_Nghi_201405.$B$2:.$B$26]=[.B20];[Thong_Tin_Ngay_Nghi_201405.$C$2:.$C$26]) +SUMPRODUCT([Thong_Tin_Ngay_Nghi_201406.$B$3:.$B$30]=[.B20];[Thong_Tin_Ngay_Nghi_201406.$C$3:.$C$30]) + SUMPRODUCT([$Thong_Tin_Ngay_Nghi_201407.$B$3:.$B$29]=[.B20];[$Thong_Tin_Ngay_Nghi_201407.$C$3:.$C$29]) + SUMPRODUCT([Thong_Tin_Ngay_Nghi_201408.$B$3:.$B$31]=[.B20];[$Thong_Tin_Ngay_Nghi_201408.$C$3:.$C$31]) + SUMPRODUCT([Thong_Tin_Ngay_Nghi_201409.$B$3:.$B$33]=[.B20];[$Thong_Tin_Ngay_Nghi_201409.$C$3:.$C$33]) + SUMPRODUCT([Thong_Tin_Ngay_Nghi_201410.$B$3:.$B$35]=[.B20];[$Thong_Tin_Ngay_Nghi_201410.$C$3:.$C$35]) + SUMPRODUCT([Thong_Tin_Ngay_Nghi_201411.$B$3:.$B$35]=[.B20];[$Thong_Tin_Ngay_Nghi_201411.$C$3:.$C$35]) + SUMPRODUCT([Thong_Tin_Ngay_Nghi_201412.$B$3:.$B$36]=[.B20];[$Thong_Tin_Ngay_Nghi_201412.$C$3:.$C$36])" office:value-type="float" office:value="2.5">
            <text:p>2.5</text:p>
          </table:table-cell>
          <table:table-cell table:style-name="ce120" table:formula="of:=IF(DATE(YEAR([.E20]);MONTH([.E20]);DAY([.E20]))&lt;=DATE(YEAR([.E20]);3;31); [.F20]+[.C20]-[.G20]; IF([.G20]-[.C20]&lt;0;[.F20]-[.H20];[.F20]+[.C20]-[.H20]))" office:value-type="float" office:value="2.5">
            <text:p>2.5</text:p>
          </table:table-cell>
          <table:table-cell table:number-columns-repeated="1015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cNP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21]);DATE(YEAR([.D21]);12;31);NOW())" office:value-type="date" office:date-value="2014-12-31">
            <text:p>12/31/14</text:p>
          </table:table-cell>
          <table:table-cell table:style-name="ce120" table:formula="of:=IF(YEAR([.E21])&gt;YEAR([.D21]);12;IF(DAY([.E21])&lt;DAY(DATE(YEAR([.E21]);MONTH([.E21])+1;1)-1)/2;MONTH([.E21])-1;MONTH([.E21])))  -  IF(DAY(DATE(YEAR([.D21]);MONTH([.D21])+1;1)-1) - DAY([.D21]) + 1&lt; DAY(DATE(YEAR([.D21]);MONTH([.D21])+1;1)-1)/2;MONTH([.D21]);MONTH([.D21])-1)" office:value-type="float" office:value="12">
            <text:p>12</text:p>
          </table:table-cell>
          <table:table-cell table:style-name="ce126" table:formula="of:=SUMPRODUCT([Thong_Tin_Ngay_Nghi_201401.$B$3:.$B$16]=[.B21];[Thong_Tin_Ngay_Nghi_201401.$C$3:.$C$16]) + SUMPRODUCT([Thong_Tin_Ngay_Nghi_201402.$B$3:.$B$19]=[.B21];[Thong_Tin_Ngay_Nghi_201402.$C$3:.$C$19]) + SUMPRODUCT([Thong_Tin_Ngay_Nghi_201403.$B$3:.$B$19]=[.B21];[Thong_Tin_Ngay_Nghi_201403.$C$3:.$C$19])" office:value-type="float" office:value="4">
            <text:p>4</text:p>
          </table:table-cell>
          <table:table-cell table:style-name="ce128" table:formula="of:=SUMPRODUCT([Thong_Tin_Ngay_Nghi_201401.$B$3:.$B$17]=[.B21];[Thong_Tin_Ngay_Nghi_201401.$C$3:.$C$17]) + SUMPRODUCT([Thong_Tin_Ngay_Nghi_201402.$B$3:.$B$20]=[.B21];[Thong_Tin_Ngay_Nghi_201402.$C$3:.$C$20]) + SUMPRODUCT([Thong_Tin_Ngay_Nghi_201403.$B$3:.$B$20]=[.B21];[Thong_Tin_Ngay_Nghi_201403.$C$3:.$C$20]) + SUMPRODUCT([Thong_Tin_Ngay_Nghi_201404.$B$3:.$B$29]=[.B21];[Thong_Tin_Ngay_Nghi_201404.$C$3:.$C$29]) + SUMPRODUCT([Thong_Tin_Ngay_Nghi_201405.$B$2:.$B$26]=[.B21];[Thong_Tin_Ngay_Nghi_201405.$C$2:.$C$26]) +SUMPRODUCT([Thong_Tin_Ngay_Nghi_201406.$B$3:.$B$30]=[.B21];[Thong_Tin_Ngay_Nghi_201406.$C$3:.$C$30]) + SUMPRODUCT([$Thong_Tin_Ngay_Nghi_201407.$B$3:.$B$29]=[.B21];[$Thong_Tin_Ngay_Nghi_201407.$C$3:.$C$29]) + SUMPRODUCT([Thong_Tin_Ngay_Nghi_201408.$B$3:.$B$31]=[.B21];[$Thong_Tin_Ngay_Nghi_201408.$C$3:.$C$31]) + SUMPRODUCT([Thong_Tin_Ngay_Nghi_201409.$B$3:.$B$33]=[.B21];[$Thong_Tin_Ngay_Nghi_201409.$C$3:.$C$33]) + SUMPRODUCT([Thong_Tin_Ngay_Nghi_201410.$B$3:.$B$35]=[.B21];[$Thong_Tin_Ngay_Nghi_201410.$C$3:.$C$35]) + SUMPRODUCT([Thong_Tin_Ngay_Nghi_201411.$B$3:.$B$35]=[.B21];[$Thong_Tin_Ngay_Nghi_201411.$C$3:.$C$35]) + SUMPRODUCT([Thong_Tin_Ngay_Nghi_201412.$B$3:.$B$36]=[.B21];[$Thong_Tin_Ngay_Nghi_201412.$C$3:.$C$36])" office:value-type="float" office:value="15.5">
            <text:p>15.5</text:p>
          </table:table-cell>
          <table:table-cell table:style-name="ce120" table:formula="of:=IF(DATE(YEAR([.E21]);MONTH([.E21]);DAY([.E21]))&lt;=DATE(YEAR([.E21]);3;31); [.F21]+[.C21]-[.G21]; IF([.G21]-[.C21]&lt;0;[.F21]-[.H21];[.F21]+[.C21]-[.H21]))" office:value-type="float" office:value="-3.5">
            <text:p>-3.5</text:p>
          </table:table-cell>
          <table:table-cell table:number-columns-repeated="1015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LocNPQ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3-19">
            <text:p>03/19/14</text:p>
          </table:table-cell>
          <table:table-cell table:style-name="ce123" table:formula="of:=IF(YEAR(NOW())&gt;YEAR([.D22]);DATE(YEAR([.D22]);12;31);NOW())" office:value-type="date" office:date-value="2014-12-31">
            <text:p>12/31/14</text:p>
          </table:table-cell>
          <table:table-cell table:style-name="ce120" table:formula="of:=IF(YEAR([.E22])&gt;YEAR([.D22]);12;IF(DAY([.E22])&lt;DAY(DATE(YEAR([.E22]);MONTH([.E22])+1;1)-1)/2;MONTH([.E22])-1;MONTH([.E22])))  -  IF(DAY(DATE(YEAR([.D22]);MONTH([.D22])+1;1)-1) - DAY([.D22]) + 1&lt; DAY(DATE(YEAR([.D22]);MONTH([.D22])+1;1)-1)/2;MONTH([.D22]);MONTH([.D22])-1)" office:value-type="float" office:value="9">
            <text:p>9</text:p>
          </table:table-cell>
          <table:table-cell table:style-name="ce126" table:formula="of:=SUMPRODUCT([Thong_Tin_Ngay_Nghi_201401.$B$3:.$B$16]=[.B22];[Thong_Tin_Ngay_Nghi_201401.$C$3:.$C$16]) + SUMPRODUCT([Thong_Tin_Ngay_Nghi_201402.$B$3:.$B$19]=[.B22];[Thong_Tin_Ngay_Nghi_201402.$C$3:.$C$19]) + SUMPRODUCT([Thong_Tin_Ngay_Nghi_201403.$B$3:.$B$19]=[.B22];[Thong_Tin_Ngay_Nghi_201403.$C$3:.$C$19])" office:value-type="float" office:value="0">
            <text:p>0</text:p>
          </table:table-cell>
          <table:table-cell table:style-name="ce128" table:formula="of:=SUMPRODUCT([Thong_Tin_Ngay_Nghi_201401.$B$3:.$B$17]=[.B22];[Thong_Tin_Ngay_Nghi_201401.$C$3:.$C$17]) + SUMPRODUCT([Thong_Tin_Ngay_Nghi_201402.$B$3:.$B$20]=[.B22];[Thong_Tin_Ngay_Nghi_201402.$C$3:.$C$20]) + SUMPRODUCT([Thong_Tin_Ngay_Nghi_201403.$B$3:.$B$20]=[.B22];[Thong_Tin_Ngay_Nghi_201403.$C$3:.$C$20]) + SUMPRODUCT([Thong_Tin_Ngay_Nghi_201404.$B$3:.$B$29]=[.B22];[Thong_Tin_Ngay_Nghi_201404.$C$3:.$C$29]) + SUMPRODUCT([Thong_Tin_Ngay_Nghi_201405.$B$2:.$B$26]=[.B22];[Thong_Tin_Ngay_Nghi_201405.$C$2:.$C$26]) +SUMPRODUCT([Thong_Tin_Ngay_Nghi_201406.$B$3:.$B$30]=[.B22];[Thong_Tin_Ngay_Nghi_201406.$C$3:.$C$30]) + SUMPRODUCT([$Thong_Tin_Ngay_Nghi_201407.$B$3:.$B$29]=[.B22];[$Thong_Tin_Ngay_Nghi_201407.$C$3:.$C$29]) + SUMPRODUCT([Thong_Tin_Ngay_Nghi_201408.$B$3:.$B$31]=[.B22];[$Thong_Tin_Ngay_Nghi_201408.$C$3:.$C$31]) + SUMPRODUCT([Thong_Tin_Ngay_Nghi_201409.$B$3:.$B$33]=[.B22];[$Thong_Tin_Ngay_Nghi_201409.$C$3:.$C$33]) + SUMPRODUCT([Thong_Tin_Ngay_Nghi_201410.$B$3:.$B$35]=[.B22];[$Thong_Tin_Ngay_Nghi_201410.$C$3:.$C$35]) + SUMPRODUCT([Thong_Tin_Ngay_Nghi_201411.$B$3:.$B$35]=[.B22];[$Thong_Tin_Ngay_Nghi_201411.$C$3:.$C$35]) + SUMPRODUCT([Thong_Tin_Ngay_Nghi_201412.$B$3:.$B$36]=[.B22];[$Thong_Tin_Ngay_Nghi_201412.$C$3:.$C$36])" office:value-type="float" office:value="14">
            <text:p>14</text:p>
          </table:table-cell>
          <table:table-cell table:style-name="ce120" table:formula="of:=IF(DATE(YEAR([.E22]);MONTH([.E22]);DAY([.E22]))&lt;=DATE(YEAR([.E22]);3;31); [.F22]+[.C22]-[.G22]; IF([.G22]-[.C22]&lt;0;[.F22]-[.H22];[.F22]+[.C22]-[.H22]))" office:value-type="float" office:value="-5">
            <text:p>-5</text:p>
          </table:table-cell>
          <table:table-cell table:number-columns-repeated="1015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MaiDTP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8-19">
            <text:p>08/19/14</text:p>
          </table:table-cell>
          <table:table-cell table:style-name="ce123" table:formula="of:=IF(YEAR(NOW())&gt;YEAR([.D23]);DATE(YEAR([.D23]);12;31);NOW())" office:value-type="date" office:date-value="2014-12-31">
            <text:p>12/31/14</text:p>
          </table:table-cell>
          <table:table-cell table:style-name="ce120" table:formula="of:=IF(YEAR([.E23])&gt;YEAR([.D23]);12;IF(DAY([.E23])&lt;DAY(DATE(YEAR([.E23]);MONTH([.E23])+1;1)-1)/2;MONTH([.E23])-1;MONTH([.E23])))  -  IF(DAY(DATE(YEAR([.D23]);MONTH([.D23])+1;1)-1) - DAY([.D23]) + 1&lt; DAY(DATE(YEAR([.D23]);MONTH([.D23])+1;1)-1)/2;MONTH([.D23]);MONTH([.D23])-1)" office:value-type="float" office:value="4">
            <text:p>4</text:p>
          </table:table-cell>
          <table:table-cell table:style-name="ce126" table:formula="of:=SUMPRODUCT([Thong_Tin_Ngay_Nghi_201401.$B$3:.$B$16]=[.B23];[Thong_Tin_Ngay_Nghi_201401.$C$3:.$C$16]) + SUMPRODUCT([Thong_Tin_Ngay_Nghi_201402.$B$3:.$B$19]=[.B23];[Thong_Tin_Ngay_Nghi_201402.$C$3:.$C$19]) + SUMPRODUCT([Thong_Tin_Ngay_Nghi_201403.$B$3:.$B$19]=[.B23];[Thong_Tin_Ngay_Nghi_201403.$C$3:.$C$19])" office:value-type="float" office:value="0">
            <text:p>0</text:p>
          </table:table-cell>
          <table:table-cell table:style-name="ce128" table:formula="of:=SUMPRODUCT([Thong_Tin_Ngay_Nghi_201401.$B$3:.$B$17]=[.B23];[Thong_Tin_Ngay_Nghi_201401.$C$3:.$C$17]) + SUMPRODUCT([Thong_Tin_Ngay_Nghi_201402.$B$3:.$B$20]=[.B23];[Thong_Tin_Ngay_Nghi_201402.$C$3:.$C$20]) + SUMPRODUCT([Thong_Tin_Ngay_Nghi_201403.$B$3:.$B$20]=[.B23];[Thong_Tin_Ngay_Nghi_201403.$C$3:.$C$20]) + SUMPRODUCT([Thong_Tin_Ngay_Nghi_201404.$B$3:.$B$29]=[.B23];[Thong_Tin_Ngay_Nghi_201404.$C$3:.$C$29]) + SUMPRODUCT([Thong_Tin_Ngay_Nghi_201405.$B$2:.$B$26]=[.B23];[Thong_Tin_Ngay_Nghi_201405.$C$2:.$C$26]) +SUMPRODUCT([Thong_Tin_Ngay_Nghi_201406.$B$3:.$B$30]=[.B23];[Thong_Tin_Ngay_Nghi_201406.$C$3:.$C$30]) + SUMPRODUCT([$Thong_Tin_Ngay_Nghi_201407.$B$3:.$B$29]=[.B23];[$Thong_Tin_Ngay_Nghi_201407.$C$3:.$C$29]) + SUMPRODUCT([Thong_Tin_Ngay_Nghi_201408.$B$3:.$B$31]=[.B23];[$Thong_Tin_Ngay_Nghi_201408.$C$3:.$C$31]) + SUMPRODUCT([Thong_Tin_Ngay_Nghi_201409.$B$3:.$B$33]=[.B23];[$Thong_Tin_Ngay_Nghi_201409.$C$3:.$C$33]) + SUMPRODUCT([Thong_Tin_Ngay_Nghi_201410.$B$3:.$B$35]=[.B23];[$Thong_Tin_Ngay_Nghi_201410.$C$3:.$C$35]) + SUMPRODUCT([Thong_Tin_Ngay_Nghi_201411.$B$3:.$B$35]=[.B23];[$Thong_Tin_Ngay_Nghi_201411.$C$3:.$C$35]) + SUMPRODUCT([Thong_Tin_Ngay_Nghi_201412.$B$3:.$B$36]=[.B23];[$Thong_Tin_Ngay_Nghi_201412.$C$3:.$C$36])" office:value-type="float" office:value="23">
            <text:p>23</text:p>
          </table:table-cell>
          <table:table-cell table:style-name="ce120" table:formula="of:=IF(DATE(YEAR([.E23]);MONTH([.E23]);DAY([.E23]))&lt;=DATE(YEAR([.E23]);3;31); [.F23]+[.C23]-[.G23]; IF([.G23]-[.C23]&lt;0;[.F23]-[.H23];[.F23]+[.C23]-[.H23]))" office:value-type="float" office:value="-19">
            <text:p>-19</text:p>
          </table:table-cell>
          <table:table-cell table:number-columns-repeated="1015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MinhHA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6-09">
            <text:p>06/09/14</text:p>
          </table:table-cell>
          <table:table-cell table:style-name="ce123" table:formula="of:=IF(YEAR(NOW())&gt;YEAR([.D24]);DATE(YEAR([.D24]);12;31);NOW())" office:value-type="date" office:date-value="2014-12-31">
            <text:p>12/31/14</text:p>
          </table:table-cell>
          <table:table-cell table:style-name="ce120" table:formula="of:=IF(YEAR([.E24])&gt;YEAR([.D24]);12;IF(DAY([.E24])&lt;DAY(DATE(YEAR([.E24]);MONTH([.E24])+1;1)-1)/2;MONTH([.E24])-1;MONTH([.E24])))  -  IF(DAY(DATE(YEAR([.D24]);MONTH([.D24])+1;1)-1) - DAY([.D24]) + 1&lt; DAY(DATE(YEAR([.D24]);MONTH([.D24])+1;1)-1)/2;MONTH([.D24]);MONTH([.D24])-1)" office:value-type="float" office:value="7">
            <text:p>7</text:p>
          </table:table-cell>
          <table:table-cell table:style-name="ce126" table:formula="of:=SUMPRODUCT([Thong_Tin_Ngay_Nghi_201401.$B$3:.$B$16]=[.B24];[Thong_Tin_Ngay_Nghi_201401.$C$3:.$C$16]) + SUMPRODUCT([Thong_Tin_Ngay_Nghi_201402.$B$3:.$B$19]=[.B24];[Thong_Tin_Ngay_Nghi_201402.$C$3:.$C$19]) + SUMPRODUCT([Thong_Tin_Ngay_Nghi_201403.$B$3:.$B$19]=[.B24];[Thong_Tin_Ngay_Nghi_201403.$C$3:.$C$19])" office:value-type="float" office:value="0">
            <text:p>0</text:p>
          </table:table-cell>
          <table:table-cell table:style-name="ce128" table:formula="of:=SUMPRODUCT([Thong_Tin_Ngay_Nghi_201401.$B$3:.$B$17]=[.B24];[Thong_Tin_Ngay_Nghi_201401.$C$3:.$C$17]) + SUMPRODUCT([Thong_Tin_Ngay_Nghi_201402.$B$3:.$B$20]=[.B24];[Thong_Tin_Ngay_Nghi_201402.$C$3:.$C$20]) + SUMPRODUCT([Thong_Tin_Ngay_Nghi_201403.$B$3:.$B$20]=[.B24];[Thong_Tin_Ngay_Nghi_201403.$C$3:.$C$20]) + SUMPRODUCT([Thong_Tin_Ngay_Nghi_201404.$B$3:.$B$29]=[.B24];[Thong_Tin_Ngay_Nghi_201404.$C$3:.$C$29]) + SUMPRODUCT([Thong_Tin_Ngay_Nghi_201405.$B$2:.$B$26]=[.B24];[Thong_Tin_Ngay_Nghi_201405.$C$2:.$C$26]) +SUMPRODUCT([Thong_Tin_Ngay_Nghi_201406.$B$3:.$B$30]=[.B24];[Thong_Tin_Ngay_Nghi_201406.$C$3:.$C$30]) + SUMPRODUCT([$Thong_Tin_Ngay_Nghi_201407.$B$3:.$B$29]=[.B24];[$Thong_Tin_Ngay_Nghi_201407.$C$3:.$C$29]) + SUMPRODUCT([Thong_Tin_Ngay_Nghi_201408.$B$3:.$B$31]=[.B24];[$Thong_Tin_Ngay_Nghi_201408.$C$3:.$C$31]) + SUMPRODUCT([Thong_Tin_Ngay_Nghi_201409.$B$3:.$B$33]=[.B24];[$Thong_Tin_Ngay_Nghi_201409.$C$3:.$C$33]) + SUMPRODUCT([Thong_Tin_Ngay_Nghi_201410.$B$3:.$B$35]=[.B24];[$Thong_Tin_Ngay_Nghi_201410.$C$3:.$C$35]) + SUMPRODUCT([Thong_Tin_Ngay_Nghi_201411.$B$3:.$B$35]=[.B24];[$Thong_Tin_Ngay_Nghi_201411.$C$3:.$C$35]) + SUMPRODUCT([Thong_Tin_Ngay_Nghi_201412.$B$3:.$B$36]=[.B24];[$Thong_Tin_Ngay_Nghi_201412.$C$3:.$C$36])" office:value-type="float" office:value="9">
            <text:p>9</text:p>
          </table:table-cell>
          <table:table-cell table:style-name="ce120" table:formula="of:=IF(DATE(YEAR([.E24]);MONTH([.E24]);DAY([.E24]))&lt;=DATE(YEAR([.E24]);3;31); [.F24]+[.C24]-[.G24]; IF([.G24]-[.C24]&lt;0;[.F24]-[.H24];[.F24]+[.C24]-[.H24]))" office:value-type="float" office:value="-2">
            <text:p>-2</text:p>
          </table:table-cell>
          <table:table-cell table:number-columns-repeated="1015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amTV</text:p>
          </table:table-cell>
          <table:table-cell table:style-name="ce120" office:value-type="float" office:value="1.5">
            <text:p>1.5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25]);DATE(YEAR([.D25]);12;31);NOW())" office:value-type="date" office:date-value="2014-12-31">
            <text:p>12/31/14</text:p>
          </table:table-cell>
          <table:table-cell table:style-name="ce120" table:formula="of:=IF(YEAR([.E25])&gt;YEAR([.D25]);12;IF(DAY([.E25])&lt;DAY(DATE(YEAR([.E25]);MONTH([.E25])+1;1)-1)/2;MONTH([.E25])-1;MONTH([.E25])))  -  IF(DAY(DATE(YEAR([.D25]);MONTH([.D25])+1;1)-1) - DAY([.D25]) + 1&lt; DAY(DATE(YEAR([.D25]);MONTH([.D25])+1;1)-1)/2;MONTH([.D25]);MONTH([.D25])-1)" office:value-type="float" office:value="12">
            <text:p>12</text:p>
          </table:table-cell>
          <table:table-cell table:style-name="ce126" table:formula="of:=SUMPRODUCT([Thong_Tin_Ngay_Nghi_201401.$B$3:.$B$16]=[.B25];[Thong_Tin_Ngay_Nghi_201401.$C$3:.$C$16]) + SUMPRODUCT([Thong_Tin_Ngay_Nghi_201402.$B$3:.$B$19]=[.B25];[Thong_Tin_Ngay_Nghi_201402.$C$3:.$C$19]) + SUMPRODUCT([Thong_Tin_Ngay_Nghi_201403.$B$3:.$B$19]=[.B25];[Thong_Tin_Ngay_Nghi_201403.$C$3:.$C$19])" office:value-type="float" office:value="7">
            <text:p>7</text:p>
          </table:table-cell>
          <table:table-cell table:style-name="ce128" table:formula="of:=SUMPRODUCT([Thong_Tin_Ngay_Nghi_201401.$B$3:.$B$17]=[.B25];[Thong_Tin_Ngay_Nghi_201401.$C$3:.$C$17]) + SUMPRODUCT([Thong_Tin_Ngay_Nghi_201402.$B$3:.$B$20]=[.B25];[Thong_Tin_Ngay_Nghi_201402.$C$3:.$C$20]) + SUMPRODUCT([Thong_Tin_Ngay_Nghi_201403.$B$3:.$B$20]=[.B25];[Thong_Tin_Ngay_Nghi_201403.$C$3:.$C$20]) + SUMPRODUCT([Thong_Tin_Ngay_Nghi_201404.$B$3:.$B$29]=[.B25];[Thong_Tin_Ngay_Nghi_201404.$C$3:.$C$29]) + SUMPRODUCT([Thong_Tin_Ngay_Nghi_201405.$B$2:.$B$26]=[.B25];[Thong_Tin_Ngay_Nghi_201405.$C$2:.$C$26]) +SUMPRODUCT([Thong_Tin_Ngay_Nghi_201406.$B$3:.$B$30]=[.B25];[Thong_Tin_Ngay_Nghi_201406.$C$3:.$C$30]) + SUMPRODUCT([$Thong_Tin_Ngay_Nghi_201407.$B$3:.$B$29]=[.B25];[$Thong_Tin_Ngay_Nghi_201407.$C$3:.$C$29]) + SUMPRODUCT([Thong_Tin_Ngay_Nghi_201408.$B$3:.$B$31]=[.B25];[$Thong_Tin_Ngay_Nghi_201408.$C$3:.$C$31]) + SUMPRODUCT([Thong_Tin_Ngay_Nghi_201409.$B$3:.$B$33]=[.B25];[$Thong_Tin_Ngay_Nghi_201409.$C$3:.$C$33]) + SUMPRODUCT([Thong_Tin_Ngay_Nghi_201410.$B$3:.$B$35]=[.B25];[$Thong_Tin_Ngay_Nghi_201410.$C$3:.$C$35]) + SUMPRODUCT([Thong_Tin_Ngay_Nghi_201411.$B$3:.$B$35]=[.B25];[$Thong_Tin_Ngay_Nghi_201411.$C$3:.$C$35]) + SUMPRODUCT([Thong_Tin_Ngay_Nghi_201412.$B$3:.$B$36]=[.B25];[$Thong_Tin_Ngay_Nghi_201412.$C$3:.$C$36])" office:value-type="float" office:value="11.5">
            <text:p>11.5</text:p>
          </table:table-cell>
          <table:table-cell table:style-name="ce120" table:formula="of:=IF(DATE(YEAR([.E25]);MONTH([.E25]);DAY([.E25]))&lt;=DATE(YEAR([.E25]);3;31); [.F25]+[.C25]-[.G25]; IF([.G25]-[.C25]&lt;0;[.F25]-[.H25];[.F25]+[.C25]-[.H25]))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guyenHTT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5-05">
            <text:p>05/05/14</text:p>
          </table:table-cell>
          <table:table-cell table:style-name="ce123" table:formula="of:=IF(YEAR(NOW())&gt;YEAR([.D26]);DATE(YEAR([.D26]);12;31);NOW())" office:value-type="date" office:date-value="2014-12-31">
            <text:p>12/31/14</text:p>
          </table:table-cell>
          <table:table-cell table:style-name="ce120" table:formula="of:=IF(YEAR([.E26])&gt;YEAR([.D26]);12;IF(DAY([.E26])&lt;DAY(DATE(YEAR([.E26]);MONTH([.E26])+1;1)-1)/2;MONTH([.E26])-1;MONTH([.E26])))  -  IF(DAY(DATE(YEAR([.D26]);MONTH([.D26])+1;1)-1) - DAY([.D26]) + 1&lt; DAY(DATE(YEAR([.D26]);MONTH([.D26])+1;1)-1)/2;MONTH([.D26]);MONTH([.D26])-1)" office:value-type="float" office:value="8">
            <text:p>8</text:p>
          </table:table-cell>
          <table:table-cell table:style-name="ce126" table:formula="of:=SUMPRODUCT([Thong_Tin_Ngay_Nghi_201401.$B$3:.$B$16]=[.B26];[Thong_Tin_Ngay_Nghi_201401.$C$3:.$C$16]) + SUMPRODUCT([Thong_Tin_Ngay_Nghi_201402.$B$3:.$B$19]=[.B26];[Thong_Tin_Ngay_Nghi_201402.$C$3:.$C$19]) + SUMPRODUCT([Thong_Tin_Ngay_Nghi_201403.$B$3:.$B$19]=[.B26];[Thong_Tin_Ngay_Nghi_201403.$C$3:.$C$19])" office:value-type="float" office:value="0">
            <text:p>0</text:p>
          </table:table-cell>
          <table:table-cell table:style-name="ce128" table:formula="of:=SUMPRODUCT([Thong_Tin_Ngay_Nghi_201401.$B$3:.$B$17]=[.B26];[Thong_Tin_Ngay_Nghi_201401.$C$3:.$C$17]) + SUMPRODUCT([Thong_Tin_Ngay_Nghi_201402.$B$3:.$B$20]=[.B26];[Thong_Tin_Ngay_Nghi_201402.$C$3:.$C$20]) + SUMPRODUCT([Thong_Tin_Ngay_Nghi_201403.$B$3:.$B$20]=[.B26];[Thong_Tin_Ngay_Nghi_201403.$C$3:.$C$20]) + SUMPRODUCT([Thong_Tin_Ngay_Nghi_201404.$B$3:.$B$29]=[.B26];[Thong_Tin_Ngay_Nghi_201404.$C$3:.$C$29]) + SUMPRODUCT([Thong_Tin_Ngay_Nghi_201405.$B$2:.$B$26]=[.B26];[Thong_Tin_Ngay_Nghi_201405.$C$2:.$C$26]) +SUMPRODUCT([Thong_Tin_Ngay_Nghi_201406.$B$3:.$B$30]=[.B26];[Thong_Tin_Ngay_Nghi_201406.$C$3:.$C$30]) + SUMPRODUCT([$Thong_Tin_Ngay_Nghi_201407.$B$3:.$B$29]=[.B26];[$Thong_Tin_Ngay_Nghi_201407.$C$3:.$C$29]) + SUMPRODUCT([Thong_Tin_Ngay_Nghi_201408.$B$3:.$B$31]=[.B26];[$Thong_Tin_Ngay_Nghi_201408.$C$3:.$C$31]) + SUMPRODUCT([Thong_Tin_Ngay_Nghi_201409.$B$3:.$B$33]=[.B26];[$Thong_Tin_Ngay_Nghi_201409.$C$3:.$C$33]) + SUMPRODUCT([Thong_Tin_Ngay_Nghi_201410.$B$3:.$B$35]=[.B26];[$Thong_Tin_Ngay_Nghi_201410.$C$3:.$C$35]) + SUMPRODUCT([Thong_Tin_Ngay_Nghi_201411.$B$3:.$B$35]=[.B26];[$Thong_Tin_Ngay_Nghi_201411.$C$3:.$C$35]) + SUMPRODUCT([Thong_Tin_Ngay_Nghi_201412.$B$3:.$B$36]=[.B26];[$Thong_Tin_Ngay_Nghi_201412.$C$3:.$C$36])" office:value-type="float" office:value="8">
            <text:p>8</text:p>
          </table:table-cell>
          <table:table-cell table:style-name="ce120" table:formula="of:=IF(DATE(YEAR([.E26]);MONTH([.E26]);DAY([.E26]))&lt;=DATE(YEAR([.E26]);3;31); [.F26]+[.C26]-[.G26]; IF([.G26]-[.C26]&lt;0;[.F26]-[.H26];[.F26]+[.C26]-[.H26]))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NhanNM</text:p>
          </table:table-cell>
          <table:table-cell table:style-name="ce120" office:value-type="float" office:value="0.5">
            <text:p>0.5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27]);DATE(YEAR([.D27]);12;31);NOW())" office:value-type="date" office:date-value="2014-12-31">
            <text:p>12/31/14</text:p>
          </table:table-cell>
          <table:table-cell table:style-name="ce120" table:formula="of:=IF(YEAR([.E27])&gt;YEAR([.D27]);12;IF(DAY([.E27])&lt;DAY(DATE(YEAR([.E27]);MONTH([.E27])+1;1)-1)/2;MONTH([.E27])-1;MONTH([.E27])))  -  IF(DAY(DATE(YEAR([.D27]);MONTH([.D27])+1;1)-1) - DAY([.D27]) + 1&lt; DAY(DATE(YEAR([.D27]);MONTH([.D27])+1;1)-1)/2;MONTH([.D27]);MONTH([.D27])-1)" office:value-type="float" office:value="12">
            <text:p>12</text:p>
          </table:table-cell>
          <table:table-cell table:style-name="ce126" table:formula="of:=SUMPRODUCT([Thong_Tin_Ngay_Nghi_201401.$B$3:.$B$16]=[.B27];[Thong_Tin_Ngay_Nghi_201401.$C$3:.$C$16]) + SUMPRODUCT([Thong_Tin_Ngay_Nghi_201402.$B$3:.$B$19]=[.B27];[Thong_Tin_Ngay_Nghi_201402.$C$3:.$C$19]) + SUMPRODUCT([Thong_Tin_Ngay_Nghi_201403.$B$3:.$B$19]=[.B27];[Thong_Tin_Ngay_Nghi_201403.$C$3:.$C$19])" office:value-type="float" office:value="5">
            <text:p>5</text:p>
          </table:table-cell>
          <table:table-cell table:style-name="ce128" table:formula="of:=SUMPRODUCT([Thong_Tin_Ngay_Nghi_201401.$B$3:.$B$17]=[.B27];[Thong_Tin_Ngay_Nghi_201401.$C$3:.$C$17]) + SUMPRODUCT([Thong_Tin_Ngay_Nghi_201402.$B$3:.$B$20]=[.B27];[Thong_Tin_Ngay_Nghi_201402.$C$3:.$C$20]) + SUMPRODUCT([Thong_Tin_Ngay_Nghi_201403.$B$3:.$B$20]=[.B27];[Thong_Tin_Ngay_Nghi_201403.$C$3:.$C$20]) + SUMPRODUCT([Thong_Tin_Ngay_Nghi_201404.$B$3:.$B$29]=[.B27];[Thong_Tin_Ngay_Nghi_201404.$C$3:.$C$29]) + SUMPRODUCT([Thong_Tin_Ngay_Nghi_201405.$B$2:.$B$26]=[.B27];[Thong_Tin_Ngay_Nghi_201405.$C$2:.$C$26]) +SUMPRODUCT([Thong_Tin_Ngay_Nghi_201406.$B$3:.$B$30]=[.B27];[Thong_Tin_Ngay_Nghi_201406.$C$3:.$C$30]) + SUMPRODUCT([$Thong_Tin_Ngay_Nghi_201407.$B$3:.$B$29]=[.B27];[$Thong_Tin_Ngay_Nghi_201407.$C$3:.$C$29]) + SUMPRODUCT([Thong_Tin_Ngay_Nghi_201408.$B$3:.$B$31]=[.B27];[$Thong_Tin_Ngay_Nghi_201408.$C$3:.$C$31]) + SUMPRODUCT([Thong_Tin_Ngay_Nghi_201409.$B$3:.$B$33]=[.B27];[$Thong_Tin_Ngay_Nghi_201409.$C$3:.$C$33]) + SUMPRODUCT([Thong_Tin_Ngay_Nghi_201410.$B$3:.$B$35]=[.B27];[$Thong_Tin_Ngay_Nghi_201410.$C$3:.$C$35]) + SUMPRODUCT([Thong_Tin_Ngay_Nghi_201411.$B$3:.$B$35]=[.B27];[$Thong_Tin_Ngay_Nghi_201411.$C$3:.$C$35]) + SUMPRODUCT([Thong_Tin_Ngay_Nghi_201412.$B$3:.$B$36]=[.B27];[$Thong_Tin_Ngay_Nghi_201412.$C$3:.$C$36])" office:value-type="float" office:value="9.5">
            <text:p>9.5</text:p>
          </table:table-cell>
          <table:table-cell table:style-name="ce120" table:formula="of:=IF(DATE(YEAR([.E27]);MONTH([.E27]);DAY([.E27]))&lt;=DATE(YEAR([.E27]);3;31); [.F27]+[.C27]-[.G27]; IF([.G27]-[.C27]&lt;0;[.F27]-[.H27];[.F27]+[.C27]-[.H27]))" office:value-type="float" office:value="3">
            <text:p>3</text:p>
          </table:table-cell>
          <table:table-cell table:number-columns-repeated="1015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NhanNV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4-24">
            <text:p>04/24/14</text:p>
          </table:table-cell>
          <table:table-cell table:style-name="ce123" table:formula="of:=IF(YEAR(NOW())&gt;YEAR([.D28]);DATE(YEAR([.D28]);12;31);NOW())" office:value-type="date" office:date-value="2014-12-31">
            <text:p>12/31/14</text:p>
          </table:table-cell>
          <table:table-cell table:style-name="ce120" table:formula="of:=IF(YEAR([.E28])&gt;YEAR([.D28]);12;IF(DAY([.E28])&lt;DAY(DATE(YEAR([.E28]);MONTH([.E28])+1;1)-1)/2;MONTH([.E28])-1;MONTH([.E28])))  -  IF(DAY(DATE(YEAR([.D28]);MONTH([.D28])+1;1)-1) - DAY([.D28]) + 1&lt; DAY(DATE(YEAR([.D28]);MONTH([.D28])+1;1)-1)/2;MONTH([.D28]);MONTH([.D28])-1)" office:value-type="float" office:value="8">
            <text:p>8</text:p>
          </table:table-cell>
          <table:table-cell table:style-name="ce126" table:formula="of:=SUMPRODUCT([Thong_Tin_Ngay_Nghi_201401.$B$3:.$B$16]=[.B28];[Thong_Tin_Ngay_Nghi_201401.$C$3:.$C$16]) + SUMPRODUCT([Thong_Tin_Ngay_Nghi_201402.$B$3:.$B$19]=[.B28];[Thong_Tin_Ngay_Nghi_201402.$C$3:.$C$19]) + SUMPRODUCT([Thong_Tin_Ngay_Nghi_201403.$B$3:.$B$19]=[.B28];[Thong_Tin_Ngay_Nghi_201403.$C$3:.$C$19])" office:value-type="float" office:value="0">
            <text:p>0</text:p>
          </table:table-cell>
          <table:table-cell table:style-name="ce128" table:formula="of:=SUMPRODUCT([Thong_Tin_Ngay_Nghi_201401.$B$3:.$B$17]=[.B28];[Thong_Tin_Ngay_Nghi_201401.$C$3:.$C$17]) + SUMPRODUCT([Thong_Tin_Ngay_Nghi_201402.$B$3:.$B$20]=[.B28];[Thong_Tin_Ngay_Nghi_201402.$C$3:.$C$20]) + SUMPRODUCT([Thong_Tin_Ngay_Nghi_201403.$B$3:.$B$20]=[.B28];[Thong_Tin_Ngay_Nghi_201403.$C$3:.$C$20]) + SUMPRODUCT([Thong_Tin_Ngay_Nghi_201404.$B$3:.$B$29]=[.B28];[Thong_Tin_Ngay_Nghi_201404.$C$3:.$C$29]) + SUMPRODUCT([Thong_Tin_Ngay_Nghi_201405.$B$2:.$B$26]=[.B28];[Thong_Tin_Ngay_Nghi_201405.$C$2:.$C$26]) +SUMPRODUCT([Thong_Tin_Ngay_Nghi_201406.$B$3:.$B$30]=[.B28];[Thong_Tin_Ngay_Nghi_201406.$C$3:.$C$30]) + SUMPRODUCT([$Thong_Tin_Ngay_Nghi_201407.$B$3:.$B$29]=[.B28];[$Thong_Tin_Ngay_Nghi_201407.$C$3:.$C$29]) + SUMPRODUCT([Thong_Tin_Ngay_Nghi_201408.$B$3:.$B$31]=[.B28];[$Thong_Tin_Ngay_Nghi_201408.$C$3:.$C$31]) + SUMPRODUCT([Thong_Tin_Ngay_Nghi_201409.$B$3:.$B$33]=[.B28];[$Thong_Tin_Ngay_Nghi_201409.$C$3:.$C$33]) + SUMPRODUCT([Thong_Tin_Ngay_Nghi_201410.$B$3:.$B$35]=[.B28];[$Thong_Tin_Ngay_Nghi_201410.$C$3:.$C$35]) + SUMPRODUCT([Thong_Tin_Ngay_Nghi_201411.$B$3:.$B$35]=[.B28];[$Thong_Tin_Ngay_Nghi_201411.$C$3:.$C$35]) + SUMPRODUCT([Thong_Tin_Ngay_Nghi_201412.$B$3:.$B$36]=[.B28];[$Thong_Tin_Ngay_Nghi_201412.$C$3:.$C$36])" office:value-type="float" office:value="17">
            <text:p>17</text:p>
          </table:table-cell>
          <table:table-cell table:style-name="ce120" table:formula="of:=IF(DATE(YEAR([.E28]);MONTH([.E28]);DAY([.E28]))&lt;=DATE(YEAR([.E28]);3;31); [.F28]+[.C28]-[.G28]; IF([.G28]-[.C28]&lt;0;[.F28]-[.H28];[.F28]+[.C28]-[.H28]))" office:value-type="float" office:value="-9">
            <text:p>-9</text:p>
          </table:table-cell>
          <table:table-cell table:number-columns-repeated="1015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PhucTV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9-01">
            <text:p>09/01/14</text:p>
          </table:table-cell>
          <table:table-cell table:style-name="ce123" table:formula="of:=IF(YEAR(NOW())&gt;YEAR([.D29]);DATE(YEAR([.D29]);12;31);NOW())" office:value-type="date" office:date-value="2014-12-31">
            <text:p>12/31/14</text:p>
          </table:table-cell>
          <table:table-cell table:style-name="ce120" table:formula="of:=IF(YEAR([.E29])&gt;YEAR([.D29]);12;IF(DAY([.E29])&lt;DAY(DATE(YEAR([.E29]);MONTH([.E29])+1;1)-1)/2;MONTH([.E29])-1;MONTH([.E29])))  -  IF(DAY(DATE(YEAR([.D29]);MONTH([.D29])+1;1)-1) - DAY([.D29]) + 1&lt; DAY(DATE(YEAR([.D29]);MONTH([.D29])+1;1)-1)/2;MONTH([.D29]);MONTH([.D29])-1)" office:value-type="float" office:value="4">
            <text:p>4</text:p>
          </table:table-cell>
          <table:table-cell table:style-name="ce126" table:formula="of:=SUMPRODUCT([Thong_Tin_Ngay_Nghi_201401.$B$3:.$B$16]=[.B29];[Thong_Tin_Ngay_Nghi_201401.$C$3:.$C$16]) + SUMPRODUCT([Thong_Tin_Ngay_Nghi_201402.$B$3:.$B$19]=[.B29];[Thong_Tin_Ngay_Nghi_201402.$C$3:.$C$19]) + SUMPRODUCT([Thong_Tin_Ngay_Nghi_201403.$B$3:.$B$19]=[.B29];[Thong_Tin_Ngay_Nghi_201403.$C$3:.$C$19])" office:value-type="float" office:value="0">
            <text:p>0</text:p>
          </table:table-cell>
          <table:table-cell table:style-name="ce128" table:formula="of:=SUMPRODUCT([Thong_Tin_Ngay_Nghi_201401.$B$3:.$B$17]=[.B29];[Thong_Tin_Ngay_Nghi_201401.$C$3:.$C$17]) + SUMPRODUCT([Thong_Tin_Ngay_Nghi_201402.$B$3:.$B$20]=[.B29];[Thong_Tin_Ngay_Nghi_201402.$C$3:.$C$20]) + SUMPRODUCT([Thong_Tin_Ngay_Nghi_201403.$B$3:.$B$20]=[.B29];[Thong_Tin_Ngay_Nghi_201403.$C$3:.$C$20]) + SUMPRODUCT([Thong_Tin_Ngay_Nghi_201404.$B$3:.$B$29]=[.B29];[Thong_Tin_Ngay_Nghi_201404.$C$3:.$C$29]) + SUMPRODUCT([Thong_Tin_Ngay_Nghi_201405.$B$2:.$B$26]=[.B29];[Thong_Tin_Ngay_Nghi_201405.$C$2:.$C$26]) +SUMPRODUCT([Thong_Tin_Ngay_Nghi_201406.$B$3:.$B$30]=[.B29];[Thong_Tin_Ngay_Nghi_201406.$C$3:.$C$30]) + SUMPRODUCT([$Thong_Tin_Ngay_Nghi_201407.$B$3:.$B$29]=[.B29];[$Thong_Tin_Ngay_Nghi_201407.$C$3:.$C$29]) + SUMPRODUCT([Thong_Tin_Ngay_Nghi_201408.$B$3:.$B$31]=[.B29];[$Thong_Tin_Ngay_Nghi_201408.$C$3:.$C$31]) + SUMPRODUCT([Thong_Tin_Ngay_Nghi_201409.$B$3:.$B$33]=[.B29];[$Thong_Tin_Ngay_Nghi_201409.$C$3:.$C$33]) + SUMPRODUCT([Thong_Tin_Ngay_Nghi_201410.$B$3:.$B$35]=[.B29];[$Thong_Tin_Ngay_Nghi_201410.$C$3:.$C$35]) + SUMPRODUCT([Thong_Tin_Ngay_Nghi_201411.$B$3:.$B$35]=[.B29];[$Thong_Tin_Ngay_Nghi_201411.$C$3:.$C$35]) + SUMPRODUCT([Thong_Tin_Ngay_Nghi_201412.$B$3:.$B$36]=[.B29];[$Thong_Tin_Ngay_Nghi_201412.$C$3:.$C$36])" office:value-type="float" office:value="2.5">
            <text:p>2.5</text:p>
          </table:table-cell>
          <table:table-cell table:style-name="ce120" table:formula="of:=IF(DATE(YEAR([.E29]);MONTH([.E29]);DAY([.E29]))&lt;=DATE(YEAR([.E29]);3;31); [.F29]+[.C29]-[.G29]; IF([.G29]-[.C29]&lt;0;[.F29]-[.H29];[.F29]+[.C29]-[.H29]))" office:value-type="float" office:value="1.5">
            <text:p>1.5</text:p>
          </table:table-cell>
          <table:table-cell table:number-columns-repeated="1015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achBK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7-23">
            <text:p>07/23/14</text:p>
          </table:table-cell>
          <table:table-cell table:style-name="ce123" table:formula="of:=IF(YEAR(NOW())&gt;YEAR([.D30]);DATE(YEAR([.D30]);12;31);NOW())" office:value-type="date" office:date-value="2014-12-31">
            <text:p>12/31/14</text:p>
          </table:table-cell>
          <table:table-cell table:style-name="ce120" table:formula="of:=IF(YEAR([.E30])&gt;YEAR([.D30]);12;IF(DAY([.E30])&lt;DAY(DATE(YEAR([.E30]);MONTH([.E30])+1;1)-1)/2;MONTH([.E30])-1;MONTH([.E30])))  -  IF(DAY(DATE(YEAR([.D30]);MONTH([.D30])+1;1)-1) - DAY([.D30]) + 1&lt; DAY(DATE(YEAR([.D30]);MONTH([.D30])+1;1)-1)/2;MONTH([.D30]);MONTH([.D30])-1)" office:value-type="float" office:value="5">
            <text:p>5</text:p>
          </table:table-cell>
          <table:table-cell table:style-name="ce126" table:formula="of:=SUMPRODUCT([Thong_Tin_Ngay_Nghi_201401.$B$3:.$B$16]=[.B30];[Thong_Tin_Ngay_Nghi_201401.$C$3:.$C$16]) + SUMPRODUCT([Thong_Tin_Ngay_Nghi_201402.$B$3:.$B$19]=[.B30];[Thong_Tin_Ngay_Nghi_201402.$C$3:.$C$19]) + SUMPRODUCT([Thong_Tin_Ngay_Nghi_201403.$B$3:.$B$19]=[.B30];[Thong_Tin_Ngay_Nghi_201403.$C$3:.$C$19])" office:value-type="float" office:value="0">
            <text:p>0</text:p>
          </table:table-cell>
          <table:table-cell table:style-name="ce128" table:formula="of:=SUMPRODUCT([Thong_Tin_Ngay_Nghi_201401.$B$3:.$B$17]=[.B30];[Thong_Tin_Ngay_Nghi_201401.$C$3:.$C$17]) + SUMPRODUCT([Thong_Tin_Ngay_Nghi_201402.$B$3:.$B$20]=[.B30];[Thong_Tin_Ngay_Nghi_201402.$C$3:.$C$20]) + SUMPRODUCT([Thong_Tin_Ngay_Nghi_201403.$B$3:.$B$20]=[.B30];[Thong_Tin_Ngay_Nghi_201403.$C$3:.$C$20]) + SUMPRODUCT([Thong_Tin_Ngay_Nghi_201404.$B$3:.$B$29]=[.B30];[Thong_Tin_Ngay_Nghi_201404.$C$3:.$C$29]) + SUMPRODUCT([Thong_Tin_Ngay_Nghi_201405.$B$2:.$B$26]=[.B30];[Thong_Tin_Ngay_Nghi_201405.$C$2:.$C$26]) +SUMPRODUCT([Thong_Tin_Ngay_Nghi_201406.$B$3:.$B$30]=[.B30];[Thong_Tin_Ngay_Nghi_201406.$C$3:.$C$30]) + SUMPRODUCT([$Thong_Tin_Ngay_Nghi_201407.$B$3:.$B$29]=[.B30];[$Thong_Tin_Ngay_Nghi_201407.$C$3:.$C$29]) + SUMPRODUCT([Thong_Tin_Ngay_Nghi_201408.$B$3:.$B$31]=[.B30];[$Thong_Tin_Ngay_Nghi_201408.$C$3:.$C$31]) + SUMPRODUCT([Thong_Tin_Ngay_Nghi_201409.$B$3:.$B$33]=[.B30];[$Thong_Tin_Ngay_Nghi_201409.$C$3:.$C$33]) + SUMPRODUCT([Thong_Tin_Ngay_Nghi_201410.$B$3:.$B$35]=[.B30];[$Thong_Tin_Ngay_Nghi_201410.$C$3:.$C$35]) + SUMPRODUCT([Thong_Tin_Ngay_Nghi_201411.$B$3:.$B$35]=[.B30];[$Thong_Tin_Ngay_Nghi_201411.$C$3:.$C$35]) + SUMPRODUCT([Thong_Tin_Ngay_Nghi_201412.$B$3:.$B$36]=[.B30];[$Thong_Tin_Ngay_Nghi_201412.$C$3:.$C$36])" office:value-type="float" office:value="6.5">
            <text:p>6.5</text:p>
          </table:table-cell>
          <table:table-cell table:style-name="ce120" table:formula="of:=IF(DATE(YEAR([.E30]);MONTH([.E30]);DAY([.E30]))&lt;=DATE(YEAR([.E30]);3;31); [.F30]+[.C30]-[.G30]; IF([.G30]-[.C30]&lt;0;[.F30]-[.H30];[.F30]+[.C30]-[.H30]))" office:value-type="float" office:value="-1.5">
            <text:p>-1.5</text:p>
          </table:table-cell>
          <table:table-cell table:number-columns-repeated="1015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aoDTH</text:p>
          </table:table-cell>
          <table:table-cell table:style-name="ce120" office:value-type="float" office:value="1.5">
            <text:p>1.5</text:p>
          </table:table-cell>
          <table:table-cell table:style-name="ce123" office:value-type="date" office:date-value="2014-01-01">
            <text:p>01/01/14</text:p>
          </table:table-cell>
          <table:table-cell table:style-name="ce123" office:value-type="date" office:date-value="2014-12-03">
            <text:p>12/03/14</text:p>
          </table:table-cell>
          <table:table-cell table:style-name="ce120" table:formula="of:=IF(YEAR([.E31])&gt;YEAR([.D31]);12;IF(DAY([.E31])&lt;DAY(DATE(YEAR([.E31]);MONTH([.E31])+1;1)-1)/2;MONTH([.E31])-1;MONTH([.E31])))  -  IF(DAY(DATE(YEAR([.D31]);MONTH([.D31])+1;1)-1) - DAY([.D31]) + 1&lt; DAY(DATE(YEAR([.D31]);MONTH([.D31])+1;1)-1)/2;MONTH([.D31]);MONTH([.D31])-1)" office:value-type="float" office:value="11">
            <text:p>11</text:p>
          </table:table-cell>
          <table:table-cell table:style-name="ce126" table:formula="of:=SUMPRODUCT([Thong_Tin_Ngay_Nghi_201401.$B$3:.$B$16]=[.B31];[Thong_Tin_Ngay_Nghi_201401.$C$3:.$C$16]) + SUMPRODUCT([Thong_Tin_Ngay_Nghi_201402.$B$3:.$B$19]=[.B31];[Thong_Tin_Ngay_Nghi_201402.$C$3:.$C$19]) + SUMPRODUCT([Thong_Tin_Ngay_Nghi_201403.$B$3:.$B$19]=[.B31];[Thong_Tin_Ngay_Nghi_201403.$C$3:.$C$19])" office:value-type="float" office:value="8">
            <text:p>8</text:p>
          </table:table-cell>
          <table:table-cell table:style-name="ce128" table:formula="of:=SUMPRODUCT([Thong_Tin_Ngay_Nghi_201401.$B$3:.$B$17]=[.B31];[Thong_Tin_Ngay_Nghi_201401.$C$3:.$C$17]) + SUMPRODUCT([Thong_Tin_Ngay_Nghi_201402.$B$3:.$B$20]=[.B31];[Thong_Tin_Ngay_Nghi_201402.$C$3:.$C$20]) + SUMPRODUCT([Thong_Tin_Ngay_Nghi_201403.$B$3:.$B$20]=[.B31];[Thong_Tin_Ngay_Nghi_201403.$C$3:.$C$20]) + SUMPRODUCT([Thong_Tin_Ngay_Nghi_201404.$B$3:.$B$29]=[.B31];[Thong_Tin_Ngay_Nghi_201404.$C$3:.$C$29]) + SUMPRODUCT([Thong_Tin_Ngay_Nghi_201405.$B$2:.$B$26]=[.B31];[Thong_Tin_Ngay_Nghi_201405.$C$2:.$C$26]) +SUMPRODUCT([Thong_Tin_Ngay_Nghi_201406.$B$3:.$B$30]=[.B31];[Thong_Tin_Ngay_Nghi_201406.$C$3:.$C$30]) + SUMPRODUCT([$Thong_Tin_Ngay_Nghi_201407.$B$3:.$B$29]=[.B31];[$Thong_Tin_Ngay_Nghi_201407.$C$3:.$C$29]) + SUMPRODUCT([Thong_Tin_Ngay_Nghi_201408.$B$3:.$B$31]=[.B31];[$Thong_Tin_Ngay_Nghi_201408.$C$3:.$C$31]) + SUMPRODUCT([Thong_Tin_Ngay_Nghi_201409.$B$3:.$B$33]=[.B31];[$Thong_Tin_Ngay_Nghi_201409.$C$3:.$C$33]) + SUMPRODUCT([Thong_Tin_Ngay_Nghi_201410.$B$3:.$B$35]=[.B31];[$Thong_Tin_Ngay_Nghi_201410.$C$3:.$C$35]) + SUMPRODUCT([Thong_Tin_Ngay_Nghi_201411.$B$3:.$B$35]=[.B31];[$Thong_Tin_Ngay_Nghi_201411.$C$3:.$C$35]) + SUMPRODUCT([Thong_Tin_Ngay_Nghi_201412.$B$3:.$B$36]=[.B31];[$Thong_Tin_Ngay_Nghi_201412.$C$3:.$C$36])" office:value-type="float" office:value="18.5">
            <text:p>18.5</text:p>
          </table:table-cell>
          <table:table-cell table:style-name="ce120" table:formula="of:=IF(DATE(YEAR([.E31]);MONTH([.E31]);DAY([.E31]))&lt;=DATE(YEAR([.E31]);3;31); [.F31]+[.C31]-[.G31]; IF([.G31]-[.C31]&lt;0;[.F31]-[.H31];[.F31]+[.C31]-[.H31]))" office:value-type="float" office:value="-6">
            <text:p>-6</text:p>
          </table:table-cell>
          <table:table-cell table:number-columns-repeated="1015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118" office:value-type="string">
            <text:p>ThaoTP</text:p>
          </table:table-cell>
          <table:table-cell table:style-name="ce122" office:value-type="float" office:value="0">
            <text:p>0</text:p>
          </table:table-cell>
          <table:table-cell table:style-name="ce125" office:value-type="date" office:date-value="2014-06-16">
            <text:p>06/16/14</text:p>
          </table:table-cell>
          <table:table-cell table:style-name="ce125" table:formula="of:=IF(YEAR(NOW())&gt;YEAR([.D32]);DATE(YEAR([.D32]);12;31);NOW())" office:value-type="date" office:date-value="2014-12-31">
            <text:p>12/31/14</text:p>
          </table:table-cell>
          <table:table-cell table:style-name="ce122" table:formula="of:=IF(YEAR([.E32])&gt;YEAR([.D32]);12;IF(DAY([.E32])&lt;DAY(DATE(YEAR([.E32]);MONTH([.E32])+1;1)-1)/2;MONTH([.E32])-1;MONTH([.E32])))  -  IF(DAY(DATE(YEAR([.D32]);MONTH([.D32])+1;1)-1) - DAY([.D32]) + 1&lt; DAY(DATE(YEAR([.D32]);MONTH([.D32])+1;1)-1)/2;MONTH([.D32]);MONTH([.D32])-1)" office:value-type="float" office:value="7">
            <text:p>7</text:p>
          </table:table-cell>
          <table:table-cell table:style-name="ce126" table:formula="of:=SUMPRODUCT([Thong_Tin_Ngay_Nghi_201401.$B$3:.$B$16]=[.B32];[Thong_Tin_Ngay_Nghi_201401.$C$3:.$C$16]) + SUMPRODUCT([Thong_Tin_Ngay_Nghi_201402.$B$3:.$B$19]=[.B32];[Thong_Tin_Ngay_Nghi_201402.$C$3:.$C$19]) + SUMPRODUCT([Thong_Tin_Ngay_Nghi_201403.$B$3:.$B$19]=[.B32];[Thong_Tin_Ngay_Nghi_201403.$C$3:.$C$19])" office:value-type="float" office:value="0">
            <text:p>0</text:p>
          </table:table-cell>
          <table:table-cell table:style-name="ce128" table:formula="of:=SUMPRODUCT([Thong_Tin_Ngay_Nghi_201401.$B$3:.$B$17]=[.B32];[Thong_Tin_Ngay_Nghi_201401.$C$3:.$C$17]) + SUMPRODUCT([Thong_Tin_Ngay_Nghi_201402.$B$3:.$B$20]=[.B32];[Thong_Tin_Ngay_Nghi_201402.$C$3:.$C$20]) + SUMPRODUCT([Thong_Tin_Ngay_Nghi_201403.$B$3:.$B$20]=[.B32];[Thong_Tin_Ngay_Nghi_201403.$C$3:.$C$20]) + SUMPRODUCT([Thong_Tin_Ngay_Nghi_201404.$B$3:.$B$29]=[.B32];[Thong_Tin_Ngay_Nghi_201404.$C$3:.$C$29]) + SUMPRODUCT([Thong_Tin_Ngay_Nghi_201405.$B$2:.$B$26]=[.B32];[Thong_Tin_Ngay_Nghi_201405.$C$2:.$C$26]) +SUMPRODUCT([Thong_Tin_Ngay_Nghi_201406.$B$3:.$B$30]=[.B32];[Thong_Tin_Ngay_Nghi_201406.$C$3:.$C$30]) + SUMPRODUCT([$Thong_Tin_Ngay_Nghi_201407.$B$3:.$B$29]=[.B32];[$Thong_Tin_Ngay_Nghi_201407.$C$3:.$C$29]) + SUMPRODUCT([Thong_Tin_Ngay_Nghi_201408.$B$3:.$B$31]=[.B32];[$Thong_Tin_Ngay_Nghi_201408.$C$3:.$C$31]) + SUMPRODUCT([Thong_Tin_Ngay_Nghi_201409.$B$3:.$B$33]=[.B32];[$Thong_Tin_Ngay_Nghi_201409.$C$3:.$C$33]) + SUMPRODUCT([Thong_Tin_Ngay_Nghi_201410.$B$3:.$B$35]=[.B32];[$Thong_Tin_Ngay_Nghi_201410.$C$3:.$C$35]) + SUMPRODUCT([Thong_Tin_Ngay_Nghi_201411.$B$3:.$B$35]=[.B32];[$Thong_Tin_Ngay_Nghi_201411.$C$3:.$C$35]) + SUMPRODUCT([Thong_Tin_Ngay_Nghi_201412.$B$3:.$B$36]=[.B32];[$Thong_Tin_Ngay_Nghi_201412.$C$3:.$C$36])" office:value-type="float" office:value="10">
            <text:p>10</text:p>
          </table:table-cell>
          <table:table-cell table:style-name="ce122" table:formula="of:=IF(DATE(YEAR([.E32]);MONTH([.E32]);DAY([.E32]))&lt;=DATE(YEAR([.E32]);3;31); [.F32]+[.C32]-[.G32]; IF([.G32]-[.C32]&lt;0;[.F32]-[.H32];[.F32]+[.C32]-[.H32]))" office:value-type="float" office:value="-3">
            <text:p>-3</text:p>
          </table:table-cell>
          <table:table-cell table:style-name="ce130" table:number-columns-repeated="1015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hamDT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3-13">
            <text:p>03/13/14</text:p>
          </table:table-cell>
          <table:table-cell table:style-name="ce123" table:formula="of:=IF(YEAR(NOW())&gt;YEAR([.D33]);DATE(YEAR([.D33]);12;31);NOW())" office:value-type="date" office:date-value="2014-12-31">
            <text:p>12/31/14</text:p>
          </table:table-cell>
          <table:table-cell table:style-name="ce120" table:formula="of:=IF(YEAR([.E33])&gt;YEAR([.D33]);12;IF(DAY([.E33])&lt;DAY(DATE(YEAR([.E33]);MONTH([.E33])+1;1)-1)/2;MONTH([.E33])-1;MONTH([.E33])))  -  IF(DAY(DATE(YEAR([.D33]);MONTH([.D33])+1;1)-1) - DAY([.D33]) + 1&lt; DAY(DATE(YEAR([.D33]);MONTH([.D33])+1;1)-1)/2;MONTH([.D33]);MONTH([.D33])-1)" office:value-type="float" office:value="10">
            <text:p>10</text:p>
          </table:table-cell>
          <table:table-cell table:style-name="ce126" table:formula="of:=SUMPRODUCT([Thong_Tin_Ngay_Nghi_201401.$B$3:.$B$16]=[.B33];[Thong_Tin_Ngay_Nghi_201401.$C$3:.$C$16]) + SUMPRODUCT([Thong_Tin_Ngay_Nghi_201402.$B$3:.$B$19]=[.B33];[Thong_Tin_Ngay_Nghi_201402.$C$3:.$C$19]) + SUMPRODUCT([Thong_Tin_Ngay_Nghi_201403.$B$3:.$B$19]=[.B33];[Thong_Tin_Ngay_Nghi_201403.$C$3:.$C$19])" office:value-type="float" office:value="0">
            <text:p>0</text:p>
          </table:table-cell>
          <table:table-cell table:style-name="ce128" table:formula="of:=SUMPRODUCT([Thong_Tin_Ngay_Nghi_201401.$B$3:.$B$17]=[.B33];[Thong_Tin_Ngay_Nghi_201401.$C$3:.$C$17]) + SUMPRODUCT([Thong_Tin_Ngay_Nghi_201402.$B$3:.$B$20]=[.B33];[Thong_Tin_Ngay_Nghi_201402.$C$3:.$C$20]) + SUMPRODUCT([Thong_Tin_Ngay_Nghi_201403.$B$3:.$B$20]=[.B33];[Thong_Tin_Ngay_Nghi_201403.$C$3:.$C$20]) + SUMPRODUCT([Thong_Tin_Ngay_Nghi_201404.$B$3:.$B$29]=[.B33];[Thong_Tin_Ngay_Nghi_201404.$C$3:.$C$29]) + SUMPRODUCT([Thong_Tin_Ngay_Nghi_201405.$B$2:.$B$26]=[.B33];[Thong_Tin_Ngay_Nghi_201405.$C$2:.$C$26]) +SUMPRODUCT([Thong_Tin_Ngay_Nghi_201406.$B$3:.$B$30]=[.B33];[Thong_Tin_Ngay_Nghi_201406.$C$3:.$C$30]) + SUMPRODUCT([$Thong_Tin_Ngay_Nghi_201407.$B$3:.$B$29]=[.B33];[$Thong_Tin_Ngay_Nghi_201407.$C$3:.$C$29]) + SUMPRODUCT([Thong_Tin_Ngay_Nghi_201408.$B$3:.$B$31]=[.B33];[$Thong_Tin_Ngay_Nghi_201408.$C$3:.$C$31]) + SUMPRODUCT([Thong_Tin_Ngay_Nghi_201409.$B$3:.$B$33]=[.B33];[$Thong_Tin_Ngay_Nghi_201409.$C$3:.$C$33]) + SUMPRODUCT([Thong_Tin_Ngay_Nghi_201410.$B$3:.$B$35]=[.B33];[$Thong_Tin_Ngay_Nghi_201410.$C$3:.$C$35]) + SUMPRODUCT([Thong_Tin_Ngay_Nghi_201411.$B$3:.$B$35]=[.B33];[$Thong_Tin_Ngay_Nghi_201411.$C$3:.$C$35]) + SUMPRODUCT([Thong_Tin_Ngay_Nghi_201412.$B$3:.$B$36]=[.B33];[$Thong_Tin_Ngay_Nghi_201412.$C$3:.$C$36])" office:value-type="float" office:value="4">
            <text:p>4</text:p>
          </table:table-cell>
          <table:table-cell table:style-name="ce120" table:formula="of:=IF(DATE(YEAR([.E33]);MONTH([.E33]);DAY([.E33]))&lt;=DATE(YEAR([.E33]);3;31); [.F33]+[.C33]-[.G33]; IF([.G33]-[.C33]&lt;0;[.F33]-[.H33];[.F33]+[.C33]-[.H33]))" office:value-type="float" office:value="6">
            <text:p>6</text:p>
          </table:table-cell>
          <table:table-cell table:number-columns-repeated="1015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ThieuNV</text:p>
          </table:table-cell>
          <table:table-cell table:style-name="ce120" office:value-type="float" office:value="4.5">
            <text:p>4.5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34]);DATE(YEAR([.D34]);12;31);NOW())" office:value-type="date" office:date-value="2014-12-31">
            <text:p>12/31/14</text:p>
          </table:table-cell>
          <table:table-cell table:style-name="ce120" table:formula="of:=IF(YEAR([.E34])&gt;YEAR([.D34]);12;IF(DAY([.E34])&lt;DAY(DATE(YEAR([.E34]);MONTH([.E34])+1;1)-1)/2;MONTH([.E34])-1;MONTH([.E34])))  -  IF(DAY(DATE(YEAR([.D34]);MONTH([.D34])+1;1)-1) - DAY([.D34]) + 1&lt; DAY(DATE(YEAR([.D34]);MONTH([.D34])+1;1)-1)/2;MONTH([.D34]);MONTH([.D34])-1)" office:value-type="float" office:value="12">
            <text:p>12</text:p>
          </table:table-cell>
          <table:table-cell table:style-name="ce126" table:formula="of:=SUMPRODUCT([Thong_Tin_Ngay_Nghi_201401.$B$3:.$B$16]=[.B34];[Thong_Tin_Ngay_Nghi_201401.$C$3:.$C$16]) + SUMPRODUCT([Thong_Tin_Ngay_Nghi_201402.$B$3:.$B$19]=[.B34];[Thong_Tin_Ngay_Nghi_201402.$C$3:.$C$19]) + SUMPRODUCT([Thong_Tin_Ngay_Nghi_201403.$B$3:.$B$19]=[.B34];[Thong_Tin_Ngay_Nghi_201403.$C$3:.$C$19])" office:value-type="float" office:value="6">
            <text:p>6</text:p>
          </table:table-cell>
          <table:table-cell table:style-name="ce128" table:formula="of:=SUMPRODUCT([Thong_Tin_Ngay_Nghi_201401.$B$3:.$B$17]=[.B34];[Thong_Tin_Ngay_Nghi_201401.$C$3:.$C$17]) + SUMPRODUCT([Thong_Tin_Ngay_Nghi_201402.$B$3:.$B$20]=[.B34];[Thong_Tin_Ngay_Nghi_201402.$C$3:.$C$20]) + SUMPRODUCT([Thong_Tin_Ngay_Nghi_201403.$B$3:.$B$20]=[.B34];[Thong_Tin_Ngay_Nghi_201403.$C$3:.$C$20]) + SUMPRODUCT([Thong_Tin_Ngay_Nghi_201404.$B$3:.$B$29]=[.B34];[Thong_Tin_Ngay_Nghi_201404.$C$3:.$C$29]) + SUMPRODUCT([Thong_Tin_Ngay_Nghi_201405.$B$2:.$B$26]=[.B34];[Thong_Tin_Ngay_Nghi_201405.$C$2:.$C$26]) +SUMPRODUCT([Thong_Tin_Ngay_Nghi_201406.$B$3:.$B$30]=[.B34];[Thong_Tin_Ngay_Nghi_201406.$C$3:.$C$30]) + SUMPRODUCT([$Thong_Tin_Ngay_Nghi_201407.$B$3:.$B$29]=[.B34];[$Thong_Tin_Ngay_Nghi_201407.$C$3:.$C$29]) + SUMPRODUCT([Thong_Tin_Ngay_Nghi_201408.$B$3:.$B$31]=[.B34];[$Thong_Tin_Ngay_Nghi_201408.$C$3:.$C$31]) + SUMPRODUCT([Thong_Tin_Ngay_Nghi_201409.$B$3:.$B$33]=[.B34];[$Thong_Tin_Ngay_Nghi_201409.$C$3:.$C$33]) + SUMPRODUCT([Thong_Tin_Ngay_Nghi_201410.$B$3:.$B$35]=[.B34];[$Thong_Tin_Ngay_Nghi_201410.$C$3:.$C$35]) + SUMPRODUCT([Thong_Tin_Ngay_Nghi_201411.$B$3:.$B$35]=[.B34];[$Thong_Tin_Ngay_Nghi_201411.$C$3:.$C$35]) + SUMPRODUCT([Thong_Tin_Ngay_Nghi_201412.$B$3:.$B$36]=[.B34];[$Thong_Tin_Ngay_Nghi_201412.$C$3:.$C$36])" office:value-type="float" office:value="11.5">
            <text:p>11.5</text:p>
          </table:table-cell>
          <table:table-cell table:style-name="ce120" table:formula="of:=IF(DATE(YEAR([.E34]);MONTH([.E34]);DAY([.E34]))&lt;=DATE(YEAR([.E34]);3;31); [.F34]+[.C34]-[.G34]; IF([.G34]-[.C34]&lt;0;[.F34]-[.H34];[.F34]+[.C34]-[.H34]))" office:value-type="float" office:value="5">
            <text:p>5</text:p>
          </table:table-cell>
          <table:table-cell table:number-columns-repeated="1015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ThuyLTT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35]);DATE(YEAR([.D35]);12;31);NOW())" office:value-type="date" office:date-value="2014-12-31">
            <text:p>12/31/14</text:p>
          </table:table-cell>
          <table:table-cell table:style-name="ce120" table:formula="of:=IF(YEAR([.E35])&gt;YEAR([.D35]);12;IF(DAY([.E35])&lt;DAY(DATE(YEAR([.E35]);MONTH([.E35])+1;1)-1)/2;MONTH([.E35])-1;MONTH([.E35])))  -  IF(DAY(DATE(YEAR([.D35]);MONTH([.D35])+1;1)-1) - DAY([.D35]) + 1&lt; DAY(DATE(YEAR([.D35]);MONTH([.D35])+1;1)-1)/2;MONTH([.D35]);MONTH([.D35])-1)" office:value-type="float" office:value="12">
            <text:p>12</text:p>
          </table:table-cell>
          <table:table-cell table:style-name="ce126" table:formula="of:=SUMPRODUCT([Thong_Tin_Ngay_Nghi_201401.$B$3:.$B$16]=[.B35];[Thong_Tin_Ngay_Nghi_201401.$C$3:.$C$16]) + SUMPRODUCT([Thong_Tin_Ngay_Nghi_201402.$B$3:.$B$19]=[.B35];[Thong_Tin_Ngay_Nghi_201402.$C$3:.$C$19]) + SUMPRODUCT([Thong_Tin_Ngay_Nghi_201403.$B$3:.$B$19]=[.B35];[Thong_Tin_Ngay_Nghi_201403.$C$3:.$C$19])" office:value-type="float" office:value="5">
            <text:p>5</text:p>
          </table:table-cell>
          <table:table-cell table:style-name="ce128" table:formula="of:=SUMPRODUCT([Thong_Tin_Ngay_Nghi_201401.$B$3:.$B$17]=[.B35];[Thong_Tin_Ngay_Nghi_201401.$C$3:.$C$17]) + SUMPRODUCT([Thong_Tin_Ngay_Nghi_201402.$B$3:.$B$20]=[.B35];[Thong_Tin_Ngay_Nghi_201402.$C$3:.$C$20]) + SUMPRODUCT([Thong_Tin_Ngay_Nghi_201403.$B$3:.$B$20]=[.B35];[Thong_Tin_Ngay_Nghi_201403.$C$3:.$C$20]) + SUMPRODUCT([Thong_Tin_Ngay_Nghi_201404.$B$3:.$B$29]=[.B35];[Thong_Tin_Ngay_Nghi_201404.$C$3:.$C$29]) + SUMPRODUCT([Thong_Tin_Ngay_Nghi_201405.$B$2:.$B$26]=[.B35];[Thong_Tin_Ngay_Nghi_201405.$C$2:.$C$26]) +SUMPRODUCT([Thong_Tin_Ngay_Nghi_201406.$B$3:.$B$30]=[.B35];[Thong_Tin_Ngay_Nghi_201406.$C$3:.$C$30]) + SUMPRODUCT([$Thong_Tin_Ngay_Nghi_201407.$B$3:.$B$29]=[.B35];[$Thong_Tin_Ngay_Nghi_201407.$C$3:.$C$29]) + SUMPRODUCT([Thong_Tin_Ngay_Nghi_201408.$B$3:.$B$31]=[.B35];[$Thong_Tin_Ngay_Nghi_201408.$C$3:.$C$31]) + SUMPRODUCT([Thong_Tin_Ngay_Nghi_201409.$B$3:.$B$33]=[.B35];[$Thong_Tin_Ngay_Nghi_201409.$C$3:.$C$33]) + SUMPRODUCT([Thong_Tin_Ngay_Nghi_201410.$B$3:.$B$35]=[.B35];[$Thong_Tin_Ngay_Nghi_201410.$C$3:.$C$35]) + SUMPRODUCT([Thong_Tin_Ngay_Nghi_201411.$B$3:.$B$35]=[.B35];[$Thong_Tin_Ngay_Nghi_201411.$C$3:.$C$35]) + SUMPRODUCT([Thong_Tin_Ngay_Nghi_201412.$B$3:.$B$36]=[.B35];[$Thong_Tin_Ngay_Nghi_201412.$C$3:.$C$36])" office:value-type="float" office:value="8">
            <text:p>8</text:p>
          </table:table-cell>
          <table:table-cell table:style-name="ce120" table:formula="of:=IF(DATE(YEAR([.E35]);MONTH([.E35]);DAY([.E35]))&lt;=DATE(YEAR([.E35]);3;31); [.F35]+[.C35]-[.G35]; IF([.G35]-[.C35]&lt;0;[.F35]-[.H35];[.F35]+[.C35]-[.H35]))" office:value-type="float" office:value="4">
            <text:p>4</text:p>
          </table:table-cell>
          <table:table-cell table:number-columns-repeated="1015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6" office:value-type="string">
            <text:p>VietBA</text:p>
          </table:table-cell>
          <table:table-cell table:style-name="ce120" office:value-type="float" office:value="2">
            <text:p>2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36]);DATE(YEAR([.D36]);12;31);NOW())" office:value-type="date" office:date-value="2014-12-31">
            <text:p>12/31/14</text:p>
          </table:table-cell>
          <table:table-cell table:style-name="ce120" table:formula="of:=IF(YEAR([.E36])&gt;YEAR([.D36]);12;IF(DAY([.E36])&lt;DAY(DATE(YEAR([.E36]);MONTH([.E36])+1;1)-1)/2;MONTH([.E36])-1;MONTH([.E36])))  -  IF(DAY(DATE(YEAR([.D36]);MONTH([.D36])+1;1)-1) - DAY([.D36]) + 1&lt; DAY(DATE(YEAR([.D36]);MONTH([.D36])+1;1)-1)/2;MONTH([.D36]);MONTH([.D36])-1)" office:value-type="float" office:value="12">
            <text:p>12</text:p>
          </table:table-cell>
          <table:table-cell table:style-name="ce126" table:formula="of:=SUMPRODUCT([Thong_Tin_Ngay_Nghi_201401.$B$3:.$B$16]=[.B36];[Thong_Tin_Ngay_Nghi_201401.$C$3:.$C$16]) + SUMPRODUCT([Thong_Tin_Ngay_Nghi_201402.$B$3:.$B$19]=[.B36];[Thong_Tin_Ngay_Nghi_201402.$C$3:.$C$19]) + SUMPRODUCT([Thong_Tin_Ngay_Nghi_201403.$B$3:.$B$19]=[.B36];[Thong_Tin_Ngay_Nghi_201403.$C$3:.$C$19])" office:value-type="float" office:value="3.5">
            <text:p>3.5</text:p>
          </table:table-cell>
          <table:table-cell table:style-name="ce128" table:formula="of:=SUMPRODUCT([Thong_Tin_Ngay_Nghi_201401.$B$3:.$B$17]=[.B36];[Thong_Tin_Ngay_Nghi_201401.$C$3:.$C$17]) + SUMPRODUCT([Thong_Tin_Ngay_Nghi_201402.$B$3:.$B$20]=[.B36];[Thong_Tin_Ngay_Nghi_201402.$C$3:.$C$20]) + SUMPRODUCT([Thong_Tin_Ngay_Nghi_201403.$B$3:.$B$20]=[.B36];[Thong_Tin_Ngay_Nghi_201403.$C$3:.$C$20]) + SUMPRODUCT([Thong_Tin_Ngay_Nghi_201404.$B$3:.$B$29]=[.B36];[Thong_Tin_Ngay_Nghi_201404.$C$3:.$C$29]) + SUMPRODUCT([Thong_Tin_Ngay_Nghi_201405.$B$2:.$B$26]=[.B36];[Thong_Tin_Ngay_Nghi_201405.$C$2:.$C$26]) +SUMPRODUCT([Thong_Tin_Ngay_Nghi_201406.$B$3:.$B$30]=[.B36];[Thong_Tin_Ngay_Nghi_201406.$C$3:.$C$30]) + SUMPRODUCT([$Thong_Tin_Ngay_Nghi_201407.$B$3:.$B$29]=[.B36];[$Thong_Tin_Ngay_Nghi_201407.$C$3:.$C$29]) + SUMPRODUCT([Thong_Tin_Ngay_Nghi_201408.$B$3:.$B$31]=[.B36];[$Thong_Tin_Ngay_Nghi_201408.$C$3:.$C$31]) + SUMPRODUCT([Thong_Tin_Ngay_Nghi_201409.$B$3:.$B$33]=[.B36];[$Thong_Tin_Ngay_Nghi_201409.$C$3:.$C$33]) + SUMPRODUCT([Thong_Tin_Ngay_Nghi_201410.$B$3:.$B$35]=[.B36];[$Thong_Tin_Ngay_Nghi_201410.$C$3:.$C$35]) + SUMPRODUCT([Thong_Tin_Ngay_Nghi_201411.$B$3:.$B$35]=[.B36];[$Thong_Tin_Ngay_Nghi_201411.$C$3:.$C$35]) + SUMPRODUCT([Thong_Tin_Ngay_Nghi_201412.$B$3:.$B$36]=[.B36];[$Thong_Tin_Ngay_Nghi_201412.$C$3:.$C$36])" office:value-type="float" office:value="13">
            <text:p>13</text:p>
          </table:table-cell>
          <table:table-cell table:style-name="ce120" table:formula="of:=IF(DATE(YEAR([.E36]);MONTH([.E36]);DAY([.E36]))&lt;=DATE(YEAR([.E36]);3;31); [.F36]+[.C36]-[.G36]; IF([.G36]-[.C36]&lt;0;[.F36]-[.H36];[.F36]+[.C36]-[.H36]))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34" office:value-type="float" office:value="31">
            <text:p>31</text:p>
          </table:table-cell>
          <table:table-cell table:style-name="ce36" office:value-type="string">
            <text:p>VietTH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4-06">
            <text:p>04/06/14</text:p>
          </table:table-cell>
          <table:table-cell table:style-name="ce123" table:formula="of:=IF(YEAR(NOW())&gt;YEAR([.D37]);DATE(YEAR([.D37]);12;31);NOW())" office:value-type="date" office:date-value="2014-12-31">
            <text:p>12/31/14</text:p>
          </table:table-cell>
          <table:table-cell table:style-name="ce120" table:formula="of:=IF(YEAR([.E37])&gt;YEAR([.D37]);12;IF(DAY([.E37])&lt;DAY(DATE(YEAR([.E37]);MONTH([.E37])+1;1)-1)/2;MONTH([.E37])-1;MONTH([.E37])))  -  IF(DAY(DATE(YEAR([.D37]);MONTH([.D37])+1;1)-1) - DAY([.D37]) + 1&lt; DAY(DATE(YEAR([.D37]);MONTH([.D37])+1;1)-1)/2;MONTH([.D37]);MONTH([.D37])-1)" office:value-type="float" office:value="9">
            <text:p>9</text:p>
          </table:table-cell>
          <table:table-cell table:style-name="ce126" table:formula="of:=SUMPRODUCT([Thong_Tin_Ngay_Nghi_201401.$B$3:.$B$16]=[.B37];[Thong_Tin_Ngay_Nghi_201401.$C$3:.$C$16]) + SUMPRODUCT([Thong_Tin_Ngay_Nghi_201402.$B$3:.$B$19]=[.B37];[Thong_Tin_Ngay_Nghi_201402.$C$3:.$C$19]) + SUMPRODUCT([Thong_Tin_Ngay_Nghi_201403.$B$3:.$B$19]=[.B37];[Thong_Tin_Ngay_Nghi_201403.$C$3:.$C$19])" office:value-type="float" office:value="0">
            <text:p>0</text:p>
          </table:table-cell>
          <table:table-cell table:style-name="ce128" table:formula="of:=SUMPRODUCT([Thong_Tin_Ngay_Nghi_201401.$B$3:.$B$17]=[.B37];[Thong_Tin_Ngay_Nghi_201401.$C$3:.$C$17]) + SUMPRODUCT([Thong_Tin_Ngay_Nghi_201402.$B$3:.$B$20]=[.B37];[Thong_Tin_Ngay_Nghi_201402.$C$3:.$C$20]) + SUMPRODUCT([Thong_Tin_Ngay_Nghi_201403.$B$3:.$B$20]=[.B37];[Thong_Tin_Ngay_Nghi_201403.$C$3:.$C$20]) + SUMPRODUCT([Thong_Tin_Ngay_Nghi_201404.$B$3:.$B$29]=[.B37];[Thong_Tin_Ngay_Nghi_201404.$C$3:.$C$29]) + SUMPRODUCT([Thong_Tin_Ngay_Nghi_201405.$B$2:.$B$26]=[.B37];[Thong_Tin_Ngay_Nghi_201405.$C$2:.$C$26]) +SUMPRODUCT([Thong_Tin_Ngay_Nghi_201406.$B$3:.$B$30]=[.B37];[Thong_Tin_Ngay_Nghi_201406.$C$3:.$C$30]) + SUMPRODUCT([$Thong_Tin_Ngay_Nghi_201407.$B$3:.$B$29]=[.B37];[$Thong_Tin_Ngay_Nghi_201407.$C$3:.$C$29]) + SUMPRODUCT([Thong_Tin_Ngay_Nghi_201408.$B$3:.$B$31]=[.B37];[$Thong_Tin_Ngay_Nghi_201408.$C$3:.$C$31]) + SUMPRODUCT([Thong_Tin_Ngay_Nghi_201409.$B$3:.$B$33]=[.B37];[$Thong_Tin_Ngay_Nghi_201409.$C$3:.$C$33]) + SUMPRODUCT([Thong_Tin_Ngay_Nghi_201410.$B$3:.$B$35]=[.B37];[$Thong_Tin_Ngay_Nghi_201410.$C$3:.$C$35]) + SUMPRODUCT([Thong_Tin_Ngay_Nghi_201411.$B$3:.$B$35]=[.B37];[$Thong_Tin_Ngay_Nghi_201411.$C$3:.$C$35]) + SUMPRODUCT([Thong_Tin_Ngay_Nghi_201412.$B$3:.$B$36]=[.B37];[$Thong_Tin_Ngay_Nghi_201412.$C$3:.$C$36])" office:value-type="float" office:value="8.5">
            <text:p>8.5</text:p>
          </table:table-cell>
          <table:table-cell table:style-name="ce120" table:formula="of:=IF(DATE(YEAR([.E37]);MONTH([.E37]);DAY([.E37]))&lt;=DATE(YEAR([.E37]);3;31); [.F37]+[.C37]-[.G37]; IF([.G37]-[.C37]&lt;0;[.F37]-[.H37];[.F37]+[.C37]-[.H37]))" office:value-type="float" office:value="0.5">
            <text:p>0.5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401" table:style-name="ta2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8" table:default-cell-style-name="Default"/>
        <table:table-row table:style-name="ro2">
          <table:table-cell table:style-name="ce51"/>
          <table:table-cell table:style-name="ce35" table:number-columns-repeated="2"/>
          <table:table-cell table:style-name="ce53" office:value-type="string" table:number-columns-spanned="31" table:number-rows-spanned="1">
            <text:p>January</text:p>
          </table:table-cell>
          <table:covered-table-cell table:number-columns-repeated="30" table:style-name="ce56"/>
          <table:table-cell table:style-name="ce57" table:number-columns-repeated="978"/>
        </table:table-row>
        <table:table-row table:style-name="ro6">
          <table:table-cell table:style-name="ce51" office:value-type="string">
            <text:p>No.</text:p>
          </table:table-cell>
          <table:table-cell table:style-name="ce51" office:value-type="string">
            <text:p>Name</text:p>
          </table:table-cell>
          <table:table-cell table:style-name="ce51" office:value-type="string">
            <text:p>Absent</text:p>
          </table:table-cell>
          <table:table-cell table:style-name="ce54" office:value-type="float" office:value="1">
            <office:annotation draw:style-name="gr7" draw:text-style-name="P2" svg:width="1.1413in" svg:height="0.2346in" svg:x="2.5587in" svg:y="0in" draw:caption-point-x="-0.2402in" draw:caption-point-y="0.2374in">
              <dc:creator>ThuyLTT</dc:creator>
              <dc:date>2014-01-04T00:00:00</dc:date>
              <text:p text:style-name="P2"><text:span text:style-name="T1">New Year Day</text:span></text:p>
            </office:annotation>
            <text:p>1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-4">
            <text:p>-4</text:p>
          </table:table-cell>
          <table:table-cell table:style-name="ce54" office:value-type="float" office:value="-5">
            <text:p>-5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-11">
            <text:p>-11</text:p>
          </table:table-cell>
          <table:table-cell table:style-name="ce54" office:value-type="float" office:value="-12">
            <text:p>-12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16">
            <text:p>16</text:p>
          </table:table-cell>
          <table:table-cell table:style-name="ce54" office:value-type="float" office:value="17">
            <text:p>17</text:p>
          </table:table-cell>
          <table:table-cell table:style-name="ce54" office:value-type="float" office:value="-18">
            <text:p>-18</text:p>
          </table:table-cell>
          <table:table-cell table:style-name="ce54" office:value-type="float" office:value="-19">
            <text:p>-19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22">
            <text:p>22</text:p>
          </table:table-cell>
          <table:table-cell table:style-name="ce54" office:value-type="float" office:value="23">
            <text:p>23</text:p>
          </table:table-cell>
          <table:table-cell table:style-name="ce54" office:value-type="float" office:value="24">
            <text:p>24</text:p>
          </table:table-cell>
          <table:table-cell table:style-name="ce54" office:value-type="float" office:value="-25">
            <text:p>-25</text:p>
          </table:table-cell>
          <table:table-cell table:style-name="ce54" office:value-type="float" office:value="-26">
            <text:p>-26</text:p>
          </table:table-cell>
          <table:table-cell table:style-name="ce54" office:value-type="float" office:value="27">
            <text:p>27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30">
            <office:annotation draw:style-name="gr7" draw:text-style-name="P2" svg:width="1.1413in" svg:height="0.2346in" svg:x="13.2724in" svg:y="0in" draw:caption-point-x="-0.2402in" draw:caption-point-y="0.2374in">
              <dc:creator>Thuy</dc:creator>
              <dc:date>2014-02-06T00:00:00</dc:date>
              <text:p text:style-name="P2"><text:span text:style-name="T1">Tết Âm Lịch</text:span></text:p>
            </office:annotation>
            <text:p>30</text:p>
          </table:table-cell>
          <table:table-cell table:style-name="ce54" office:value-type="float" office:value="31">
            <office:annotation draw:style-name="gr7" draw:text-style-name="P2" svg:width="1.1413in" svg:height="0.2346in" svg:x="13.6421in" svg:y="0.0524in" draw:caption-point-x="-0.2402in" draw:caption-point-y="0.185in">
              <dc:creator>Thuy</dc:creator>
              <dc:date>2014-02-06T00:00:00</dc:date>
              <text:p text:style-name="P2"><text:span text:style-name="T1">Tết Âm Lịch</text:span></text:p>
            </office:annotation>
            <text:p>31</text:p>
          </table:table-cell>
          <table:table-cell table:style-name="ce57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52" table:formula="of:=SUM([.D3:.AH3])" office:value-type="float" office:value="0">
            <text:p>0</text:p>
          </table:table-cell>
          <table:table-cell table:style-name="ce55"/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0">
            <text:p>0</text:p>
          </table:table-cell>
          <table:table-cell table:style-name="ce5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52" table:formula="of:=SUM([.D4:.AH4])" office:value-type="float" office:value="7">
            <text:p>7</text:p>
          </table:table-cell>
          <table:table-cell table:style-name="ce55"/>
          <table:table-cell table:number-columns-repeated="2" table:style-name="ce55" office:value-type="float" office:value="1">
            <text:p>1</text:p>
          </table:table-cell>
          <table:table-cell table:style-name="ce55" table:number-columns-repeated="2"/>
          <table:table-cell table:number-columns-repeated="2" table:style-name="ce55" office:value-type="float" office:value="1"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1">
            <text:p>1</text:p>
          </table:table-cell>
          <table:table-cell table:style-name="ce5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52" table:formula="of:=SUM([.D5:.AH5])" office:value-type="float" office:value="0.5">
            <text:p>0.5</text:p>
          </table:table-cell>
          <table:table-cell table:style-name="ce55"/>
          <table:table-cell table:style-name="ce55" office:value-type="float" office:value="0">
            <text:p>0</text:p>
          </table:table-cell>
          <table:table-cell table:style-name="ce55" office:value-type="float" office:value="0.5">
            <text:p>0.5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0">
            <text:p>0</text:p>
          </table:table-cell>
          <table:table-cell table:style-name="ce5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52" table:formula="of:=SUM([.D6:.AH6])" office:value-type="float" office:value="3">
            <text:p>3</text:p>
          </table:table-cell>
          <table:table-cell table:style-name="ce55"/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1">
            <text:p>1</text:p>
          </table:table-cell>
          <table:table-cell table:style-name="ce5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52" table:formula="of:=SUM([.D7:.AH7])" office:value-type="float" office:value="0">
            <text:p>0</text:p>
          </table:table-cell>
          <table:table-cell table:style-name="ce55"/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0">
            <text:p>0</text:p>
          </table:table-cell>
          <table:table-cell table:style-name="ce5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pNH</text:p>
          </table:table-cell>
          <table:table-cell table:style-name="ce52" table:formula="of:=SUM([.D8:.AH8])" office:value-type="float" office:value="0">
            <text:p>0</text:p>
          </table:table-cell>
          <table:table-cell table:style-name="ce55"/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style-name="ce55" office:value-type="float" office:value="0">
            <office:annotation draw:style-name="gr7" draw:text-style-name="P2" svg:width="1.1413in" svg:height="0.5457in" svg:x="6.9921in" svg:y="1.1244in" draw:caption-point-x="-0.2402in" draw:caption-point-y="0.5988in">
              <dc:creator>Thuy</dc:creator>
              <dc:date>2014-01-20T00:00:00</dc:date>
              <text:p text:style-name="P2"><text:span text:style-name="T1">Nghỉ 0.5 nhưng đã làm bù tối 13/1</text:span></text:p>
            </office:annotation>
            <text:p>0</text:p>
          </table:table-cell>
          <table:table-cell table:number-columns-repeated="4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0">
            <text:p>0</text:p>
          </table:table-cell>
          <table:table-cell table:style-name="ce5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uongDT</text:p>
          </table:table-cell>
          <table:table-cell table:style-name="ce52" table:formula="of:=SUM([.D9:.AH9])" office:value-type="float" office:value="7.5">
            <text:p>7.5</text:p>
          </table:table-cell>
          <table:table-cell table:style-name="ce55"/>
          <table:table-cell table:number-columns-repeated="2" table:style-name="ce55" office:value-type="float" office:value="1">
            <text:p>1</text:p>
          </table:table-cell>
          <table:table-cell table:style-name="ce55" table:number-columns-repeated="2"/>
          <table:table-cell table:number-columns-repeated="2" table:style-name="ce55" office:value-type="float" office:value="1"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0">
            <text:p>0</text:p>
          </table:table-cell>
          <table:table-cell table:style-name="ce55" office:value-type="float" office:value="0.5">
            <text:p>0.5</text:p>
          </table:table-cell>
          <table:table-cell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1">
            <text:p>1</text:p>
          </table:table-cell>
          <table:table-cell table:style-name="ce5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LocNP</text:p>
          </table:table-cell>
          <table:table-cell table:style-name="ce52" table:formula="of:=SUM([.D10:.AH10])" office:value-type="float" office:value="0">
            <text:p>0</text:p>
          </table:table-cell>
          <table:table-cell table:style-name="ce55"/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style-name="ce55" office:value-type="float" office:value="0">
            <office:annotation draw:style-name="gr7" draw:text-style-name="P2" svg:width="1.1413in" svg:height="0.5457in" svg:x="4.4059in" svg:y="1.6201in" draw:caption-point-x="-0.2402in" draw:caption-point-y="0.5988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55" office:value-type="float" office:value="0">
            <text:p>0</text:p>
          </table:table-cell>
          <table:table-cell table:style-name="ce55" table:number-columns-repeated="2"/>
          <table:table-cell table:style-name="ce55" office:value-type="float" office:value="0">
            <office:annotation draw:style-name="gr7" draw:text-style-name="P2" svg:width="1.1413in" svg:height="0.5457in" svg:x="6.9921in" svg:y="1.6201in" draw:caption-point-x="-0.2402in" draw:caption-point-y="0.5988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0">
            <text:p>0</text:p>
          </table:table-cell>
          <table:table-cell table:style-name="ce5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NamTV</text:p>
          </table:table-cell>
          <table:table-cell table:style-name="ce52" table:formula="of:=SUM([.D11:.AH11])" office:value-type="float" office:value="1">
            <text:p>1</text:p>
          </table:table-cell>
          <table:table-cell table:style-name="ce55"/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NhanNM</text:p>
          </table:table-cell>
          <table:table-cell table:style-name="ce52" table:formula="of:=SUM([.D12:.AH12])" office:value-type="float" office:value="1.5">
            <text:p>1.5</text:p>
          </table:table-cell>
          <table:table-cell table:style-name="ce55"/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style-name="ce55" office:value-type="float" office:value="0.5">
            <text:p>0.5</text:p>
          </table:table-cell>
          <table:table-cell table:number-columns-repeated="4" table:style-name="ce55" office:value-type="float" office:value="0">
            <text:p>0</text:p>
          </table:table-cell>
          <table:table-cell table:style-name="ce55" table:number-columns-repeated="2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ThaoDTH</text:p>
          </table:table-cell>
          <table:table-cell table:style-name="ce52" table:formula="of:=SUM([.D13:.AH13])" office:value-type="float" office:value="3.5">
            <text:p>3.5</text:p>
          </table:table-cell>
          <table:table-cell table:style-name="ce55"/>
          <table:table-cell table:style-name="ce55" office:value-type="float" office:value="0.5">
            <text:p>0.5</text:p>
          </table:table-cell>
          <table:table-cell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1">
            <text:p>1</text:p>
          </table:table-cell>
          <table:table-cell table:style-name="ce5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ThieuNV</text:p>
          </table:table-cell>
          <table:table-cell table:style-name="ce52" table:formula="of:=SUM([.D14:.AH14])" office:value-type="float" office:value="3">
            <text:p>3</text:p>
          </table:table-cell>
          <table:table-cell table:style-name="ce55"/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1">
            <text:p>1</text:p>
          </table:table-cell>
          <table:table-cell table:style-name="ce5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uyLTT</text:p>
          </table:table-cell>
          <table:table-cell table:style-name="ce52" table:formula="of:=SUM([.D15:.AH15])" office:value-type="float" office:value="3.5">
            <text:p>3.5</text:p>
          </table:table-cell>
          <table:table-cell table:style-name="ce55"/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0.5">
            <text:p>0.5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1">
            <text:p>1</text:p>
          </table:table-cell>
          <table:table-cell table:style-name="ce5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VietBA</text:p>
          </table:table-cell>
          <table:table-cell table:style-name="ce52" table:formula="of:=SUM([.D16:.AH16])" office:value-type="float" office:value="1.5">
            <text:p>1.5</text:p>
          </table:table-cell>
          <table:table-cell table:style-name="ce55"/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0">
            <text:p>0</text:p>
          </table:table-cell>
          <table:table-cell table:style-name="ce55" office:value-type="float" office:value="0.5">
            <text:p>0.5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0">
            <text:p>0</text:p>
          </table:table-cell>
          <table:table-cell table:style-name="ce55" table:number-columns-repeated="2"/>
          <table:table-cell table:style-name="ce35" table:number-columns-repeated="958"/>
          <table:table-cell table:number-columns-repeated="20"/>
        </table:table-row>
        <table:table-row table:style-name="ro2" table:number-rows-repeated="9">
          <table:table-cell table:style-name="ce35" table:number-columns-repeated="992"/>
          <table:table-cell table:number-columns-repeated="20"/>
        </table:table-row>
        <table:table-row table:style-name="ro2">
          <table:table-cell table:style-name="ce35" table:number-columns-repeated="21"/>
          <table:table-cell table:style-name="ce35" office:value-type="string">
            <text:p>=</text:p>
          </table:table-cell>
          <table:table-cell table:style-name="ce35" table:number-columns-repeated="970"/>
          <table:table-cell table:number-columns-repeated="20"/>
        </table:table-row>
        <table:table-row table:style-name="ro2" table:number-rows-repeated="65400">
          <table:table-cell table:style-name="ce35" table:number-columns-repeated="992"/>
          <table:table-cell table:number-columns-repeated="20"/>
        </table:table-row>
        <table:table-row table:style-name="ro2" table:number-rows-repeated="983149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Thong_Tin_Ngay_Nghi_201402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8" table:default-cell-style-name="Default"/>
        <table:table-column table:style-name="co7" table:number-columns-repeated="978" table:default-cell-style-name="Default"/>
        <table:table-row table:style-name="ro2">
          <table:table-cell table:style-name="ce51"/>
          <table:table-cell table:style-name="ce35" table:number-columns-repeated="2"/>
          <table:table-cell table:style-name="ce59" office:value-type="string" table:number-columns-spanned="28" table:number-rows-spanned="1">
            <text:p>February</text:p>
          </table:table-cell>
          <table:covered-table-cell table:number-columns-repeated="27" table:style-name="ce62"/>
          <table:table-cell table:style-name="ce57" table:number-columns-repeated="978"/>
        </table:table-row>
        <table:table-row table:style-name="ro6">
          <table:table-cell table:style-name="ce51" office:value-type="string">
            <text:p>No.</text:p>
          </table:table-cell>
          <table:table-cell table:style-name="ce51" office:value-type="string">
            <text:p>Name</text:p>
          </table:table-cell>
          <table:table-cell table:style-name="ce51" office:value-type="string">
            <text:p>Absent</text:p>
          </table:table-cell>
          <table:table-cell table:style-name="ce60" office:value-type="float" office:value="1">
            <office:annotation draw:style-name="gr7" draw:text-style-name="P2" svg:width="1.1413in" svg:height="0.2346in" svg:x="2.5587in" svg:y="0.0492in" draw:caption-point-x="-0.2402in" draw:caption-point-y="0.1882in">
              <dc:creator>Thuy</dc:creator>
              <dc:date>2014-02-07T00:00:00</dc:date>
              <text:p text:style-name="P2"><text:span text:style-name="T1">Tết Âm Lịch</text:span></text:p>
            </office:annotation>
            <text:p>1</text:p>
          </table:table-cell>
          <table:table-cell table:style-name="ce60" office:value-type="float" office:value="2">
            <office:annotation draw:style-name="gr7" draw:text-style-name="P2" svg:width="1.1413in" svg:height="0.2346in" svg:x="2.928in" svg:y="0.0492in" draw:caption-point-x="-0.2402in" draw:caption-point-y="0.1882in">
              <dc:creator>Thuy</dc:creator>
              <dc:date>2014-02-07T00:00:00</dc:date>
              <text:p text:style-name="P2"><text:span text:style-name="T1">Tết Âm Lịch</text:span></text:p>
            </office:annotation>
            <text:p>2</text:p>
          </table:table-cell>
          <table:table-cell table:style-name="ce60" office:value-type="float" office:value="3">
            <office:annotation draw:style-name="gr7" draw:text-style-name="P2" svg:width="1.1413in" svg:height="0.2346in" svg:x="3.2976in" svg:y="0.0492in" draw:caption-point-x="-0.2402in" draw:caption-point-y="0.1882in">
              <dc:creator>Thuy</dc:creator>
              <dc:date>2014-02-07T00:00:00</dc:date>
              <text:p text:style-name="P2"><text:span text:style-name="T1">Tết Âm Lịch</text:span></text:p>
            </office:annotation>
            <text:p>3</text:p>
          </table:table-cell>
          <table:table-cell table:style-name="ce60" office:value-type="float" office:value="4">
            <office:annotation draw:style-name="gr7" draw:text-style-name="P2" svg:width="1.1413in" svg:height="0.2346in" svg:x="3.6669in" svg:y="0.0492in" draw:caption-point-x="-0.2402in" draw:caption-point-y="0.1882in">
              <dc:creator>Thuy</dc:creator>
              <dc:date>2014-02-07T00:00:00</dc:date>
              <text:p text:style-name="P2"><text:span text:style-name="T1">Tết Âm Lịch</text:span></text:p>
            </office:annotation>
            <text:p>4</text:p>
          </table:table-cell>
          <table:table-cell table:style-name="ce60" office:value-type="float" office:value="5">
            <office:annotation draw:style-name="gr7" draw:text-style-name="P2" svg:width="1.1413in" svg:height="0.2346in" svg:x="4.0362in" svg:y="0.0492in" draw:caption-point-x="-0.2402in" draw:caption-point-y="0.1882in">
              <dc:creator>Thuy</dc:creator>
              <dc:date>2014-02-07T00:00:00</dc:date>
              <text:p text:style-name="P2"><text:span text:style-name="T1">Tết Âm Lịch</text:span></text:p>
            </office:annotation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-8">
            <text:p>-8</text:p>
          </table:table-cell>
          <table:table-cell table:style-name="ce60" office:value-type="float" office:value="-9">
            <text:p>-9</text:p>
          </table:table-cell>
          <table:table-cell table:style-name="ce60" office:value-type="float" office:value="10">
            <text:p>10</text:p>
          </table:table-cell>
          <table:table-cell table:style-name="ce60" office:value-type="float" office:value="11">
            <text:p>11</text:p>
          </table:table-cell>
          <table:table-cell table:style-name="ce60" office:value-type="float" office:value="12">
            <text:p>12</text:p>
          </table:table-cell>
          <table:table-cell table:style-name="ce60" office:value-type="float" office:value="13">
            <text:p>13</text:p>
          </table:table-cell>
          <table:table-cell table:style-name="ce60" office:value-type="float" office:value="14">
            <text:p>14</text:p>
          </table:table-cell>
          <table:table-cell table:style-name="ce60" office:value-type="float" office:value="-15">
            <text:p>-15</text:p>
          </table:table-cell>
          <table:table-cell table:style-name="ce60" office:value-type="float" office:value="-16">
            <text:p>-16</text:p>
          </table:table-cell>
          <table:table-cell table:style-name="ce60" office:value-type="float" office:value="17">
            <text:p>17</text:p>
          </table:table-cell>
          <table:table-cell table:style-name="ce60" office:value-type="float" office:value="18">
            <text:p>18</text:p>
          </table:table-cell>
          <table:table-cell table:style-name="ce60" office:value-type="float" office:value="19">
            <text:p>19</text:p>
          </table:table-cell>
          <table:table-cell table:style-name="ce60" office:value-type="float" office:value="20">
            <text:p>20</text:p>
          </table:table-cell>
          <table:table-cell table:style-name="ce60" office:value-type="float" office:value="21">
            <text:p>21</text:p>
          </table:table-cell>
          <table:table-cell table:style-name="ce60" office:value-type="float" office:value="-22">
            <text:p>-22</text:p>
          </table:table-cell>
          <table:table-cell table:style-name="ce60" office:value-type="float" office:value="-23">
            <text:p>-23</text:p>
          </table:table-cell>
          <table:table-cell table:style-name="ce60" office:value-type="float" office:value="24">
            <text:p>24</text:p>
          </table:table-cell>
          <table:table-cell table:style-name="ce60" office:value-type="float" office:value="25">
            <text:p>25</text:p>
          </table:table-cell>
          <table:table-cell table:style-name="ce60" office:value-type="float" office:value="26">
            <text:p>26</text:p>
          </table:table-cell>
          <table:table-cell table:style-name="ce60" office:value-type="float" office:value="27">
            <text:p>27</text:p>
          </table:table-cell>
          <table:table-cell table:style-name="ce60" office:value-type="float" office:value="28">
            <text:p>28</text:p>
          </table:table-cell>
          <table:table-cell table:style-name="ce57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58" table:formula="of:=SUM([.D3:.AE3])" office:value-type="float" office:value="0">
            <text:p>0</text:p>
          </table:table-cell>
          <table:table-cell table:style-name="ce61" table:number-columns-repeated="5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58" table:formula="of:=SUM([.D4:.AE4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58" table:formula="of:=SUM([.D5:.AE5])" office:value-type="float" office:value="0">
            <text:p>0</text:p>
          </table:table-cell>
          <table:table-cell table:style-name="ce61" table:number-columns-repeated="16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58" table:formula="of:=SUM([.D6:.AE6])" office:value-type="float" office:value="2.5">
            <text:p>2.5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">
            <office:annotation draw:style-name="gr7" draw:text-style-name="P2" svg:width="1.1413in" svg:height="0.8567in" svg:x="9.9476in" svg:y="0.6287in" draw:caption-point-x="-0.2402in" draw:caption-point-y="0.5992in">
              <dc:creator>Thuy</dc:creator>
              <dc:date>2014-03-26T00:00:00</dc:date>
              <text:p text:style-name="P2"><text:span text:style-name="T1">Có nghỉ 0.5 ngày – đi học. Đã làm bù nên ko tính nghỉ (check file quản lý timeslot)</text:span></text:p>
            </office:annotation>
            <text:p>0</text:p>
          </table:table-cell>
          <table:table-cell table:style-name="ce61" table:number-columns-repeated="2"/>
          <table:table-cell table:style-name="ce61" office:value-type="float" office:value="0">
            <office:annotation draw:style-name="gr7" draw:text-style-name="P2" svg:width="1.1413in" svg:height="0.8567in" svg:x="11.0559in" svg:y="0.6287in" draw:caption-point-x="-0.2402in" draw:caption-point-y="0.5992in">
              <dc:creator>Thuy</dc:creator>
              <dc:date>2014-03-26T00:00:00</dc:date>
              <text:p text:style-name="P2"><text:span text:style-name="T1">Đi học 1h30 – 4h45 nhưng có làm bù, ko tính nghỉ (check file quản lý timeslot)</text:span></text:p>
            </office:annotation>
            <text:p>0</text:p>
          </table:table-cell>
          <table:table-cell table:style-name="ce61" office:value-type="float" office:value="0">
            <office:annotation draw:style-name="gr7" draw:text-style-name="P2" svg:width="1.1413in" svg:height="0.8567in" svg:x="11.4252in" svg:y="0.6287in" draw:caption-point-x="-0.2402in" draw:caption-point-y="0.5992in">
              <dc:creator>Thuy</dc:creator>
              <dc:date>2014-03-26T00:00:00</dc:date>
              <text:p text:style-name="P2"><text:span text:style-name="T1">Đi học 1h30 – 5h nhưng có làm bù, ko tính nghỉ (check file quản lý timeslot)</text:span></text:p>
            </office:annotation>
            <text:p>0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">
            <office:annotation draw:style-name="gr7" draw:text-style-name="P2" svg:width="1.1413in" svg:height="0.8567in" svg:x="12.1642in" svg:y="0.6287in" draw:caption-point-x="-0.2402in" draw:caption-point-y="0.5992in">
              <dc:creator>Thuy</dc:creator>
              <dc:date>2014-03-26T00:00:00</dc:date>
              <text:p text:style-name="P2"><text:span text:style-name="T1">Đi học 8h – 11h30 nhưng có làm bù, ko tính nghỉ (check file quản lý timeslot)</text:span></text:p>
            </office:annotation>
            <text:p>0</text:p>
          </table:table-cell>
          <table:table-cell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58" table:formula="of:=SUM([.D7:.AE7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58" table:formula="of:=SUM([.D8:.AE8])" office:value-type="float" office:value="3">
            <text:p>3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3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58" table:formula="of:=SUM([.D9:.AE9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ongDT</text:p>
          </table:table-cell>
          <table:table-cell table:style-name="ce58" table:formula="of:=SUM([.D10:.AE10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LocNP</text:p>
          </table:table-cell>
          <table:table-cell table:style-name="ce58" table:formula="of:=SUM([.D11:.AE11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NamTV</text:p>
          </table:table-cell>
          <table:table-cell table:style-name="ce58" table:formula="of:=SUM([.D12:.AE12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hanNM</text:p>
          </table:table-cell>
          <table:table-cell table:style-name="ce58" table:formula="of:=SUM([.D13:.AE13])" office:value-type="float" office:value="3">
            <text:p>3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ThaoDTH</text:p>
          </table:table-cell>
          <table:table-cell table:style-name="ce58" table:formula="of:=SUM([.D14:.AE14])" office:value-type="float" office:value="2.5">
            <text:p>2.5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ieuNV</text:p>
          </table:table-cell>
          <table:table-cell table:style-name="ce58" table:formula="of:=SUM([.D15:.AE15])" office:value-type="float" office:value="2.5">
            <text:p>2.5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uyLTT</text:p>
          </table:table-cell>
          <table:table-cell table:style-name="ce58" table:formula="of:=SUM([.D16:.AE16])" office:value-type="float" office:value="0">
            <text:p>0</text:p>
          </table:table-cell>
          <table:table-cell table:style-name="ce61" table:number-columns-repeated="5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VietBA</text:p>
          </table:table-cell>
          <table:table-cell table:style-name="ce58" table:formula="of:=SUM([.D17:.AE17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2" table:number-rows-repeated="65410">
          <table:table-cell table:style-name="ce35" table:number-columns-repeated="989"/>
          <table:table-cell table:number-columns-repeated="20"/>
        </table:table-row>
        <table:table-row table:style-name="ro2" table:number-rows-repeated="983148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3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1"/>
          <table:table-cell table:style-name="ce35" table:number-columns-repeated="2"/>
          <table:table-cell table:style-name="ce64" office:value-type="string" table:number-columns-spanned="31" table:number-rows-spanned="1">
            <text:p>March</text:p>
          </table:table-cell>
          <table:covered-table-cell table:number-columns-repeated="30" table:style-name="ce67"/>
          <table:table-cell table:style-name="ce57" table:number-columns-repeated="975"/>
        </table:table-row>
        <table:table-row table:style-name="ro6">
          <table:table-cell table:style-name="ce51" office:value-type="string">
            <text:p>No.</text:p>
          </table:table-cell>
          <table:table-cell table:style-name="ce51" office:value-type="string">
            <text:p>Name</text:p>
          </table:table-cell>
          <table:table-cell table:style-name="ce51" office:value-type="string">
            <text:p>Absent</text:p>
          </table:table-cell>
          <table:table-cell table:style-name="ce65" office:value-type="float" office:value="-1">
            <text:p>-1</text:p>
          </table:table-cell>
          <table:table-cell table:style-name="ce65" office:value-type="float" office:value="-2">
            <text:p>-2</text:p>
          </table:table-cell>
          <table:table-cell table:style-name="ce65" office:value-type="float" office:value="3">
            <text:p>3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-8">
            <text:p>-8</text:p>
          </table:table-cell>
          <table:table-cell table:style-name="ce65" office:value-type="float" office:value="-9">
            <text:p>-9</text:p>
          </table:table-cell>
          <table:table-cell table:style-name="ce65" office:value-type="float" office:value="10">
            <text:p>10</text:p>
          </table:table-cell>
          <table:table-cell table:style-name="ce65" office:value-type="float" office:value="11">
            <text:p>11</text:p>
          </table:table-cell>
          <table:table-cell table:style-name="ce65" office:value-type="float" office:value="12">
            <text:p>12</text:p>
          </table:table-cell>
          <table:table-cell table:style-name="ce65" office:value-type="float" office:value="13">
            <text:p>13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-15">
            <text:p>-15</text:p>
          </table:table-cell>
          <table:table-cell table:style-name="ce65" office:value-type="float" office:value="-16">
            <text:p>-16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18">
            <text:p>18</text:p>
          </table:table-cell>
          <table:table-cell table:style-name="ce65" office:value-type="float" office:value="19">
            <text:p>19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21">
            <text:p>21</text:p>
          </table:table-cell>
          <table:table-cell table:style-name="ce65" office:value-type="float" office:value="-22">
            <text:p>-22</text:p>
          </table:table-cell>
          <table:table-cell table:style-name="ce65" office:value-type="float" office:value="-23">
            <text:p>-23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25">
            <text:p>25</text:p>
          </table:table-cell>
          <table:table-cell table:style-name="ce65" office:value-type="float" office:value="26">
            <text:p>26</text:p>
          </table:table-cell>
          <table:table-cell table:style-name="ce65" office:value-type="float" office:value="27">
            <text:p>27</text:p>
          </table:table-cell>
          <table:table-cell table:style-name="ce65" office:value-type="float" office:value="28">
            <text:p>28</text:p>
          </table:table-cell>
          <table:table-cell table:style-name="ce65" office:value-type="float" office:value="-29">
            <text:p>-29</text:p>
          </table:table-cell>
          <table:table-cell table:style-name="ce65" office:value-type="float" office:value="-30">
            <text:p>-30</text:p>
          </table:table-cell>
          <table:table-cell table:style-name="ce65" office:value-type="float" office:value="31">
            <text:p>31</text:p>
          </table:table-cell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63" table:formula="of:=SUM([.D3:.AE3])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63" table:formula="of:=SUM([.D4:.AE4])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3" table:style-name="ce66" office:value-type="float" office:value="0">
            <text:p>0</text:p>
          </table:table-cell>
          <table:table-cell table:style-name="ce66" office:value-type="float" office:value="0">
            <office:annotation draw:style-name="gr7" draw:text-style-name="P2" svg:width="1.1413in" svg:height="0.3902in" svg:x="9.578in" svg:y="0.1303in" draw:caption-point-x="-0.2402in" draw:caption-point-y="0.6024in">
              <dc:creator>Thuy</dc:creator>
              <dc:date>2014-03-26T00:00:00</dc:date>
              <text:p text:style-name="P2"><text:span text:style-name="T1">9h vào nhưng có làm bù</text:span></text:p>
            </office:annotation>
            <text:p>0</text:p>
          </table:table-cell>
          <table:table-cell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63" table:formula="of:=SUM([.D5:.AE5])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63" table:formula="of:=SUM([.D6:.AE6])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office:annotation draw:style-name="gr7" draw:text-style-name="P2" svg:width="1.1413in" svg:height="0.8567in" svg:x="3.2976in" svg:y="0.6248in" draw:caption-point-x="-0.2402in" draw:caption-point-y="0.6031in">
              <dc:creator>Thuy</dc:creator>
              <dc:date>2014-03-26T00:00:00</dc:date>
              <text:p text:style-name="P2"><text:span text:style-name="T1">Đi học 1h30 – 5h30 nhưng có làm bù, ko tính nghỉ (check file quản lý timeslot)</text:span></text:p>
            </office:annotation>
            <text:p>0</text:p>
          </table:table-cell>
          <table:table-cell table:style-name="ce66" office:value-type="float" office:value="0">
            <office:annotation draw:style-name="gr7" draw:text-style-name="P2" svg:width="1.1413in" svg:height="0.8567in" svg:x="3.6669in" svg:y="0.6248in" draw:caption-point-x="-0.2402in" draw:caption-point-y="0.6031in">
              <dc:creator>Thuy</dc:creator>
              <dc:date>2014-03-26T00:00:00</dc:date>
              <text:p text:style-name="P2"><text:span text:style-name="T1">Đi học 1h30 – 4h <text:s/>nhưng có làm bù, ko tính nghỉ (check file quản lý timeslot)</text:span></text:p>
            </office:annotation>
            <text:p>0</text:p>
          </table:table-cell>
          <table:table-cell table:style-name="ce66" office:value-type="float" office:value="0">
            <office:annotation draw:style-name="gr7" draw:text-style-name="P2" svg:width="1.1413in" svg:height="0.8567in" svg:x="4.0362in" svg:y="0.6248in" draw:caption-point-x="-0.2402in" draw:caption-point-y="0.6031in">
              <dc:creator>Thuy</dc:creator>
              <dc:date>2014-03-26T00:00:00</dc:date>
              <text:p text:style-name="P2"><text:span text:style-name="T1">Đi học 3h30 – 5h30 <text:s/>nhưng có làm bù, ko tính nghỉ (check file quản lý timeslot)</text:span></text:p>
            </office:annotation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office:annotation draw:style-name="gr7" draw:text-style-name="P2" svg:width="1.1413in" svg:height="0.8567in" svg:x="5.8835in" svg:y="0.6248in" draw:caption-point-x="-0.2402in" draw:caption-point-y="0.6031in">
              <dc:creator>Thuy</dc:creator>
              <dc:date>2014-03-26T00:00:00</dc:date>
              <text:p text:style-name="P2"><text:span text:style-name="T1">Đi học 8h - 12h <text:s/>nhưng có làm bù, ko tính nghỉ (check file quản lý timeslot)</text:span></text:p>
            </office:annotation>
            <text:p>0</text:p>
          </table:table-cell>
          <table:table-cell table:number-columns-repeated="4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office:annotation draw:style-name="gr7" draw:text-style-name="P2" svg:width="1.1413in" svg:height="0.2346in" svg:x="13.6421in" svg:y="0.6272in" draw:caption-point-x="-0.2402in" draw:caption-point-y="0.6008in">
              <dc:date>2014-04-01T00:00:00</dc:date>
              <text:p text:style-name="P2"><text:span text:style-name="T1">Đi học từ 8h-10h</text:span></text:p>
            </office:annotation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63" table:formula="of:=SUM([.D7:.AE7])" office:value-type="float" office:value="1.5">
            <text:p>1.5</text:p>
          </table:table-cell>
          <table:table-cell table:style-name="ce66" table:number-columns-repeated="2"/>
          <table:table-cell table:style-name="ce66" office:value-type="float" office:value="0.5">
            <text:p>0.5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63" table:formula="of:=SUM([.D8:.AE8])" office:value-type="float" office:value="0.5">
            <text:p>0.5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4"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63" table:formula="of:=SUM([.D9:.AE9])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ongDT</text:p>
          </table:table-cell>
          <table:table-cell table:style-name="ce63" table:formula="of:=SUM([.D10:.AE10])" office:value-type="float" office:value="0.5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LocNP</text:p>
          </table:table-cell>
          <table:table-cell table:style-name="ce63" table:formula="of:=SUM([.D11:.AE11])" office:value-type="float" office:value="2">
            <text:p>2</text:p>
          </table:table-cell>
          <table:table-cell table:style-name="ce66" table:number-columns-repeated="2"/>
          <table:table-cell table:style-name="ce66" office:value-type="float" office:value="0.5">
            <text:p>0.5</text:p>
          </table:table-cell>
          <table:table-cell table:style-name="ce66" office:value-type="float" office:value="0">
            <office:annotation draw:style-name="gr7" draw:text-style-name="P2" svg:width="1.1413in" svg:height="0.7012in" svg:x="3.6669in" svg:y="1.8634in" draw:caption-point-x="-0.2402in" draw:caption-point-y="0.6031in">
              <dc:creator>Thuy</dc:creator>
              <dc:date>2014-03-26T00:00:00</dc:date>
              <text:p text:style-name="P2"><text:span text:style-name="T1">Nghỉ giữa giờ 1h (lên trường). Đã có làm bù (check với Ms. BinhNT)</text:span></text:p>
            </office:annotation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style-name="ce66" table:number-columns-repeated="2"/>
          <table:table-cell table:number-columns-repeated="4" table:style-name="ce66" office:value-type="float" office:value="0">
            <text:p>0</text:p>
          </table:table-cell>
          <table:table-cell table:style-name="ce66" office:value-type="float" office:value="0.5">
            <office:annotation draw:style-name="gr7" draw:text-style-name="P2" svg:width="1.1413in" svg:height="0.5457in" svg:x="7.3614in" svg:y="1.8638in" draw:caption-point-x="-0.2402in" draw:caption-point-y="0.6028in">
              <dc:creator>Thuy</dc:creator>
              <dc:date>2014-03-26T00:00:00</dc:date>
              <text:p text:style-name="P2"><text:span text:style-name="T1">Đi trễ (11h vào) tính nghỉ 0.5 ngày</text:span></text:p>
            </office:annotation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">
            <text:p>0</text:p>
          </table:table-cell>
          <table:table-cell table:style-name="ce66" office:value-type="float" office:value="0.5">
            <office:annotation draw:style-name="gr7" draw:text-style-name="P2" svg:width="1.1413in" svg:height="0.5457in" svg:x="9.578in" svg:y="1.8642in" draw:caption-point-x="-0.2402in" draw:caption-point-y="0.6024in">
              <dc:creator>Thuy</dc:creator>
              <dc:date>2014-03-26T00:00:00</dc:date>
              <text:p text:style-name="P2"><text:span text:style-name="T1">Hơn 10h30 vào công ty, tính vắng 0.5</text:span></text:p>
            </office:annotation>
            <text:p>0.5</text:p>
          </table:table-cell>
          <table:table-cell table:style-name="ce66" office:value-type="float" office:value="0">
            <text:p>0</text:p>
          </table:table-cell>
          <table:table-cell table:style-name="ce66" table:number-columns-repeated="2"/>
          <table:table-cell table:number-columns-repeated="3" table:style-name="ce66" office:value-type="float" office:value="0">
            <text:p>0</text:p>
          </table:table-cell>
          <table:table-cell table:style-name="ce66" office:value-type="float" office:value="0">
            <office:annotation draw:style-name="gr7" draw:text-style-name="P2" svg:width="1.1413in" svg:height="0.3902in" svg:x="12.1642in" svg:y="1.8646in" draw:caption-point-x="-0.2402in" draw:caption-point-y="0.602in">
              <dc:date>2014-03-31T00:00:00</dc:date>
              <text:p text:style-name="P2"><text:span text:style-name="T1">Đi trễ 1h nhưng có làm bù</text:span></text:p>
            </office:annotation>
            <text:p>0</text:p>
          </table:table-cell>
          <table:table-cell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Q</text:p>
          </table:table-cell>
          <table:table-cell table:style-name="ce63" table:formula="of:=SUM([.D12:.AE12])" office:value-type="float" office:value="0">
            <text:p>0</text:p>
          </table:table-cell>
          <table:table-cell table:style-name="ce66" table:number-columns-repeated="18"/>
          <table:table-cell table:number-columns-repeated="3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amTV</text:p>
          </table:table-cell>
          <table:table-cell table:style-name="ce63" table:formula="of:=SUM([.D13:.AE13])" office:value-type="float" office:value="4">
            <text:p>4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4" table:style-name="ce66" office:value-type="float" office:value="1">
            <text:p>1</text:p>
          </table:table-cell>
          <table:table-cell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hanNM</text:p>
          </table:table-cell>
          <table:table-cell table:style-name="ce63" table:formula="of:=SUM([.D14:.AE14])" office:value-type="float" office:value="0.5">
            <text:p>0.5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66" office:value-type="float" office:value="0.5">
            <office:annotation draw:style-name="gr7" draw:text-style-name="P2" svg:width="1.1413in" svg:height="1.3232in" svg:x="11.4252in" svg:y="2.6071in" draw:caption-point-x="-0.2402in" draw:caption-point-y="0.6024in">
              <dc:creator>Thuy</dc:creator>
              <dc:date>2014-03-26T00:00:00</dc:date>
              <text:p text:style-name="P2"><text:span text:style-name="T1">Trễ 2hrs, tính vắng 0.5. Cuối tuần confirm lại xem có làm bù (theo yêu cầu dự án) ko, nếu có, ko tính vắng</text:span></text:p>
              <text:p text:style-name="P2"><text:span text:style-name="T1"/></text:p>
            </office:annotation>
            <text:p>0.5</text:p>
          </table:table-cell>
          <table:table-cell table:number-columns-repeated="3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aoDTH</text:p>
          </table:table-cell>
          <table:table-cell table:style-name="ce63" table:formula="of:=SUM([.D15:.AE15])" office:value-type="float" office:value="2">
            <text:p>2</text:p>
          </table:table-cell>
          <table:table-cell table:style-name="ce66" table:number-columns-repeated="2"/>
          <table:table-cell table:number-columns-repeated="2"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number-columns-repeated="2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2"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style-name="ce66" office:value-type="float" office:value="0">
            <office:annotation draw:style-name="gr7" draw:text-style-name="P2" svg:width="1.1413in" svg:height="0.3902in" svg:x="9.578in" svg:y="2.8547in" draw:caption-point-x="-0.2402in" draw:caption-point-y="0.6024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66" office:value-type="float" office:value="0">
            <office:annotation draw:style-name="gr7" draw:text-style-name="P2" svg:width="1.1413in" svg:height="0.3902in" svg:x="9.9476in" svg:y="2.8547in" draw:caption-point-x="-0.2402in" draw:caption-point-y="0.6024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66" table:number-columns-repeated="2"/>
          <table:table-cell table:style-name="ce66" office:value-type="float" office:value="0">
            <office:annotation draw:style-name="gr7" draw:text-style-name="P2" svg:width="1.1413in" svg:height="0.3902in" svg:x="11.0559in" svg:y="2.8547in" draw:caption-point-x="-0.2402in" draw:caption-point-y="0.6024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66" office:value-type="float" office:value="0.5">
            <office:annotation draw:style-name="gr7" draw:text-style-name="P2" svg:width="1.1413in" svg:height="0.5457in" svg:x="11.4252in" svg:y="2.8547in" draw:caption-point-x="-0.2402in" draw:caption-point-y="0.6024in">
              <dc:creator>Thuy</dc:creator>
              <dc:date>2014-03-26T00:00:00</dc:date>
              <text:p text:style-name="P2"><text:span text:style-name="T1">Nghỉ nhưng có làm việc tại nhà 0.5 ngày</text:span></text:p>
            </office:annotation>
            <text:p>0.5</text:p>
          </table:table-cell>
          <table:table-cell table:style-name="ce66" office:value-type="float" office:value="0.5">
            <office:annotation draw:style-name="gr7" draw:text-style-name="P2" svg:width="1.1413in" svg:height="0.5457in" svg:x="11.7949in" svg:y="2.8547in" draw:caption-point-x="-0.2402in" draw:caption-point-y="0.6024in">
              <dc:creator>Thuy</dc:creator>
              <dc:date>2014-03-26T00:00:00</dc:date>
              <text:p text:style-name="P2"><text:span text:style-name="T1">Nghỉ nhưng có làm việc tại nhà 0.5 ngày</text:span></text:p>
            </office:annotation>
            <text:p>0.5</text:p>
          </table:table-cell>
          <table:table-cell table:number-columns-repeated="2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amDT</text:p>
          </table:table-cell>
          <table:table-cell table:style-name="ce63" table:formula="of:=SUM([.D16:.AE16])" office:value-type="float" office:value="0">
            <text:p>0</text:p>
          </table:table-cell>
          <table:table-cell table:style-name="ce66" table:number-columns-repeated="12"/>
          <table:table-cell table:number-columns-repeated="2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ieuNV</text:p>
          </table:table-cell>
          <table:table-cell table:style-name="ce63" table:formula="of:=SUM([.D17:.AE17])" office:value-type="float" office:value="0.5">
            <text:p>0.5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.5">
            <text:p>0.5</text:p>
          </table:table-cell>
          <table:table-cell table:number-columns-repeated="4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uyLTT</text:p>
          </table:table-cell>
          <table:table-cell table:style-name="ce63" table:formula="of:=SUM([.D18:.AE18])" office:value-type="float" office:value="1.5">
            <text:p>1.5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1">
            <text:p>1</text:p>
          </table:table-cell>
          <table:table-cell table:number-columns-repeated="4" table:style-name="ce66" office:value-type="float" office:value="0">
            <text:p>0</text:p>
          </table:table-cell>
          <table:table-cell table:style-name="ce66" table:number-columns-repeated="2"/>
          <table:table-cell table:number-columns-repeated="4"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VietBA</text:p>
          </table:table-cell>
          <table:table-cell table:style-name="ce63" table:formula="of:=SUM([.D19:.AE19])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office:annotation draw:style-name="gr7" draw:text-style-name="P2" svg:width="1.1413in" svg:height="0.2346in" svg:x="11.0559in" svg:y="3.8457in" draw:caption-point-x="-0.2402in" draw:caption-point-y="0.6024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style-name="ce66" office:value-type="float" office:value="0">
            <office:annotation draw:style-name="gr7" draw:text-style-name="P2" svg:width="1.1413in" svg:height="0.2346in" svg:x="11.4252in" svg:y="3.8484in" draw:caption-point-x="-0.2402in" draw:caption-point-y="0.5996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style-name="ce66" office:value-type="float" office:value="0">
            <office:annotation draw:style-name="gr7" draw:text-style-name="P2" svg:width="1.1413in" svg:height="0.2346in" svg:x="11.7949in" svg:y="3.8484in" draw:caption-point-x="-0.2402in" draw:caption-point-y="0.5996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50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4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1"/>
          <table:table-cell table:style-name="ce35" table:number-columns-repeated="2"/>
          <table:table-cell table:style-name="ce69" office:value-type="string" table:number-columns-spanned="30" table:number-rows-spanned="1">
            <text:p>April</text:p>
          </table:table-cell>
          <table:covered-table-cell table:number-columns-repeated="29" table:style-name="ce72"/>
          <table:table-cell table:style-name="ce57" table:number-columns-repeated="975"/>
        </table:table-row>
        <table:table-row table:style-name="ro6">
          <table:table-cell table:style-name="ce51" office:value-type="string">
            <text:p>No.</text:p>
          </table:table-cell>
          <table:table-cell table:style-name="ce51" office:value-type="string">
            <text:p>Name</text:p>
          </table:table-cell>
          <table:table-cell table:style-name="ce51" office:value-type="string">
            <text:p>Absent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-5">
            <text:p>-5</text:p>
          </table:table-cell>
          <table:table-cell table:style-name="ce70" office:value-type="float" office:value="-6">
            <text:p>-6</text:p>
          </table:table-cell>
          <table:table-cell table:style-name="ce70" office:value-type="float" office:value="7">
            <text:p>7</text:p>
          </table:table-cell>
          <table:table-cell table:style-name="ce70" office:value-type="float" office:value="8">
            <text:p>8</text:p>
          </table:table-cell>
          <table:table-cell table:style-name="ce70" office:value-type="float" office:value="9">
            <office:annotation draw:style-name="gr7" draw:text-style-name="P2" svg:width="1.1413in" svg:height="0.3902in" svg:x="5.5142in" svg:y="0in" draw:caption-point-x="-0.2402in" draw:caption-point-y="0.2374in">
              <dc:date>2014-03-27T00:00:00</dc:date>
              <text:p text:style-name="P2"><text:span text:style-name="T1">10/3 Giỗ tổ Hùng Vương</text:span></text:p>
            </office:annotation>
            <text:p>9</text:p>
          </table:table-cell>
          <table:table-cell table:style-name="ce70" office:value-type="float" office:value="10">
            <text:p>10</text:p>
          </table:table-cell>
          <table:table-cell table:style-name="ce70" office:value-type="float" office:value="11">
            <text:p>11</text:p>
          </table:table-cell>
          <table:table-cell table:style-name="ce70" office:value-type="float" office:value="-12">
            <text:p>-12</text:p>
          </table:table-cell>
          <table:table-cell table:style-name="ce70" office:value-type="float" office:value="-13">
            <text:p>-13</text:p>
          </table:table-cell>
          <table:table-cell table:style-name="ce70" office:value-type="float" office:value="14">
            <text:p>14</text:p>
          </table:table-cell>
          <table:table-cell table:style-name="ce70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70" office:value-type="float" office:value="17">
            <text:p>17</text:p>
          </table:table-cell>
          <table:table-cell table:style-name="ce70" office:value-type="float" office:value="18">
            <text:p>18</text:p>
          </table:table-cell>
          <table:table-cell table:style-name="ce70" office:value-type="float" office:value="-19">
            <text:p>-19</text:p>
          </table:table-cell>
          <table:table-cell table:style-name="ce70" office:value-type="float" office:value="-20">
            <text:p>-20</text:p>
          </table:table-cell>
          <table:table-cell table:style-name="ce70" office:value-type="float" office:value="21">
            <text:p>21</text:p>
          </table:table-cell>
          <table:table-cell table:style-name="ce70" office:value-type="float" office:value="22">
            <text:p>22</text:p>
          </table:table-cell>
          <table:table-cell table:style-name="ce70" office:value-type="float" office:value="23">
            <text:p>23</text:p>
          </table:table-cell>
          <table:table-cell table:style-name="ce70" office:value-type="float" office:value="24">
            <text:p>24</text:p>
          </table:table-cell>
          <table:table-cell table:style-name="ce70" office:value-type="float" office:value="25">
            <text:p>25</text:p>
          </table:table-cell>
          <table:table-cell table:style-name="ce70" office:value-type="float" office:value="-26">
            <office:annotation draw:style-name="gr7" draw:text-style-name="P2" svg:width="1.1413in" svg:height="0.3902in" svg:x="11.7949in" svg:y="0in" draw:caption-point-x="-0.2402in" draw:caption-point-y="0.2374in">
              <dc:date>2014-03-31T00:00:00</dc:date>
              <text:p text:style-name="P2"><text:span text:style-name="T1">Làm bù ngày 02/05/2014</text:span></text:p>
            </office:annotation>
            <text:p>-26</text:p>
          </table:table-cell>
          <table:table-cell table:style-name="ce70" office:value-type="float" office:value="-27">
            <text:p>-27</text:p>
          </table:table-cell>
          <table:table-cell table:style-name="ce70" office:value-type="float" office:value="28">
            <text:p>28</text:p>
          </table:table-cell>
          <table:table-cell table:style-name="ce70" office:value-type="float" office:value="29">
            <text:p>29</text:p>
          </table:table-cell>
          <table:table-cell table:style-name="ce70" office:value-type="float" office:value="30">
            <office:annotation draw:style-name="gr7" draw:text-style-name="P2" svg:width="1.1413in" svg:height="0.2346in" svg:x="13.2724in" svg:y="0in" draw:caption-point-x="-0.2402in" draw:caption-point-y="0.2374in">
              <dc:date>2014-03-27T00:00:00</dc:date>
              <text:p text:style-name="P2"><text:span text:style-name="T1">30/4 Holiday</text:span></text:p>
            </office:annotation>
            <text:p>30</text:p>
          </table:table-cell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68" table:formula="of:=SUM([.D3:.AG3])" office:value-type="float" office:value="0.5">
            <text:p>0.5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7" draw:text-style-name="P2" svg:width="1.1413in" svg:height="0.3902in" svg:x="9.9476in" svg:y="0in" draw:caption-point-x="-0.2402in" draw:caption-point-y="0.485in">
              <dc:date>2014-04-22T00:00:00</dc:date>
              <text:p text:style-name="P2"><text:span text:style-name="T1">Đi trễ 1h, có làm bù</text:span></text:p>
            </office:annotation>
            <text:p>0</text:p>
          </table:table-cell>
          <table:table-cell table:number-columns-repeated="5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office:value-type="float" office:value="0.5">
            <text:p>0.5</text:p>
          </table:table-cell>
          <table:table-cell table:style-name="ce7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68" table:formula="of:=SUM([.D4:.AG4])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68" table:formula="of:=SUM([.D5:.AG5])" office:value-type="float" office:value="1">
            <text:p>1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number-columns-repeated="2" table:style-name="ce71" office:value-type="float" office:value="0.5">
            <text:p>0.5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68" table:formula="of:=SUM([.D6:.AG6])" office:value-type="float" office:value="0"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68" table:formula="of:=SUM([.D7:.AG7])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7" draw:text-style-name="P2" svg:width="1.1413in" svg:height="0.5457in" svg:x="2.928in" svg:y="0.8654in" draw:caption-point-x="-0.2402in" draw:caption-point-y="0.6102in">
              <dc:date>2014-05-12T00:00:00</dc:date>
              <text:p text:style-name="P2"><text:span text:style-name="T1">Đi học từ 8h-11h sáng nhưng có làm bù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7" draw:text-style-name="P2" svg:width="1.1413in" svg:height="0.2346in" svg:x="4.7752in" svg:y="0.8669in" draw:caption-point-x="-0.2402in" draw:caption-point-y="0.6087in">
              <dc:date>2014-04-07T00:00:00</dc:date>
              <text:p text:style-name="P2"><text:span text:style-name="T1">Đi học từ 8h-11h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7" draw:text-style-name="P2" svg:width="1.1413in" svg:height="0.3902in" svg:x="7.3614in" svg:y="0.8681in" draw:caption-point-x="-0.2402in" draw:caption-point-y="0.6075in">
              <dc:date>2014-05-12T00:00:00</dc:date>
              <text:p text:style-name="P2"><text:span text:style-name="T1">Đi học 8h-11h nhưng có làm bù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7" draw:text-style-name="P2" svg:width="1.1413in" svg:height="0.3902in" svg:x="8.1004in" svg:y="0.8689in" draw:caption-point-x="-0.2402in" draw:caption-point-y="0.6067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7" draw:text-style-name="P2" svg:width="1.1413in" svg:height="0.3902in" svg:x="9.9476in" svg:y="0.8701in" draw:caption-point-x="-0.2402in" draw:caption-point-y="0.6055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7" draw:text-style-name="P2" svg:width="1.1413in" svg:height="0.3902in" svg:x="10.6866in" svg:y="0.8713in" draw:caption-point-x="-0.2402in" draw:caption-point-y="0.6043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68" table:formula="of:=SUM([.D8:.AG8])" office:value-type="float" office:value="0"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7" draw:text-style-name="P2" svg:width="1.1413in" svg:height="0.3902in" svg:x="6.2531in" svg:y="1.115in" draw:caption-point-x="-0.2402in" draw:caption-point-y="0.6083in">
              <dc:date>2014-04-11T00:00:00</dc:date>
              <text:p text:style-name="P2"><text:span text:style-name="T1">Có việc riêng về sớm 30'</text:span></text:p>
            </office:annotation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68" table:formula="of:=SUM([.D9:.AG9])" office:value-type="float" office:value="3">
            <text:p>3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text:p>0.5</text:p>
          </table:table-cell>
          <table:table-cell table:style-name="ce71" table:number-columns-repeated="2"/>
          <table:table-cell table:style-name="ce71" office:value-type="float" office:value="0.5">
            <text:p>0.5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68" table:formula="of:=SUM([.D10:.AG10])" office:value-type="float" office:value="0"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7" draw:text-style-name="P2" svg:width="1.1413in" svg:height="0.3902in" svg:x="4.7752in" svg:y="1.6094in" draw:caption-point-x="-0.2402in" draw:caption-point-y="0.6094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1" office:value-type="float" office:value="0">
            <office:annotation draw:style-name="gr7" draw:text-style-name="P2" svg:width="1.1413in" svg:height="0.3902in" svg:x="5.1449in" svg:y="1.6102in" draw:caption-point-x="-0.2402in" draw:caption-point-y="0.6087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1"/>
          <table:table-cell table:style-name="ce71" office:value-type="float" office:value="0">
            <office:annotation draw:style-name="gr7" draw:text-style-name="P2" svg:width="1.1413in" svg:height="0.3902in" svg:x="5.8835in" svg:y="1.6106in" draw:caption-point-x="-0.2402in" draw:caption-point-y="0.6083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1" office:value-type="float" office:value="0">
            <office:annotation draw:style-name="gr7" draw:text-style-name="P2" svg:width="1.1413in" svg:height="0.3902in" svg:x="6.2531in" svg:y="1.6106in" draw:caption-point-x="-0.2402in" draw:caption-point-y="0.6083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68" table:formula="of:=SUM([.D11:.AG11])" office:value-type="float" office:value="0"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68" table:formula="of:=SUM([.D12:.AG12])" office:value-type="float" office:value="0"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Q</text:p>
          </table:table-cell>
          <table:table-cell table:style-name="ce68" table:formula="of:=SUM([.D13:.AG13])" office:value-type="float" office:value="5">
            <text:p>5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1">
            <office:annotation draw:style-name="gr7" draw:text-style-name="P2" svg:width="1.1413in" svg:height="0.2346in" svg:x="10.3169in" svg:y="2.3571in" draw:caption-point-x="-0.2402in" draw:caption-point-y="0.6047in">
              <dc:date>2014-04-22T00:00:00</dc:date>
              <text:p text:style-name="P2"><text:span text:style-name="T1">Bị thủy đậu</text:span></text:p>
            </office:annotation>
            <text:p>1</text:p>
          </table:table-cell>
          <table:table-cell table:style-name="ce71" office:value-type="float" office:value="1">
            <office:annotation draw:style-name="gr7" draw:text-style-name="P2" svg:width="1.1413in" svg:height="0.2346in" svg:x="10.6866in" svg:y="2.3575in" draw:caption-point-x="-0.2402in" draw:caption-point-y="0.6043in">
              <dc:date>2014-04-23T00:00:00</dc:date>
              <text:p text:style-name="P2"><text:span text:style-name="T1">Bị thủy đậu</text:span></text:p>
            </office:annotation>
            <text:p>1</text:p>
          </table:table-cell>
          <table:table-cell table:style-name="ce71" office:value-type="float" office:value="1">
            <office:annotation draw:style-name="gr7" draw:text-style-name="P2" svg:width="1.1413in" svg:height="0.2346in" svg:x="11.0559in" svg:y="2.3587in" draw:caption-point-x="-0.2402in" draw:caption-point-y="0.6031in">
              <dc:date>2014-04-24T00:00:00</dc:date>
              <text:p text:style-name="P2"><text:span text:style-name="T1">Bị thủy đậu</text:span></text:p>
            </office:annotation>
            <text:p>1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71" office:value-type="float" office:value="1">
            <office:annotation draw:style-name="gr7" draw:text-style-name="P2" svg:width="1.1413in" svg:height="0.2346in" svg:x="12.5335in" svg:y="2.3606in" draw:caption-point-x="-0.2402in" draw:caption-point-y="0.6012in">
              <dc:date>2014-04-28T00:00:00</dc:date>
              <text:p text:style-name="P2"><text:span text:style-name="T1">Bị thủy đậu</text:span></text:p>
            </office:annotation>
            <text:p>1</text:p>
          </table:table-cell>
          <table:table-cell table:style-name="ce71" office:value-type="float" office:value="1">
            <office:annotation draw:style-name="gr7" draw:text-style-name="P2" svg:width="1.1413in" svg:height="0.2346in" svg:x="12.9031in" svg:y="2.3606in" draw:caption-point-x="-0.2402in" draw:caption-point-y="0.6012in">
              <dc:date>2014-04-28T00:00:00</dc:date>
              <text:p text:style-name="P2"><text:span text:style-name="T1">Bị thủy đậu</text:span></text:p>
            </office:annotation>
            <text:p>1</text:p>
          </table:table-cell>
          <table:table-cell table:style-name="ce7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amTV</text:p>
          </table:table-cell>
          <table:table-cell table:style-name="ce68" table:formula="of:=SUM([.D14:.AG14])" office:value-type="float" office:value="0"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hanNM</text:p>
          </table:table-cell>
          <table:table-cell table:style-name="ce68" table:formula="of:=SUM([.D15:.AG15])" office:value-type="float" office:value="0.5">
            <text:p>0.5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7" draw:text-style-name="P2" svg:width="1.1413in" svg:height="0.5457in" svg:x="4.7752in" svg:y="2.8476in" draw:caption-point-x="-0.2402in" draw:caption-point-y="0.6094in">
              <dc:date>2014-04-24T00:00:00</dc:date>
              <text:p text:style-name="P2"><text:span text:style-name="T1">Nghỉ ốm có giấy chứng nhận nghỉ hưởng BHXH</text:span></text:p>
            </office:annotation>
            <text:p>0</text:p>
          </table:table-cell>
          <table:table-cell table:style-name="ce71" office:value-type="float" office:value="0.5">
            <office:annotation draw:style-name="gr7" draw:text-style-name="P2" svg:width="1.1413in" svg:height="0.5457in" svg:x="5.1449in" svg:y="2.8535in" draw:caption-point-x="-0.2402in" draw:caption-point-y="0.6035in">
              <dc:date>2014-04-24T00:00:00</dc:date>
              <text:p text:style-name="P2"><text:span text:style-name="T1">Nghỉ ốm có giấy chứng nhận nghỉ hưởng BHXH</text:span></text:p>
            </office:annotation>
            <text:p>0.5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hanNV</text:p>
          </table:table-cell>
          <table:table-cell table:style-name="ce68" table:formula="of:=SUM([.D16:.AG16])" office:value-type="float" office:value="0">
            <text:p>0</text:p>
          </table:table-cell>
          <table:table-cell table:style-name="ce71" table:number-columns-repeated="23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aoDTH</text:p>
          </table:table-cell>
          <table:table-cell table:style-name="ce68" table:formula="of:=SUM([.D17:.AG17])" office:value-type="float" office:value="0.5">
            <text:p>0.5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amDT</text:p>
          </table:table-cell>
          <table:table-cell table:style-name="ce68" table:formula="of:=SUM([.D18:.AG18])" office:value-type="float" office:value="0"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ieuNV</text:p>
          </table:table-cell>
          <table:table-cell table:style-name="ce68" table:formula="of:=SUM([.D19:.AG19])" office:value-type="float" office:value="0"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uyLTT</text:p>
          </table:table-cell>
          <table:table-cell table:style-name="ce68" table:formula="of:=SUM([.D20:.AG20])" office:value-type="float" office:value="0"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VietBA</text:p>
          </table:table-cell>
          <table:table-cell table:style-name="ce68" table:formula="of:=SUM([.D21:.AG21])" office:value-type="float" office:value="6">
            <text:p>6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7" draw:text-style-name="P2" svg:width="1.1413in" svg:height="0.2346in" svg:x="9.9476in" svg:y="4.3335in" draw:caption-point-x="-0.2402in" draw:caption-point-y="0.6098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1" office:value-type="float" office:value="1">
            <office:annotation draw:style-name="gr7" draw:text-style-name="P2" svg:width="1.1413in" svg:height="0.2346in" svg:x="10.3169in" svg:y="4.3335in" draw:caption-point-x="-0.2402in" draw:caption-point-y="0.6098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1" office:value-type="float" office:value="1">
            <office:annotation draw:style-name="gr7" draw:text-style-name="P2" svg:width="1.1413in" svg:height="0.2346in" svg:x="10.6866in" svg:y="4.3335in" draw:caption-point-x="-0.2402in" draw:caption-point-y="0.6098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1" office:value-type="float" office:value="1">
            <office:annotation draw:style-name="gr7" draw:text-style-name="P2" svg:width="1.1413in" svg:height="0.2346in" svg:x="11.0559in" svg:y="4.3335in" draw:caption-point-x="-0.2402in" draw:caption-point-y="0.6098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1" office:value-type="float" office:value="1">
            <office:annotation draw:style-name="gr7" draw:text-style-name="P2" svg:width="1.1413in" svg:height="0.2346in" svg:x="11.4252in" svg:y="4.3335in" draw:caption-point-x="-0.2402in" draw:caption-point-y="0.6098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1" office:value-type="float" office:value="1">
            <office:annotation draw:style-name="gr7" draw:text-style-name="P2" svg:width="1.1413in" svg:height="0.2346in" svg:x="11.7949in" svg:y="4.3335in" draw:caption-point-x="-0.2402in" draw:caption-point-y="0.6098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VietTH</text:p>
          </table:table-cell>
          <table:table-cell table:style-name="ce68" table:formula="of:=SUM([.D22:.AG22])" office:value-type="float" office:value="0">
            <text:p>0</text:p>
          </table:table-cell>
          <table:table-cell table:style-name="ce71" table:number-columns-repeated="6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47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05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1"/>
          <table:table-cell table:style-name="ce35" table:number-columns-repeated="2"/>
          <table:table-cell table:style-name="ce74" office:value-type="string" table:number-columns-spanned="31" table:number-rows-spanned="1">
            <text:p>May</text:p>
          </table:table-cell>
          <table:covered-table-cell table:number-columns-repeated="30" table:style-name="ce77"/>
          <table:table-cell table:style-name="ce57" table:number-columns-repeated="975"/>
        </table:table-row>
        <table:table-row table:style-name="ro6">
          <table:table-cell table:style-name="ce51" office:value-type="string">
            <text:p>No.</text:p>
          </table:table-cell>
          <table:table-cell table:style-name="ce51" office:value-type="string">
            <text:p>Name</text:p>
          </table:table-cell>
          <table:table-cell table:style-name="ce51" office:value-type="string">
            <text:p>Absent</text:p>
          </table:table-cell>
          <table:table-cell table:style-name="ce75" office:value-type="float" office:value="1">
            <office:annotation draw:style-name="gr7" draw:text-style-name="P2" svg:width="1.1413in" svg:height="0.2346in" svg:x="2.5587in" svg:y="0in" draw:caption-point-x="-0.2402in" draw:caption-point-y="0.2374in">
              <dc:date>2014-05-05T00:00:00</dc:date>
              <text:p text:style-name="P2"><text:span text:style-name="T1">Nghỉ lễ 01/05</text:span></text:p>
            </office:annotation>
            <text:p>1</text:p>
          </table:table-cell>
          <table:table-cell table:style-name="ce75" office:value-type="float" office:value="2">
            <office:annotation draw:style-name="gr7" draw:text-style-name="P2" svg:width="1.1413in" svg:height="0.2346in" svg:x="2.928in" svg:y="0in" draw:caption-point-x="-0.2402in" draw:caption-point-y="0.2374in">
              <dc:date>2014-05-05T00:00:00</dc:date>
              <text:p text:style-name="P2"><text:span text:style-name="T1">Nghỉ bù 26/04</text:span></text:p>
            </office:annotation>
            <text:p>2</text:p>
          </table:table-cell>
          <table:table-cell table:style-name="ce75" office:value-type="float" office:value="-3">
            <text:p>-3</text:p>
          </table:table-cell>
          <table:table-cell table:style-name="ce75" office:value-type="float" office:value="-4">
            <text:p>-4</text:p>
          </table:table-cell>
          <table:table-cell table:style-name="ce75" office:value-type="float" office:value="5">
            <text:p>5</text:p>
          </table:table-cell>
          <table:table-cell table:style-name="ce75" office:value-type="float" office:value="6">
            <text:p>6</text:p>
          </table:table-cell>
          <table:table-cell table:style-name="ce75" office:value-type="float" office:value="7">
            <text:p>7</text:p>
          </table:table-cell>
          <table:table-cell table:style-name="ce75" office:value-type="float" office:value="8">
            <text:p>8</text:p>
          </table:table-cell>
          <table:table-cell table:style-name="ce75" office:value-type="float" office:value="9">
            <text:p>9</text:p>
          </table:table-cell>
          <table:table-cell table:style-name="ce75" office:value-type="float" office:value="-10">
            <text:p>-10</text:p>
          </table:table-cell>
          <table:table-cell table:style-name="ce75" office:value-type="float" office:value="-11">
            <text:p>-11</text:p>
          </table:table-cell>
          <table:table-cell table:style-name="ce75" office:value-type="float" office:value="12">
            <text:p>12</text:p>
          </table:table-cell>
          <table:table-cell table:style-name="ce75" office:value-type="float" office:value="13">
            <text:p>13</text:p>
          </table:table-cell>
          <table:table-cell table:style-name="ce75" office:value-type="float" office:value="14">
            <text:p>14</text:p>
          </table:table-cell>
          <table:table-cell table:style-name="ce75" office:value-type="float" office:value="15">
            <text:p>15</text:p>
          </table:table-cell>
          <table:table-cell table:style-name="ce75" office:value-type="float" office:value="16">
            <text:p>16</text:p>
          </table:table-cell>
          <table:table-cell table:style-name="ce75" office:value-type="float" office:value="-17">
            <text:p>-17</text:p>
          </table:table-cell>
          <table:table-cell table:style-name="ce75" office:value-type="float" office:value="-18">
            <text:p>-18</text:p>
          </table:table-cell>
          <table:table-cell table:style-name="ce75" office:value-type="float" office:value="19">
            <text:p>19</text:p>
          </table:table-cell>
          <table:table-cell table:style-name="ce75" office:value-type="float" office:value="20">
            <text:p>20</text:p>
          </table:table-cell>
          <table:table-cell table:style-name="ce75" office:value-type="float" office:value="21">
            <text:p>21</text:p>
          </table:table-cell>
          <table:table-cell table:style-name="ce75" office:value-type="float" office:value="22">
            <text:p>22</text:p>
          </table:table-cell>
          <table:table-cell table:style-name="ce75" office:value-type="float" office:value="23">
            <text:p>23</text:p>
          </table:table-cell>
          <table:table-cell table:style-name="ce75" office:value-type="float" office:value="-24">
            <text:p>-24</text:p>
          </table:table-cell>
          <table:table-cell table:style-name="ce75" office:value-type="float" office:value="-25">
            <text:p>-25</text:p>
          </table:table-cell>
          <table:table-cell table:style-name="ce75" office:value-type="float" office:value="26">
            <text:p>26</text:p>
          </table:table-cell>
          <table:table-cell table:style-name="ce75" office:value-type="float" office:value="27">
            <text:p>27</text:p>
          </table:table-cell>
          <table:table-cell table:style-name="ce75" office:value-type="float" office:value="28">
            <text:p>28</text:p>
          </table:table-cell>
          <table:table-cell table:style-name="ce75" office:value-type="float" office:value="29">
            <text:p>29</text:p>
          </table:table-cell>
          <table:table-cell table:style-name="ce75" office:value-type="float" office:value="30">
            <text:p>30</text:p>
          </table:table-cell>
          <table:table-cell table:style-name="ce75" office:value-type="float" office:value="-31">
            <text:p>-31</text:p>
          </table:table-cell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73" table:formula="of:=SUM([.D3:.AH3])" office:value-type="float" office:value="0">
            <text:p>0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73" table:formula="of:=SUM([.D4:.AH4])" office:value-type="float" office:value="1">
            <text:p>1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7" draw:text-style-name="P2" svg:width="1.1413in" svg:height="0.2346in" svg:x="9.578in" svg:y="0.128in" draw:caption-point-x="-0.2402in" draw:caption-point-y="0.6047in">
              <dc:date>2014-05-20T00:00:00</dc:date>
              <text:p text:style-name="P2"><text:span text:style-name="T1">Về sớm 1h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7" draw:text-style-name="P2" svg:width="1.1413in" svg:height="0.2346in" svg:x="10.6866in" svg:y="0.1291in" draw:caption-point-x="-0.2402in" draw:caption-point-y="0.6035in">
              <dc:date>2014-05-23T00:00:00</dc:date>
              <text:p text:style-name="P2"><text:span text:style-name="T1">Đi trễ </text:span><text:span text:style-name="T3">~1h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7" draw:text-style-name="P2" svg:width="1.1413in" svg:height="0.2346in" svg:x="11.7949in" svg:y="0.1299in" draw:caption-point-x="-0.2402in" draw:caption-point-y="0.6028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73" table:formula="of:=SUM([.D5:.AH5])" office:value-type="float" office:value="0">
            <text:p>0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73" table:formula="of:=SUM([.D6:.AH6])" office:value-type="float" office:value="1">
            <text:p>1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7" draw:text-style-name="P2" svg:width="1.1413in" svg:height="0.2346in" svg:x="12.1642in" svg:y="0.6252in" draw:caption-point-x="-0.2402in" draw:caption-point-y="0.6028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73" table:formula="of:=SUM([.D7:.AH7])" office:value-type="float" office:value="1.5">
            <text:p>1.5</text:p>
          </table:table-cell>
          <table:table-cell table:style-name="ce76" table:number-columns-repeated="4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7" draw:text-style-name="P2" svg:width="1.1413in" svg:height="0.3902in" svg:x="4.7752in" svg:y="0.8638in" draw:caption-point-x="-0.2402in" draw:caption-point-y="0.6118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76" office:value-type="float" office:value="0.5"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7" draw:text-style-name="P2" svg:width="1.1413in" svg:height="0.3902in" svg:x="6.6224in" svg:y="0.8657in" draw:caption-point-x="-0.2402in" draw:caption-point-y="0.6098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7" draw:text-style-name="P2" svg:width="1.1413in" svg:height="0.5457in" svg:x="7.3614in" svg:y="0.8689in" draw:caption-point-x="-0.2402in" draw:caption-point-y="0.6067in">
              <dc:date>2014-05-14T00:00:00</dc:date>
              <text:p text:style-name="P2"><text:span text:style-name="T1">Đi học buổi sáng nhưng có làm bù</text:span></text:p>
              <text:p text:style-name="P2"><text:span text:style-name="T1"/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7" draw:text-style-name="P2" svg:width="1.1413in" svg:height="0.3902in" svg:x="9.9476in" svg:y="0.8728in" draw:caption-point-x="-0.2402in" draw:caption-point-y="0.6028in">
              <dc:date>2014-05-2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7" draw:text-style-name="P2" svg:width="1.1413in" svg:height="0.2346in" svg:x="11.7949in" svg:y="0.8728in" draw:caption-point-x="-0.2402in" draw:caption-point-y="0.6028in">
              <dc:date>2014-05-2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73" table:formula="of:=SUM([.D8:.AH8])" office:value-type="float" office:value="0">
            <text:p>0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73" table:formula="of:=SUM([.D9:.AH9])" office:value-type="float" office:value="0">
            <text:p>0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73" table:formula="of:=SUM([.D10:.AH10])" office:value-type="float" office:value="0">
            <text:p>0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73" table:formula="of:=SUM([.D11:.AH11])" office:value-type="float" office:value="0">
            <text:p>0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73" table:formula="of:=SUM([.D12:.AH12])" office:value-type="float" office:value="1">
            <text:p>1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7" draw:text-style-name="P2" svg:width="1.1413in" svg:height="0.2346in" svg:x="10.3169in" svg:y="2.1098in" draw:caption-point-x="-0.2402in" draw:caption-point-y="0.6043in">
              <dc:date>2014-05-22T00:00:00</dc:date>
              <text:p text:style-name="P2"><text:span text:style-name="T1">Đi trễ 1h 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Q</text:p>
          </table:table-cell>
          <table:table-cell table:style-name="ce73" table:formula="of:=SUM([.D13:.AH13])" office:value-type="float" office:value="1">
            <text:p>1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">
            <office:annotation draw:style-name="gr7" draw:text-style-name="P2" svg:width="1.1413in" svg:height="0.2346in" svg:x="10.6866in" svg:y="2.3587in" draw:caption-point-x="-0.2402in" draw:caption-point-y="0.6031in">
              <dc:date>2014-05-23T00:00:00</dc:date>
              <text:p text:style-name="P2"><text:span text:style-name="T1">Đi trễ &gt;1h</text:span></text:p>
            </office:annotation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amTV</text:p>
          </table:table-cell>
          <table:table-cell table:style-name="ce73" table:formula="of:=SUM([.D14:.AH14])" office:value-type="float" office:value="0">
            <text:p>0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guyenHTT</text:p>
          </table:table-cell>
          <table:table-cell table:style-name="ce73" table:formula="of:=SUM([.D15:.AH15])" office:value-type="float" office:value="0">
            <text:p>0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hanNM</text:p>
          </table:table-cell>
          <table:table-cell table:style-name="ce73" table:formula="of:=SUM([.D16:.AH16])" office:value-type="float" office:value="0">
            <text:p>0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hanNV</text:p>
          </table:table-cell>
          <table:table-cell table:style-name="ce73" table:formula="of:=SUM([.D17:.AH17])" office:value-type="float" office:value="3.5">
            <text:p>3.5</text:p>
          </table:table-cell>
          <table:table-cell table:style-name="ce76" table:number-columns-repeated="4"/>
          <table:table-cell table:style-name="ce76" office:value-type="float" office:value="0.5">
            <office:annotation draw:style-name="gr7" draw:text-style-name="P2" svg:width="1.1413in" svg:height="0.2346in" svg:x="4.0362in" svg:y="3.3457in" draw:caption-point-x="-0.2402in" draw:caption-point-y="0.6067in">
              <dc:date>2014-05-1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7" draw:text-style-name="P2" svg:width="1.1413in" svg:height="0.3902in" svg:x="6.9921in" svg:y="3.3457in" draw:caption-point-x="-0.2402in" draw:caption-point-y="0.6067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7" draw:text-style-name="P2" svg:width="1.1413in" svg:height="0.3902in" svg:x="7.7307in" svg:y="3.3461in" draw:caption-point-x="-0.2402in" draw:caption-point-y="0.6063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7" draw:text-style-name="P2" svg:width="1.1413in" svg:height="0.3902in" svg:x="9.578in" svg:y="3.3476in" draw:caption-point-x="-0.2402in" draw:caption-point-y="0.6047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7" draw:text-style-name="P2" svg:width="1.1413in" svg:height="0.3902in" svg:x="10.3169in" svg:y="3.3484in" draw:caption-point-x="-0.2402in" draw:caption-point-y="0.6039in">
              <dc:date>2014-05-22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7" draw:text-style-name="P2" svg:width="1.1413in" svg:height="0.3902in" svg:x="12.1642in" svg:y="3.3512in" draw:caption-point-x="-0.2402in" draw:caption-point-y="0.6012in">
              <dc:date>2014-05-30T00:00:00</dc:date>
              <text:p text:style-name="P2"><text:span text:style-name="T1">Đi học buổi <text:s/>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7" draw:text-style-name="P2" svg:width="1.1413in" svg:height="0.3902in" svg:x="12.9031in" svg:y="3.3512in" draw:caption-point-x="-0.2402in" draw:caption-point-y="0.6012in">
              <dc:date>2014-05-3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aoDTH</text:p>
          </table:table-cell>
          <table:table-cell table:style-name="ce73" table:formula="of:=SUM([.D18:.AH18])" office:value-type="float" office:value="1">
            <text:p>1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amDT</text:p>
          </table:table-cell>
          <table:table-cell table:style-name="ce73" table:formula="of:=SUM([.D19:.AH19])" office:value-type="float" office:value="0.5">
            <text:p>0.5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.5">
            <text:p>0.5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ieuNV</text:p>
          </table:table-cell>
          <table:table-cell table:style-name="ce73" table:formula="of:=SUM([.D20:.AH20])" office:value-type="float" office:value="1">
            <text:p>1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1">
            <office:annotation draw:style-name="gr7" draw:text-style-name="P2" svg:width="1.1413in" svg:height="0.2346in" svg:x="10.6866in" svg:y="4.0929in" draw:caption-point-x="-0.2402in" draw:caption-point-y="0.6028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uyLTT</text:p>
          </table:table-cell>
          <table:table-cell table:style-name="ce73" table:formula="of:=SUM([.D21:.AH21])" office:value-type="float" office:value="0.5">
            <text:p>0.5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VietBA</text:p>
          </table:table-cell>
          <table:table-cell table:style-name="ce73" table:formula="of:=SUM([.D22:.AH22])" office:value-type="float" office:value="0">
            <text:p>0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VietTH</text:p>
          </table:table-cell>
          <table:table-cell table:style-name="ce73" table:formula="of:=SUM([.D23:.AH23])" office:value-type="float" office:value="1">
            <text:p>1</text:p>
          </table:table-cell>
          <table:table-cell table:style-name="ce76" table:number-columns-repeated="4"/>
          <table:table-cell table:style-name="ce7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46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6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1"/>
          <table:table-cell table:style-name="ce35" table:number-columns-repeated="2"/>
          <table:table-cell table:style-name="ce79" office:value-type="string" table:number-columns-spanned="30" table:number-rows-spanned="1">
            <text:p>June</text:p>
          </table:table-cell>
          <table:covered-table-cell table:number-columns-repeated="29" table:style-name="ce82"/>
          <table:table-cell table:style-name="ce57" table:number-columns-repeated="975"/>
        </table:table-row>
        <table:table-row table:style-name="ro6">
          <table:table-cell table:style-name="ce51" office:value-type="string">
            <text:p>No.</text:p>
          </table:table-cell>
          <table:table-cell table:style-name="ce51" office:value-type="string">
            <text:p>Name</text:p>
          </table:table-cell>
          <table:table-cell table:style-name="ce51" office:value-type="string">
            <text:p>Absent</text:p>
          </table:table-cell>
          <table:table-cell table:style-name="ce80" office:value-type="float" office:value="-1">
            <text:p>-1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3">
            <text:p>3</text:p>
          </table:table-cell>
          <table:table-cell table:style-name="ce80" office:value-type="float" office:value="4">
            <text:p>4</text:p>
          </table:table-cell>
          <table:table-cell table:style-name="ce80" office:value-type="float" office:value="5">
            <text:p>5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-7">
            <text:p>-7</text:p>
          </table:table-cell>
          <table:table-cell table:style-name="ce80" office:value-type="float" office:value="-8">
            <text:p>-8</text:p>
          </table:table-cell>
          <table:table-cell table:style-name="ce80" office:value-type="float" office:value="9">
            <text:p>9</text:p>
          </table:table-cell>
          <table:table-cell table:style-name="ce80" office:value-type="float" office:value="10">
            <text:p>10</text:p>
          </table:table-cell>
          <table:table-cell table:style-name="ce80" office:value-type="float" office:value="11">
            <text:p>11</text:p>
          </table:table-cell>
          <table:table-cell table:style-name="ce80" office:value-type="float" office:value="12">
            <text:p>12</text:p>
          </table:table-cell>
          <table:table-cell table:style-name="ce80" office:value-type="float" office:value="13">
            <text:p>13</text:p>
          </table:table-cell>
          <table:table-cell table:style-name="ce80" office:value-type="float" office:value="-14">
            <text:p>-14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16">
            <text:p>16</text:p>
          </table:table-cell>
          <table:table-cell table:style-name="ce80" office:value-type="float" office:value="17">
            <text:p>17</text:p>
          </table:table-cell>
          <table:table-cell table:style-name="ce80" office:value-type="float" office:value="18">
            <text:p>18</text:p>
          </table:table-cell>
          <table:table-cell table:style-name="ce80" office:value-type="float" office:value="19">
            <text:p>19</text:p>
          </table:table-cell>
          <table:table-cell table:style-name="ce80" office:value-type="float" office:value="20">
            <text:p>20</text:p>
          </table:table-cell>
          <table:table-cell table:style-name="ce80" office:value-type="float" office:value="-21">
            <text:p>-21</text:p>
          </table:table-cell>
          <table:table-cell table:style-name="ce80" office:value-type="float" office:value="-22">
            <text:p>-22</text:p>
          </table:table-cell>
          <table:table-cell table:style-name="ce80" office:value-type="float" office:value="23">
            <text:p>23</text:p>
          </table:table-cell>
          <table:table-cell table:style-name="ce80" office:value-type="float" office:value="24">
            <text:p>24</text:p>
          </table:table-cell>
          <table:table-cell table:style-name="ce80" office:value-type="float" office:value="25">
            <text:p>25</text:p>
          </table:table-cell>
          <table:table-cell table:style-name="ce80" office:value-type="float" office:value="26">
            <text:p>26</text:p>
          </table:table-cell>
          <table:table-cell table:style-name="ce80" office:value-type="float" office:value="27">
            <text:p>27</text:p>
          </table:table-cell>
          <table:table-cell table:style-name="ce80" office:value-type="float" office:value="-28">
            <text:p>-28</text:p>
          </table:table-cell>
          <table:table-cell table:style-name="ce80" office:value-type="float" office:value="-29">
            <text:p>-29</text:p>
          </table:table-cell>
          <table:table-cell table:style-name="ce80" office:value-type="float" office:value="30">
            <text:p>30</text:p>
          </table:table-cell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78" table:formula="of:=SUM([.D3:.AG3])" office:value-type="float" office:value="0.5">
            <text:p>0.5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4" table:style-name="ce81" office:value-type="float" office:value="0">
            <text:p>0</text:p>
          </table:table-cell>
          <table:table-cell table:style-name="ce81" office:value-type="float" office:value="0.5">
            <office:annotation draw:style-name="gr7" draw:text-style-name="P2" svg:width="1.1413in" svg:height="0.2346in" svg:x="9.578in" svg:y="0in" draw:caption-point-x="-0.2402in" draw:caption-point-y="0.485in">
              <dc:date>2014-06-23T00:00:00</dc:date>
              <text:p text:style-name="P2"><text:span text:style-name="T1">Nghỉ buổi chiều</text:span></text:p>
            </office:annotation>
            <text:p>0.5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78" table:formula="of:=SUM([.D4:.AG4])" office:value-type="float" office:value="0">
            <text:p>0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office:annotation draw:style-name="gr7" draw:text-style-name="P2" svg:width="1.1413in" svg:height="0.2346in" svg:x="10.6866in" svg:y="0.1311in" draw:caption-point-x="-0.2402in" draw:caption-point-y="0.6016in">
              <dc:date>2014-06-23T00:00:00</dc:date>
              <text:p text:style-name="P2"><text:span text:style-name="T1">Nghỉ sớm 1h</text:span></text:p>
            </office:annotation>
            <text:p>0</text:p>
          </table:table-cell>
          <table:table-cell table:number-columns-repeated="4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78" table:formula="of:=SUM([.D5:.AG5])" office:value-type="float" office:value="0">
            <text:p>0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81" office:value-type="float" office:value="0">
            <office:annotation draw:style-name="gr7" draw:text-style-name="P2" svg:width="1.1413in" svg:height="0.2346in" svg:x="11.0559in" svg:y="0.3791in" draw:caption-point-x="-0.2402in" draw:caption-point-y="0.6012in">
              <dc:date>2014-06-25T00:00:00</dc:date>
              <text:p text:style-name="P2"><text:span text:style-name="T1">Nghỉ sớm 1h</text:span></text:p>
            </office:annotation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78" table:formula="of:=SUM([.D6:.AG6])" office:value-type="float" office:value="2">
            <text:p>2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1">
            <office:annotation draw:style-name="gr7" draw:text-style-name="P2" svg:width="1.1413in" svg:height="0.2346in" svg:x="5.5142in" svg:y="0.622in" draw:caption-point-x="-0.2402in" draw:caption-point-y="0.6059in">
              <dc:date>2014-06-09T00:00:00</dc:date>
              <text:p text:style-name="P2"><text:span text:style-name="T1">Đi khám mắt</text:span></text:p>
            </office:annotation>
            <text:p>1</text:p>
          </table:table-cell>
          <table:table-cell table:number-columns-repeated="4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1">
            <office:annotation draw:style-name="gr7" draw:text-style-name="P2" svg:width="1.1413in" svg:height="0.3902in" svg:x="13.2724in" svg:y="0.628in" draw:caption-point-x="-0.2402in" draw:caption-point-y="0.6in">
              <dc:date>2014-06-30T00:00:00</dc:date>
              <text:p text:style-name="P2"><text:span text:style-name="T1">Về quê khám NVQS</text:span></text:p>
            </office:annotation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78" table:formula="of:=SUM([.D7:.AG7])" office:value-type="float" office:value="0">
            <text:p>0</text:p>
          </table:table-cell>
          <table:table-cell table:style-name="ce81"/>
          <table:table-cell table:style-name="ce81" office:value-type="float" office:value="0">
            <office:annotation draw:style-name="gr7" draw:text-style-name="P2" svg:width="1.1413in" svg:height="0.2346in" svg:x="2.928in" svg:y="0.8685in" draw:caption-point-x="-0.2402in" draw:caption-point-y="0.6071in">
              <dc:date>2014-06-04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office:annotation draw:style-name="gr7" draw:text-style-name="P2" svg:width="1.1413in" svg:height="0.2346in" svg:x="3.6669in" svg:y="0.8685in" draw:caption-point-x="-0.2402in" draw:caption-point-y="0.6071in">
              <dc:date>2014-06-04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office:annotation draw:style-name="gr7" draw:text-style-name="P2" svg:width="1.1413in" svg:height="0.2346in" svg:x="5.5142in" svg:y="0.8701in" draw:caption-point-x="-0.2402in" draw:caption-point-y="0.6055in">
              <dc:date>2014-06-09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office:annotation draw:style-name="gr7" draw:text-style-name="P2" svg:width="1.1413in" svg:height="0.2346in" svg:x="6.2531in" svg:y="0.8705in" draw:caption-point-x="-0.2402in" draw:caption-point-y="0.6051in">
              <dc:date>2014-06-11T00:00:00</dc:date>
              <text:p text:style-name="P2"><text:span text:style-name="T1">Đi trễ <text:s/>1h</text:span></text:p>
            </office:annotation>
            <text:p>0</text:p>
          </table:table-cell>
          <table:table-cell table:number-columns-repeated="2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office:annotation draw:style-name="gr7" draw:text-style-name="P2" svg:width="1.1413in" svg:height="0.2346in" svg:x="8.1004in" svg:y="0.872in" draw:caption-point-x="-0.2402in" draw:caption-point-y="0.6035in">
              <dc:date>2014-06-1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4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office:annotation draw:style-name="gr7" draw:text-style-name="P2" svg:width="1.1413in" svg:height="0.2346in" svg:x="10.6866in" svg:y="0.8772in" draw:caption-point-x="-0.2402in" draw:caption-point-y="0.5984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office:annotation draw:style-name="gr7" draw:text-style-name="P2" svg:width="1.1413in" svg:height="0.2346in" svg:x="11.4252in" svg:y="0.8772in" draw:caption-point-x="-0.2402in" draw:caption-point-y="0.5984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78" table:formula="of:=SUM([.D8:.AG8])" office:value-type="float" office:value="1">
            <text:p>1</text:p>
          </table:table-cell>
          <table:table-cell table:style-name="ce81"/>
          <table:table-cell table:number-columns-repeated="4"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78" table:formula="of:=SUM([.D9:.AG9])" office:value-type="float" office:value="0">
            <text:p>0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78" table:formula="of:=SUM([.D10:.AG10])" office:value-type="float" office:value="0">
            <text:p>0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78" table:formula="of:=SUM([.D11:.AG11])" office:value-type="float" office:value="1">
            <text:p>1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78" table:formula="of:=SUM([.D12:.AG12])" office:value-type="float" office:value="1">
            <text:p>1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1">
            <office:annotation draw:style-name="gr7" draw:text-style-name="P2" svg:width="1.1413in" svg:height="0.2346in" svg:x="13.2724in" svg:y="2.1142in" draw:caption-point-x="-0.2402in" draw:caption-point-y="0.6in">
              <dc:date>2014-06-30T00:00:00</dc:date>
              <text:p text:style-name="P2"><text:span text:style-name="T1">Bị ốm</text:span></text:p>
            </office:annotation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Q</text:p>
          </table:table-cell>
          <table:table-cell table:style-name="ce78" table:formula="of:=SUM([.D13:.AG13])" office:value-type="float" office:value="1">
            <text:p>1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4"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MinhHA</text:p>
          </table:table-cell>
          <table:table-cell table:style-name="ce78" table:formula="of:=SUM([.D14:.AG14])" office:value-type="float" office:value="1">
            <text:p>1</text:p>
          </table:table-cell>
          <table:table-cell table:style-name="ce81" table:number-columns-repeated="9"/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0.5">
            <text:p>0.5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.5">
            <office:annotation draw:style-name="gr7" draw:text-style-name="P2" svg:width="1.1413in" svg:height="0.3902in" svg:x="10.6866in" svg:y="2.6075in" draw:caption-point-x="-0.2402in" draw:caption-point-y="0.602in">
              <dc:date>2014-06-23T00:00:00</dc:date>
              <text:p text:style-name="P2"><text:span text:style-name="T1">Lên trường lấy bằng</text:span></text:p>
            </office:annotation>
            <text:p>0.5</text:p>
          </table:table-cell>
          <table:table-cell table:number-columns-repeated="4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amTV</text:p>
          </table:table-cell>
          <table:table-cell table:style-name="ce78" table:formula="of:=SUM([.D15:.AG15])" office:value-type="float" office:value="1">
            <text:p>1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1"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guyenHTT</text:p>
          </table:table-cell>
          <table:table-cell table:style-name="ce78" table:formula="of:=SUM([.D16:.AG16])" office:value-type="float" office:value="0">
            <text:p>0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hanNM</text:p>
          </table:table-cell>
          <table:table-cell table:style-name="ce78" table:formula="of:=SUM([.D17:.AG17])" office:value-type="float" office:value="1">
            <text:p>1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4" table:style-name="ce81" office:value-type="float" office:value="0">
            <text:p>0</text:p>
          </table:table-cell>
          <table:table-cell table:style-name="ce81" office:value-type="float" office:value="0">
            <office:annotation draw:style-name="gr7" draw:text-style-name="P2" svg:width="1.1413in" svg:height="0.2346in" svg:x="9.578in" svg:y="3.35in" draw:caption-point-x="-0.2402in" draw:caption-point-y="0.6024in">
              <dc:date>2014-06-20T00:00:00</dc:date>
              <text:p text:style-name="P2"><text:span text:style-name="T1">Đi trễ hơn 1h</text:span></text:p>
            </office:annotation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1"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hanNV</text:p>
          </table:table-cell>
          <table:table-cell table:style-name="ce78" table:formula="of:=SUM([.D18:.AG18])" office:value-type="float" office:value="3.5">
            <text:p>3.5</text:p>
          </table:table-cell>
          <table:table-cell table:style-name="ce81"/>
          <table:table-cell table:style-name="ce81" office:value-type="float" office:value="0">
            <text:p>0</text:p>
          </table:table-cell>
          <table:table-cell table:style-name="ce81" office:value-type="float" office:value="0.5">
            <office:annotation draw:style-name="gr7" draw:text-style-name="P2" svg:width="1.1413in" svg:height="0.3902in" svg:x="3.2976in" svg:y="3.5949in" draw:caption-point-x="-0.2402in" draw:caption-point-y="0.6055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.5">
            <office:annotation draw:style-name="gr7" draw:text-style-name="P2" svg:width="1.1413in" svg:height="0.3902in" svg:x="4.0362in" svg:y="3.5949in" draw:caption-point-x="-0.2402in" draw:caption-point-y="0.6055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81" office:value-type="float" office:value="0.5">
            <office:annotation draw:style-name="gr7" draw:text-style-name="P2" svg:width="1.1413in" svg:height="0.3902in" svg:x="5.8835in" svg:y="3.5949in" draw:caption-point-x="-0.2402in" draw:caption-point-y="0.6055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.5">
            <office:annotation draw:style-name="gr7" draw:text-style-name="P2" svg:width="1.1413in" svg:height="0.3902in" svg:x="6.6224in" svg:y="3.5961in" draw:caption-point-x="-0.2402in" draw:caption-point-y="0.6043in">
              <dc:date>2014-06-12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81" office:value-type="float" office:value="0.5">
            <office:annotation draw:style-name="gr7" draw:text-style-name="P2" svg:width="1.1413in" svg:height="0.3902in" svg:x="8.4697in" svg:y="3.5988in" draw:caption-point-x="-0.2402in" draw:caption-point-y="0.6016in">
              <dc:date>2014-06-23T00:00:00</dc:date>
              <text:p text:style-name="P2"><text:span text:style-name="T1">Đi học buổi chiều</text:span></text:p>
            </office:annotation>
            <text:p>0.5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81" office:value-type="float" office:value="0.5">
            <office:annotation draw:style-name="gr7" draw:text-style-name="P2" svg:width="1.1413in" svg:height="0.3902in" svg:x="11.0559in" svg:y="3.5996in" draw:caption-point-x="-0.2402in" draw:caption-point-y="0.6008in">
              <dc:date>2014-06-25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.5">
            <office:annotation draw:style-name="gr7" draw:text-style-name="P2" svg:width="1.1413in" svg:height="0.3902in" svg:x="11.7949in" svg:y="3.5996in" draw:caption-point-x="-0.2402in" draw:caption-point-y="0.6008in">
              <dc:date>2014-06-25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aoDTH</text:p>
          </table:table-cell>
          <table:table-cell table:style-name="ce78" table:formula="of:=SUM([.D19:.AG19])" office:value-type="float" office:value="0">
            <text:p>0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aoTP</text:p>
          </table:table-cell>
          <table:table-cell table:style-name="ce78" table:formula="of:=SUM([.D20:.AG20])" office:value-type="float" office:value="4">
            <text:p>4</text:p>
          </table:table-cell>
          <table:table-cell table:style-name="ce81" table:number-columns-repeated="15"/>
          <table:table-cell table:number-columns-repeated="4"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table:number-columns-repeated="2"/>
          <table:table-cell table:number-columns-repeated="2" table:style-name="ce81" office:value-type="float" office:value="0">
            <text:p>0</text:p>
          </table:table-cell>
          <table:table-cell table:style-name="ce81" office:value-type="float" office:value="1">
            <office:annotation draw:style-name="gr7" draw:text-style-name="P2" svg:width="1.1413in" svg:height="0.2346in" svg:x="11.4252in" svg:y="4.0949in" draw:caption-point-x="-0.2402in" draw:caption-point-y="0.6008in">
              <dc:date>2014-06-25T00:00:00</dc:date>
              <text:p text:style-name="P2"><text:span text:style-name="T1">Đi thi</text:span></text:p>
            </office:annotation>
            <text:p>1</text:p>
          </table:table-cell>
          <table:table-cell table:style-name="ce81" office:value-type="float" office:value="1">
            <office:annotation draw:style-name="gr7" draw:text-style-name="P2" svg:width="1.1413in" svg:height="0.2346in" svg:x="11.7949in" svg:y="4.0949in" draw:caption-point-x="-0.2402in" draw:caption-point-y="0.6008in">
              <dc:date>2014-06-25T00:00:00</dc:date>
              <text:p text:style-name="P2"><text:span text:style-name="T1">Đi thi</text:span></text:p>
            </office:annotation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1">
            <office:annotation draw:style-name="gr7" draw:text-style-name="P2" svg:width="1.1413in" svg:height="0.2346in" svg:x="13.2724in" svg:y="4.0957in" draw:caption-point-x="-0.2402in" draw:caption-point-y="0.6in">
              <dc:date>2014-06-30T00:00:00</dc:date>
              <text:p text:style-name="P2"><text:span text:style-name="T1">Đi thi</text:span></text:p>
            </office:annotation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amDT</text:p>
          </table:table-cell>
          <table:table-cell table:style-name="ce78" table:formula="of:=SUM([.D21:.AG21])" office:value-type="float" office:value="0">
            <text:p>0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ieuNV</text:p>
          </table:table-cell>
          <table:table-cell table:style-name="ce78" table:formula="of:=SUM([.D22:.AG22])" office:value-type="float" office:value="0">
            <text:p>0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uyLTT</text:p>
          </table:table-cell>
          <table:table-cell table:style-name="ce78" table:formula="of:=SUM([.D23:.AG23])" office:value-type="float" office:value="0">
            <text:p>0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VietBA</text:p>
          </table:table-cell>
          <table:table-cell table:style-name="ce78" table:formula="of:=SUM([.D24:.AG24])" office:value-type="float" office:value="0">
            <text:p>0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VietTH</text:p>
          </table:table-cell>
          <table:table-cell table:style-name="ce78" table:formula="of:=SUM([.D25:.AG25])" office:value-type="float" office:value="1.5">
            <text:p>1.5</text:p>
          </table:table-cell>
          <table:table-cell table:style-name="ce81"/>
          <table:table-cell table:number-columns-repeated="4"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4" table:style-name="ce81" office:value-type="float" office:value="0">
            <text:p>0</text:p>
          </table:table-cell>
          <table:table-cell table:style-name="ce81" office:value-type="float" office:value="0.5">
            <office:annotation draw:style-name="gr7" draw:text-style-name="P2" svg:width="1.1413in" svg:height="0.2346in" svg:x="12.1642in" svg:y="5.3335in" draw:caption-point-x="-0.2402in" draw:caption-point-y="0.6004in">
              <dc:date>2014-06-30T00:00:00</dc:date>
              <text:p text:style-name="P2"><text:span text:style-name="T1">Nghỉ buổi chiều</text:span></text:p>
            </office:annotation>
            <text:p>0.5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44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07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1"/>
          <table:table-cell table:style-name="ce35" table:number-columns-repeated="2"/>
          <table:table-cell table:style-name="ce84" office:value-type="string" table:number-columns-spanned="31" table:number-rows-spanned="1">
            <text:p>July</text:p>
          </table:table-cell>
          <table:covered-table-cell table:number-columns-repeated="30" table:style-name="ce87"/>
          <table:table-cell table:style-name="ce57" table:number-columns-repeated="975"/>
        </table:table-row>
        <table:table-row table:style-name="ro6">
          <table:table-cell table:style-name="ce51" office:value-type="string">
            <text:p>No.</text:p>
          </table:table-cell>
          <table:table-cell table:style-name="ce51" office:value-type="string">
            <text:p>Name</text:p>
          </table:table-cell>
          <table:table-cell table:style-name="ce51" office:value-type="string">
            <text:p>Absent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3">
            <text:p>3</text:p>
          </table:table-cell>
          <table:table-cell table:style-name="ce85" office:value-type="float" office:value="4">
            <text:p>4</text:p>
          </table:table-cell>
          <table:table-cell table:style-name="ce85" office:value-type="float" office:value="-5">
            <text:p>-5</text:p>
          </table:table-cell>
          <table:table-cell table:style-name="ce85" office:value-type="float" office:value="-6">
            <text:p>-6</text:p>
          </table:table-cell>
          <table:table-cell table:style-name="ce85" office:value-type="float" office:value="7">
            <text:p>7</text:p>
          </table:table-cell>
          <table:table-cell table:style-name="ce85" office:value-type="float" office:value="8">
            <text:p>8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11">
            <text:p>11</text:p>
          </table:table-cell>
          <table:table-cell table:style-name="ce85" office:value-type="float" office:value="-12">
            <text:p>-12</text:p>
          </table:table-cell>
          <table:table-cell table:style-name="ce85" office:value-type="float" office:value="-13">
            <text:p>-13</text:p>
          </table:table-cell>
          <table:table-cell table:style-name="ce85" office:value-type="float" office:value="14">
            <text:p>14</text:p>
          </table:table-cell>
          <table:table-cell table:style-name="ce85" office:value-type="float" office:value="15">
            <text:p>15</text:p>
          </table:table-cell>
          <table:table-cell table:style-name="ce85" office:value-type="float" office:value="16">
            <text:p>16</text:p>
          </table:table-cell>
          <table:table-cell table:style-name="ce85" office:value-type="float" office:value="17">
            <text:p>17</text:p>
          </table:table-cell>
          <table:table-cell table:style-name="ce85" office:value-type="float" office:value="18">
            <text:p>18</text:p>
          </table:table-cell>
          <table:table-cell table:style-name="ce85" office:value-type="float" office:value="-19">
            <text:p>-19</text:p>
          </table:table-cell>
          <table:table-cell table:style-name="ce85" office:value-type="float" office:value="-20">
            <text:p>-20</text:p>
          </table:table-cell>
          <table:table-cell table:style-name="ce85" office:value-type="float" office:value="21">
            <text:p>21</text:p>
          </table:table-cell>
          <table:table-cell table:style-name="ce85" office:value-type="float" office:value="22">
            <text:p>22</text:p>
          </table:table-cell>
          <table:table-cell table:style-name="ce85" office:value-type="float" office:value="23">
            <text:p>23</text:p>
          </table:table-cell>
          <table:table-cell table:style-name="ce85" office:value-type="float" office:value="24">
            <text:p>24</text:p>
          </table:table-cell>
          <table:table-cell table:style-name="ce85" office:value-type="float" office:value="25">
            <text:p>25</text:p>
          </table:table-cell>
          <table:table-cell table:style-name="ce85" office:value-type="float" office:value="-26">
            <text:p>-26</text:p>
          </table:table-cell>
          <table:table-cell table:style-name="ce85" office:value-type="float" office:value="-27">
            <text:p>-27</text:p>
          </table:table-cell>
          <table:table-cell table:style-name="ce85" office:value-type="float" office:value="28">
            <text:p>28</text:p>
          </table:table-cell>
          <table:table-cell table:style-name="ce85" office:value-type="float" office:value="29">
            <text:p>29</text:p>
          </table:table-cell>
          <table:table-cell table:style-name="ce85" office:value-type="float" office:value="30">
            <text:p>30</text:p>
          </table:table-cell>
          <table:table-cell table:style-name="ce85" office:value-type="float" office:value="31">
            <text:p>31</text:p>
          </table:table-cell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83" table:formula="of:=SUM([.D3:.AH3])" office:value-type="float" office:value="0">
            <text:p>0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83" table:formula="of:=SUM([.D4:.AH4])" office:value-type="float" office:value="0.5">
            <text:p>0.5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83" table:formula="of:=SUM([.D5:.AH5])" office:value-type="float" office:value="0">
            <text:p>0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83" table:formula="of:=SUM([.D6:.AH6])" office:value-type="float" office:value="1.5">
            <text:p>1.5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.5">
            <text:p>0.5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83" table:formula="of:=SUM([.D7:.AH7])" office:value-type="float" office:value="0.5">
            <text:p>0.5</text:p>
          </table:table-cell>
          <table:table-cell table:style-name="ce86" office:value-type="float" office:value="0">
            <office:annotation draw:style-name="gr7" draw:text-style-name="P2" svg:width="1.1413in" svg:height="0.2346in" svg:x="2.5587in" svg:y="0.8787in" draw:caption-point-x="-0.2402in" draw:caption-point-y="0.5969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style-name="ce86" table:number-columns-repeated="2"/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0">
            <office:annotation draw:style-name="gr7" draw:text-style-name="P2" svg:width="1.1413in" svg:height="0.3902in" svg:x="8.1004in" svg:y="0.8787in" draw:caption-point-x="-0.2402in" draw:caption-point-y="0.5969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office:annotation office:display="true" draw:style-name="gr7" draw:text-style-name="P2" svg:width="1.1413in" svg:height="0.2346in" svg:x="8.7724in" svg:y="0.8803in" draw:caption-point-x="-0.1732in" draw:caption-point-y="0.5949in">
              <dc:date>2014-08-28T00:00:00</dc:date>
              <text:p text:style-name="P1"><text:span text:style-name="T1">Đi học buổi sáng</text:span></text:p>
            </office:annotation>
            <text:p>0</text:p>
          </table:table-cell>
          <table:table-cell table:style-name="ce86" table:number-columns-repeated="2"/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0">
            <office:annotation draw:style-name="gr7" draw:text-style-name="P2" svg:width="1.1413in" svg:height="0.3902in" svg:x="10.6866in" svg:y="0.8787in" draw:caption-point-x="-0.2402in" draw:caption-point-y="0.5969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office:annotation draw:style-name="gr7" draw:text-style-name="P2" svg:width="1.1413in" svg:height="0.2346in" svg:x="11.4252in" svg:y="0.8787in" draw:caption-point-x="-0.2402in" draw:caption-point-y="0.5969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6" table:number-columns-repeated="2"/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0">
            <office:annotation draw:style-name="gr7" draw:text-style-name="P2" svg:width="1.1413in" svg:height="0.3902in" svg:x="13.2724in" svg:y="0.8791in" draw:caption-point-x="-0.2402in" draw:caption-point-y="0.5965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8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83" table:formula="of:=SUM([.D8:.AH8])" office:value-type="float" office:value="4">
            <text:p>4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3" table:style-name="ce86" office:value-type="float" office:value="0">
            <text:p>0</text:p>
          </table:table-cell>
          <table:table-cell table:number-columns-repeated="2" table:style-name="ce86" office:value-type="float" office:value="1">
            <text:p>1</text:p>
          </table:table-cell>
          <table:table-cell table:style-name="ce86" table:number-columns-repeated="2"/>
          <table:table-cell table:number-columns-repeated="2" table:style-name="ce86" office:value-type="float" office:value="1">
            <text:p>1</text:p>
          </table:table-cell>
          <table:table-cell table:number-columns-repeated="2" table:style-name="ce8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83" table:formula="of:=SUM([.D9:.AH9])" office:value-type="float" office:value="0">
            <text:p>0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83" table:formula="of:=SUM([.D10:.AH10])" office:value-type="float" office:value="1"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83" table:formula="of:=SUM([.D11:.AH11])" office:value-type="float" office:value="0">
            <text:p>0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83" table:formula="of:=SUM([.D12:.AH12])" office:value-type="float" office:value="3">
            <text:p>3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2" table:style-name="ce86" office:value-type="float" office:value="0">
            <text:p>0</text:p>
          </table:table-cell>
          <table:table-cell table:number-columns-repeated="2"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">
            <office:annotation draw:style-name="gr7" draw:text-style-name="P2" svg:width="1.1413in" svg:height="0.2346in" svg:x="12.5335in" svg:y="2.1138in" draw:caption-point-x="-0.2402in" draw:caption-point-y="0.6004in">
              <dc:date>2014-07-29T00:00:00</dc:date>
              <text:p text:style-name="P2"><text:span text:style-name="T1">Đi trễ 45 phút</text:span></text:p>
            </office:annotation>
            <text:p>0</text:p>
          </table:table-cell>
          <table:table-cell table:style-name="ce86" office:value-type="float" office:value="0">
            <office:annotation draw:style-name="gr7" draw:text-style-name="P2" svg:width="1.1413in" svg:height="0.2346in" svg:x="12.9031in" svg:y="2.1146in" draw:caption-point-x="-0.2402in" draw:caption-point-y="0.5996in">
              <dc:date>2014-07-29T00:00:00</dc:date>
              <text:p text:style-name="P2"><text:span text:style-name="T1">Đi trễ 1h</text:span></text:p>
            </office:annotation>
            <text:p>0</text:p>
          </table:table-cell>
          <table:table-cell table:number-columns-repeated="2" table:style-name="ce8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Q</text:p>
          </table:table-cell>
          <table:table-cell table:style-name="ce83" table:formula="of:=SUM([.D13:.AH13])" office:value-type="float" office:value="1"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MinhHA</text:p>
          </table:table-cell>
          <table:table-cell table:style-name="ce83" table:formula="of:=SUM([.D14:.AH14])" office:value-type="float" office:value="1"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1"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amTV</text:p>
          </table:table-cell>
          <table:table-cell table:style-name="ce83" table:formula="of:=SUM([.D15:.AH15])" office:value-type="float" office:value="1.5">
            <text:p>1.5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.5">
            <text:p>0.5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1"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guyenHTT</text:p>
          </table:table-cell>
          <table:table-cell table:style-name="ce83" table:formula="of:=SUM([.D16:.AH16])" office:value-type="float" office:value="0">
            <text:p>0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hanNM</text:p>
          </table:table-cell>
          <table:table-cell table:style-name="ce83" table:formula="of:=SUM([.D17:.AH17])" office:value-type="float" office:value="0">
            <text:p>0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hanNV</text:p>
          </table:table-cell>
          <table:table-cell table:style-name="ce83" table:formula="of:=SUM([.D18:.AH18])" office:value-type="float" office:value="4.5">
            <text:p>4.5</text:p>
          </table:table-cell>
          <table:table-cell table:style-name="ce86" office:value-type="float" office:value="0.5">
            <text:p>0.5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">
            <text:p>0</text:p>
          </table:table-cell>
          <table:table-cell table:style-name="ce86" office:value-type="float" office:value="0.5">
            <office:annotation draw:style-name="gr7" draw:text-style-name="P2" svg:width="1.1413in" svg:height="0.2346in" svg:x="7.7307in" svg:y="3.5929in" draw:caption-point-x="-0.2402in" draw:caption-point-y="0.6075in">
              <dc:date>2014-07-15T00:00:00</dc:date>
              <text:p text:style-name="P2"><text:span text:style-name="T1">Nghỉ buổi sáng</text:span></text:p>
            </office:annotation>
            <text:p>0.5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1">
            <text:p>1</text:p>
          </table:table-cell>
          <table:table-cell table:style-name="ce86" office:value-type="float" office:value="0.5">
            <office:annotation draw:style-name="gr7" draw:text-style-name="P2" svg:width="1.1413in" svg:height="0.2346in" svg:x="10.3169in" svg:y="3.5969in" draw:caption-point-x="-0.2402in" draw:caption-point-y="0.6035in">
              <dc:date>2014-07-22T00:00:00</dc:date>
              <text:p text:style-name="P2"><text:span text:style-name="T1">Nghỉ buổi sáng</text:span></text:p>
            </office:annotation>
            <text:p>0.5</text:p>
          </table:table-cell>
          <table:table-cell table:style-name="ce86">
            <office:annotation office:display="true" draw:style-name="gr7" draw:text-style-name="P2" svg:width="1.1413in" svg:height="0.5457in" svg:x="10.6866in" svg:y="3.6142in" draw:caption-point-x="-0.2402in" draw:caption-point-y="0.5858in">
              <dc:date>2014-08-28T00:00:00</dc:date>
              <text:p text:style-name="P1"><text:span text:style-name="T1">Bắt <text:s/>đầu nghỉ không lương để làm luận văn</text:span></text:p>
            </office:annotation>
          </table:table-cell>
          <table:table-cell table:style-name="ce86" table:number-columns-repeated="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achBK</text:p>
          </table:table-cell>
          <table:table-cell table:style-name="ce83" table:formula="of:=SUM([.D19:.AH19])" office:value-type="float" office:value="0">
            <text:p>0</text:p>
          </table:table-cell>
          <table:table-cell table:style-name="ce86" table:number-columns-repeated="22"/>
          <table:table-cell table:number-columns-repeated="3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aoDTH</text:p>
          </table:table-cell>
          <table:table-cell table:style-name="ce83" table:formula="of:=SUM([.D20:.AH20])" office:value-type="float" office:value="2">
            <text:p>2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1">
            <office:annotation draw:style-name="gr7" draw:text-style-name="P2" svg:width="1.1413in" svg:height="0.2346in" svg:x="13.6421in" svg:y="4.0976in" draw:caption-point-x="-0.2402in" draw:caption-point-y="0.598in">
              <dc:date>2014-08-07T00:00:00</dc:date>
              <text:p text:style-name="P2"><text:span text:style-name="T1">Bị ốm</text:span></text:p>
            </office:annotation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aoTP</text:p>
          </table:table-cell>
          <table:table-cell table:style-name="ce83" table:formula="of:=SUM([.D21:.AH21])" office:value-type="float" office:value="1"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amDT</text:p>
          </table:table-cell>
          <table:table-cell table:style-name="ce83" table:formula="of:=SUM([.D22:.AH22])" office:value-type="float" office:value="0">
            <text:p>0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ieuNV</text:p>
          </table:table-cell>
          <table:table-cell table:style-name="ce83" table:formula="of:=SUM([.D23:.AH23])" office:value-type="float" office:value="2">
            <text:p>2</text:p>
          </table:table-cell>
          <table:table-cell table:style-name="ce86" office:value-type="float" office:value="0">
            <text:p>0</text:p>
          </table:table-cell>
          <table:table-cell table:number-columns-repeated="2"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uyLTT</text:p>
          </table:table-cell>
          <table:table-cell table:style-name="ce83" table:formula="of:=SUM([.D24:.AH24])" office:value-type="float" office:value="0.5">
            <text:p>0.5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style-name="ce8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VietBA</text:p>
          </table:table-cell>
          <table:table-cell table:style-name="ce83" table:formula="of:=SUM([.D25:.AH25])" office:value-type="float" office:value="2.5">
            <text:p>2.5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number-columns-repeated="2" table:style-name="ce86" office:value-type="float" office:value="1">
            <text:p>1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VietTH</text:p>
          </table:table-cell>
          <table:table-cell table:style-name="ce83" table:formula="of:=SUM([.D26:.AH26])" office:value-type="float" office:value="2.5">
            <text:p>2.5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.5">
            <text:p>0.5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43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8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1"/>
          <table:table-cell table:style-name="ce35" table:number-columns-repeated="2"/>
          <table:table-cell table:style-name="ce89" office:value-type="string" table:number-columns-spanned="31" table:number-rows-spanned="1">
            <text:p>August</text:p>
          </table:table-cell>
          <table:covered-table-cell table:number-columns-repeated="30" table:style-name="ce92"/>
          <table:table-cell table:style-name="ce57" table:number-columns-repeated="975"/>
        </table:table-row>
        <table:table-row table:style-name="ro6">
          <table:table-cell table:style-name="ce51" office:value-type="string">
            <text:p>No.</text:p>
          </table:table-cell>
          <table:table-cell table:style-name="ce51" office:value-type="string">
            <text:p>Name</text:p>
          </table:table-cell>
          <table:table-cell table:style-name="ce51" office:value-type="string">
            <text:p>Absent</text:p>
          </table:table-cell>
          <table:table-cell table:style-name="ce90" office:value-type="float" office:value="1">
            <text:p>1</text:p>
          </table:table-cell>
          <table:table-cell table:style-name="ce90" office:value-type="float" office:value="-2">
            <text:p>-2</text:p>
          </table:table-cell>
          <table:table-cell table:style-name="ce90" office:value-type="float" office:value="-3">
            <text:p>-3</text:p>
          </table:table-cell>
          <table:table-cell table:style-name="ce90" office:value-type="float" office:value="4">
            <text:p>4</text:p>
          </table:table-cell>
          <table:table-cell table:style-name="ce90" office:value-type="float" office:value="5">
            <text:p>5</text:p>
          </table:table-cell>
          <table:table-cell table:style-name="ce90" office:value-type="float" office:value="6">
            <text:p>6</text:p>
          </table:table-cell>
          <table:table-cell table:style-name="ce90" office:value-type="float" office:value="7">
            <text:p>7</text:p>
          </table:table-cell>
          <table:table-cell table:style-name="ce90" office:value-type="float" office:value="8">
            <text:p>8</text:p>
          </table:table-cell>
          <table:table-cell table:style-name="ce90" office:value-type="float" office:value="-9">
            <text:p>-9</text:p>
          </table:table-cell>
          <table:table-cell table:style-name="ce90" office:value-type="float" office:value="-10">
            <text:p>-10</text:p>
          </table:table-cell>
          <table:table-cell table:style-name="ce90" office:value-type="float" office:value="11">
            <text:p>11</text:p>
          </table:table-cell>
          <table:table-cell table:style-name="ce90" office:value-type="float" office:value="12">
            <text:p>12</text:p>
          </table:table-cell>
          <table:table-cell table:style-name="ce90" office:value-type="float" office:value="13">
            <text:p>13</text:p>
          </table:table-cell>
          <table:table-cell table:style-name="ce90" office:value-type="float" office:value="14">
            <text:p>14</text:p>
          </table:table-cell>
          <table:table-cell table:style-name="ce90" office:value-type="float" office:value="15">
            <text:p>15</text:p>
          </table:table-cell>
          <table:table-cell table:style-name="ce90" office:value-type="float" office:value="-16">
            <text:p>-16</text:p>
          </table:table-cell>
          <table:table-cell table:style-name="ce90" office:value-type="float" office:value="-17">
            <text:p>-17</text:p>
          </table:table-cell>
          <table:table-cell table:style-name="ce90" office:value-type="float" office:value="18">
            <text:p>18</text:p>
          </table:table-cell>
          <table:table-cell table:style-name="ce90" office:value-type="float" office:value="19">
            <text:p>19</text:p>
          </table:table-cell>
          <table:table-cell table:style-name="ce90" office:value-type="float" office:value="20">
            <text:p>20</text:p>
          </table:table-cell>
          <table:table-cell table:style-name="ce90" office:value-type="float" office:value="21">
            <text:p>21</text:p>
          </table:table-cell>
          <table:table-cell table:style-name="ce90" office:value-type="float" office:value="22">
            <text:p>22</text:p>
          </table:table-cell>
          <table:table-cell table:style-name="ce90" office:value-type="float" office:value="-23">
            <text:p>-23</text:p>
          </table:table-cell>
          <table:table-cell table:style-name="ce90" office:value-type="float" office:value="-24">
            <text:p>-24</text:p>
          </table:table-cell>
          <table:table-cell table:style-name="ce90" office:value-type="float" office:value="25">
            <text:p>25</text:p>
          </table:table-cell>
          <table:table-cell table:style-name="ce90" office:value-type="float" office:value="26">
            <text:p>26</text:p>
          </table:table-cell>
          <table:table-cell table:style-name="ce90" office:value-type="float" office:value="27">
            <text:p>27</text:p>
          </table:table-cell>
          <table:table-cell table:style-name="ce90" office:value-type="float" office:value="28">
            <text:p>28</text:p>
          </table:table-cell>
          <table:table-cell table:style-name="ce90" office:value-type="float" office:value="29">
            <text:p>29</text:p>
          </table:table-cell>
          <table:table-cell table:style-name="ce90" office:value-type="float" office:value="-30">
            <text:p>-30</text:p>
          </table:table-cell>
          <table:table-cell table:style-name="ce90" office:value-type="float" office:value="-31">
            <text:p>-31</text:p>
          </table:table-cell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88" table:formula="of:=SUM([.D3:.AH3])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88" table:formula="of:=SUM([.D4:.AH4])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88" table:formula="of:=SUM([.D5:.AH5])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88" table:formula="of:=SUM([.D6:.AH6])" office:value-type="float" office:value="1">
            <text:p>1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1"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88" table:formula="of:=SUM([.D7:.AH7])" office:value-type="float" office:value="1">
            <text:p>1</text:p>
          </table:table-cell>
          <table:table-cell table:style-name="ce91" office:value-type="float" office:value="1">
            <text:p>1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0">
            <office:annotation draw:style-name="gr7" draw:text-style-name="P2" svg:width="1.1413in" svg:height="0.2346in" svg:x="5.1449in" svg:y="0.874in" draw:caption-point-x="-0.2402in" draw:caption-point-y="0.6016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2" svg:width="1.1413in" svg:height="0.3902in" svg:x="6.9921in" svg:y="0.874in" draw:caption-point-x="-0.2402in" draw:caption-point-y="0.6016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7" draw:text-style-name="P2" svg:width="1.1413in" svg:height="0.2346in" svg:x="7.7307in" svg:y="0.874in" draw:caption-point-x="-0.2402in" draw:caption-point-y="0.6016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0">
            <office:annotation draw:style-name="gr7" draw:text-style-name="P2" svg:width="1.1413in" svg:height="0.2346in" svg:x="10.3169in" svg:y="0.8744in" draw:caption-point-x="-0.2402in" draw:caption-point-y="0.6012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88" table:formula="of:=SUM([.D8:.AH8])" office:value-type="float" office:value="1">
            <text:p>1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1">
            <text:p>1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88" table:formula="of:=SUM([.D9:.AH9])" office:value-type="float" office:value="1">
            <text:p>1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number-columns-repeated="2" table:style-name="ce91" office:value-type="float" office:value="0.5">
            <text:p>0.5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88" table:formula="of:=SUM([.D10:.AH10])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88" table:formula="of:=SUM([.D11:.AH11])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2">
          <table:table-cell table:style-name="ce34" office:value-type="float" office:value="10">
            <text:p>10</text:p>
          </table:table-cell>
          <table:table-cell table:style-name="ce36" office:value-type="string">
            <text:p>KhoiNLD</text:p>
          </table:table-cell>
          <table:table-cell table:style-name="ce88"/>
          <table:table-cell table:style-name="ce91" table:number-columns-repeated="10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</text:p>
          </table:table-cell>
          <table:table-cell table:style-name="ce88" table:formula="of:=SUM([.D13:.AH13])" office:value-type="float" office:value="1">
            <text:p>1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0.5">
            <text:p>0.5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.5">
            <text:p>0.5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Q</text:p>
          </table:table-cell>
          <table:table-cell table:style-name="ce88" table:formula="of:=SUM([.D14:.AH14])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MaiDTP</text:p>
          </table:table-cell>
          <table:table-cell table:style-name="ce88" table:formula="of:=SUM([.D15:.AH15])" office:value-type="float" office:value="1">
            <text:p>1</text:p>
          </table:table-cell>
          <table:table-cell table:style-name="ce91" table:number-columns-repeated="19"/>
          <table:table-cell table:style-name="ce91" office:value-type="float" office:value="0">
            <office:annotation draw:style-name="gr3" draw:text-style-name="P2" svg:width="1.1413in" svg:height="0.7012in" svg:x="9.578in" svg:y="2.8413in" draw:caption-point-x="-0.2402in" draw:caption-point-y="0.6012in">
              <dc:date>2014-08-28T00:00:00</dc:date>
              <text:p text:style-name="P2"><text:span text:style-name="T1">Đi làm chính thức lại sau thời gian nghỉ làm luận văn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1">
            <office:annotation draw:style-name="gr7" draw:text-style-name="P2" svg:width="1.1413in" svg:height="0.2346in" svg:x="12.5335in" svg:y="2.8409in" draw:caption-point-x="-0.2402in" draw:caption-point-y="0.6016in">
              <dc:date>2014-08-28T00:00:00</dc:date>
              <text:p text:style-name="P2"><text:span text:style-name="T1">Đi học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MinhHA</text:p>
          </table:table-cell>
          <table:table-cell table:style-name="ce88" table:formula="of:=SUM([.D16:.AH16])" office:value-type="float" office:value="1">
            <text:p>1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1">
            <text:p>1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amTV</text:p>
          </table:table-cell>
          <table:table-cell table:style-name="ce88" table:formula="of:=SUM([.D17:.AH17])" office:value-type="float" office:value="0.5">
            <text:p>0.5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.5">
            <text:p>0.5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guyenHTT</text:p>
          </table:table-cell>
          <table:table-cell table:style-name="ce88" table:formula="of:=SUM([.D18:.AH18])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hanNM</text:p>
          </table:table-cell>
          <table:table-cell table:style-name="ce88" table:formula="of:=SUM([.D19:.AH19])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hanNV</text:p>
          </table:table-cell>
          <table:table-cell table:style-name="ce88" table:formula="of:=SUM([.D20:.AH20])" office:value-type="float" office:value="0.5">
            <text:p>0.5</text:p>
          </table:table-cell>
          <table:table-cell table:style-name="ce91" table:number-columns-repeated="19"/>
          <table:table-cell table:style-name="ce91" office:value-type="float" office:value="0">
            <office:annotation draw:style-name="gr8" draw:text-style-name="P2" svg:width="1.1413in" svg:height="0.5457in" svg:x="9.578in" svg:y="4.0827in" draw:caption-point-x="-0.2402in" draw:caption-point-y="0.5984in">
              <dc:date>2014-09-22T00:00:00</dc:date>
              <text:p text:style-name="P2"><text:span text:style-name="T1">Bắt đầu đi làm lại sau đợt nghỉ dài không lương</text:span></text:p>
            </office:annotation>
            <text:p>0</text:p>
          </table:table-cell>
          <table:table-cell table:style-name="ce91" office:value-type="float" office:value="0.5">
            <text:p>0.5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achBK</text:p>
          </table:table-cell>
          <table:table-cell table:style-name="ce88" table:formula="of:=SUM([.D21:.AH21])" office:value-type="float" office:value="0.5">
            <text:p>0.5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.5">
            <text:p>0.5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0">
            <office:annotation draw:style-name="gr7" draw:text-style-name="P2" svg:width="1.1413in" svg:height="0.2346in" svg:x="7.7307in" svg:y="4.3217in" draw:caption-point-x="-0.2402in" draw:caption-point-y="0.6071in">
              <dc:date>2014-08-15T00:00:00</dc:date>
              <text:p text:style-name="P2"><text:span text:style-name="T1">Vô trễ 1h</text:span></text:p>
            </office:annotation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aoDTH</text:p>
          </table:table-cell>
          <table:table-cell table:style-name="ce88" table:formula="of:=SUM([.D22:.AH22])" office:value-type="float" office:value="2">
            <text:p>2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1">
            <office:annotation draw:style-name="gr7" draw:text-style-name="P2" svg:width="1.1413in" svg:height="0.2346in" svg:x="3.6669in" svg:y="4.565in" draw:caption-point-x="-0.2402in" draw:caption-point-y="0.6114in">
              <dc:date>2014-08-05T00:00:00</dc:date>
              <text:p text:style-name="P2"><text:span text:style-name="T1">Bị ốm</text:span></text:p>
            </office:annotation>
            <text:p>1</text:p>
          </table:table-cell>
          <table:table-cell table:style-name="ce91" office:value-type="float" office:value="1">
            <office:annotation draw:style-name="gr7" draw:text-style-name="P2" svg:width="1.1413in" svg:height="0.2346in" svg:x="4.0362in" svg:y="4.565in" draw:caption-point-x="-0.2402in" draw:caption-point-y="0.6114in">
              <dc:date>2014-08-05T00:00:00</dc:date>
              <text:p text:style-name="P2"><text:span text:style-name="T1">Bị ốm</text:span></text:p>
            </office:annotation>
            <text:p>1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aoTP</text:p>
          </table:table-cell>
          <table:table-cell table:style-name="ce88" table:formula="of:=SUM([.D23:.AH23])" office:value-type="float" office:value="2">
            <text:p>2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0.5">
            <office:annotation draw:style-name="gr4" draw:text-style-name="P2" svg:width="1.1413in" svg:height="0.3902in" svg:x="5.1449in" svg:y="4.8146in" draw:caption-point-x="-0.2402in" draw:caption-point-y="0.6094in">
              <dc:date>2014-08-08T00:00:00</dc:date>
              <text:p text:style-name="P2"><text:span text:style-name="T1">Nghỉ buổi sáng</text:span></text:p>
              <text:p text:style-name="P2"><text:span text:style-name="T1"/></text:p>
            </office:annotation>
            <text:p>0.5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.5">
            <text:p>0.5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1">
            <text:p>1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amDT</text:p>
          </table:table-cell>
          <table:table-cell table:style-name="ce88" table:formula="of:=SUM([.D24:.AH24])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ieuNV</text:p>
          </table:table-cell>
          <table:table-cell table:style-name="ce88" table:formula="of:=SUM([.D25:.AH25])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uyLTT</text:p>
          </table:table-cell>
          <table:table-cell table:style-name="ce88" table:formula="of:=SUM([.D26:.AH26])" office:value-type="float" office:value="1">
            <text:p>1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.5">
            <text:p>0.5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0.5">
            <text:p>0.5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VietBA</text:p>
          </table:table-cell>
          <table:table-cell table:style-name="ce88" table:formula="of:=SUM([.D27:.AH27])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VietTH</text:p>
          </table:table-cell>
          <table:table-cell table:style-name="ce88" table:formula="of:=SUM([.D28:.AH28])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41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9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1"/>
          <table:table-cell table:style-name="ce35" table:number-columns-repeated="2"/>
          <table:table-cell table:style-name="ce94" office:value-type="string" table:number-columns-spanned="30" table:number-rows-spanned="1">
            <text:p>September</text:p>
          </table:table-cell>
          <table:covered-table-cell table:number-columns-repeated="29" table:style-name="ce97"/>
          <table:table-cell table:style-name="ce57" table:number-columns-repeated="975"/>
        </table:table-row>
        <table:table-row table:style-name="ro6">
          <table:table-cell table:style-name="ce51" office:value-type="string">
            <text:p>No.</text:p>
          </table:table-cell>
          <table:table-cell table:style-name="ce51" office:value-type="string">
            <text:p>Name</text:p>
          </table:table-cell>
          <table:table-cell table:style-name="ce51" office:value-type="string">
            <text:p>Absent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2">
            <office:annotation draw:style-name="gr8" draw:text-style-name="P2" svg:width="1.1413in" svg:height="0.3902in" svg:x="2.928in" svg:y="0in" draw:caption-point-x="-0.2402in" draw:caption-point-y="0.2374in">
              <dc:date>2014-09-03T00:00:00</dc:date>
              <text:p text:style-name="P2"><text:span text:style-name="T1">Nghỉ Quốc khánh 02/09</text:span></text:p>
            </office:annotation>
            <text:p>2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5">
            <text:p>5</text:p>
          </table:table-cell>
          <table:table-cell table:style-name="ce95" office:value-type="float" office:value="-6">
            <text:p>-6</text:p>
          </table:table-cell>
          <table:table-cell table:style-name="ce95" office:value-type="float" office:value="-7">
            <text:p>-7</text:p>
          </table:table-cell>
          <table:table-cell table:style-name="ce95" office:value-type="float" office:value="8">
            <text:p>8</text:p>
          </table:table-cell>
          <table:table-cell table:style-name="ce95" office:value-type="float" office:value="9">
            <text:p>9</text:p>
          </table:table-cell>
          <table:table-cell table:style-name="ce95" office:value-type="float" office:value="10">
            <text:p>10</text:p>
          </table:table-cell>
          <table:table-cell table:style-name="ce95" office:value-type="float" office:value="11">
            <text:p>11</text:p>
          </table:table-cell>
          <table:table-cell table:style-name="ce95" office:value-type="float" office:value="12">
            <text:p>12</text:p>
          </table:table-cell>
          <table:table-cell table:style-name="ce95" office:value-type="float" office:value="-13">
            <text:p>-13</text:p>
          </table:table-cell>
          <table:table-cell table:style-name="ce95" office:value-type="float" office:value="-14">
            <text:p>-14</text:p>
          </table:table-cell>
          <table:table-cell table:style-name="ce95" office:value-type="float" office:value="15">
            <text:p>15</text:p>
          </table:table-cell>
          <table:table-cell table:style-name="ce95" office:value-type="float" office:value="16">
            <text:p>16</text:p>
          </table:table-cell>
          <table:table-cell table:style-name="ce95" office:value-type="float" office:value="17">
            <text:p>17</text:p>
          </table:table-cell>
          <table:table-cell table:style-name="ce95" office:value-type="float" office:value="18">
            <text:p>18</text:p>
          </table:table-cell>
          <table:table-cell table:style-name="ce95" office:value-type="float" office:value="19">
            <text:p>19</text:p>
          </table:table-cell>
          <table:table-cell table:style-name="ce95" office:value-type="float" office:value="-20">
            <text:p>-20</text:p>
          </table:table-cell>
          <table:table-cell table:style-name="ce95" office:value-type="float" office:value="-21">
            <text:p>-21</text:p>
          </table:table-cell>
          <table:table-cell table:style-name="ce95" office:value-type="float" office:value="22">
            <text:p>22</text:p>
          </table:table-cell>
          <table:table-cell table:style-name="ce95" office:value-type="float" office:value="23">
            <text:p>23</text:p>
          </table:table-cell>
          <table:table-cell table:style-name="ce95" office:value-type="float" office:value="24">
            <text:p>24</text:p>
          </table:table-cell>
          <table:table-cell table:style-name="ce95" office:value-type="float" office:value="25">
            <text:p>25</text:p>
          </table:table-cell>
          <table:table-cell table:style-name="ce95" office:value-type="float" office:value="26">
            <text:p>26</text:p>
          </table:table-cell>
          <table:table-cell table:style-name="ce95" office:value-type="float" office:value="-27">
            <text:p>-27</text:p>
          </table:table-cell>
          <table:table-cell table:style-name="ce95" office:value-type="float" office:value="-28">
            <text:p>-28</text:p>
          </table:table-cell>
          <table:table-cell table:style-name="ce95" office:value-type="float" office:value="29">
            <text:p>29</text:p>
          </table:table-cell>
          <table:table-cell table:style-name="ce95" office:value-type="float" office:value="30">
            <text:p>30</text:p>
          </table:table-cell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93" table:formula="of:=SUM([.D3:.AG3])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93" table:formula="of:=SUM([.D4:.AG4])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93" table:formula="of:=SUM([.D5:.AG5])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93" table:formula="of:=SUM([.D6:.AG6])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93" table:formula="of:=SUM([.D7:.AG7])" office:value-type="float" office:value="1">
            <text:p>1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0">
            <office:annotation draw:style-name="gr8" draw:text-style-name="P2" svg:width="1.1413in" svg:height="0.3902in" svg:x="3.2976in" svg:y="0.863in" draw:caption-point-x="-0.2402in" draw:caption-point-y="0.6126in">
              <dc:date>2014-09-05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8" draw:text-style-name="P2" svg:width="1.1413in" svg:height="0.2346in" svg:x="4.0362in" svg:y="0.863in" draw:caption-point-x="-0.2402in" draw:caption-point-y="0.6126in">
              <dc:date>2014-09-05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8" draw:text-style-name="P2" svg:width="1.1413in" svg:height="0.3902in" svg:x="5.8835in" svg:y="0.8673in" draw:caption-point-x="-0.2402in" draw:caption-point-y="0.6083in">
              <dc:date>2014-09-11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8" draw:text-style-name="P2" svg:width="1.1413in" svg:height="0.2346in" svg:x="6.6224in" svg:y="0.8685in" draw:caption-point-x="-0.2402in" draw:caption-point-y="0.6071in">
              <dc:date>2014-09-12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8" draw:text-style-name="P2" svg:width="1.1413in" svg:height="0.3902in" svg:x="8.4697in" svg:y="0.872in" draw:caption-point-x="-0.2402in" draw:caption-point-y="0.6035in">
              <dc:date>2014-09-19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8" draw:text-style-name="P2" svg:width="1.1413in" svg:height="0.2346in" svg:x="9.2087in" svg:y="0.872in" draw:caption-point-x="-0.2402in" draw:caption-point-y="0.6035in">
              <dc:date>2014-09-19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8" draw:text-style-name="P2" svg:width="1.1413in" svg:height="0.2346in" svg:x="11.0559in" svg:y="0.8736in" draw:caption-point-x="-0.2402in" draw:caption-point-y="0.602in">
              <dc:date>2014-09-24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6" office:value-type="float" office:value="0">
            <office:annotation draw:style-name="gr8" draw:text-style-name="P2" svg:width="1.1413in" svg:height="0.2346in" svg:x="11.4252in" svg:y="0.8744in" draw:caption-point-x="-0.2402in" draw:caption-point-y="0.6012in">
              <dc:date>2014-09-26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93" table:formula="of:=SUM([.D8:.AG8])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93" table:formula="of:=SUM([.D9:.AG9])" office:value-type="float" office:value="2">
            <text:p>2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.5">
            <text:p>0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.5">
            <text:p>0.5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93" table:formula="of:=SUM([.D10:.AG10])" office:value-type="float" office:value="0.5">
            <text:p>0.5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.5">
            <text:p>0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yNN</text:p>
          </table:table-cell>
          <table:table-cell table:style-name="ce93" table:formula="of:=SUM([.D11:.AG11])" office:value-type="float" office:value="0.5">
            <text:p>0.5</text:p>
          </table:table-cell>
          <table:table-cell table:style-name="ce96" table:number-columns-repeated="24"/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8" draw:text-style-name="P2" svg:width="1.1413in" svg:height="0.3902in" svg:x="13.2724in" svg:y="1.8677in" draw:caption-point-x="-0.2402in" draw:caption-point-y="0.5988in">
              <dc:date>2014-09-29T00:00:00</dc:date>
              <text:p text:style-name="P2"><text:span text:style-name="T1">Đi học buổi sáng, ko ăn cơm</text:span></text:p>
            </office:annotation>
            <text:p>0.5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93" table:formula="of:=SUM([.D12:.AG12])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KhoiNLD</text:p>
          </table:table-cell>
          <table:table-cell table:style-name="ce93" table:formula="of:=SUM([.D13:.AG13])" office:value-type="float" office:value="0.5">
            <text:p>0.5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.5">
            <text:p>0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</text:p>
          </table:table-cell>
          <table:table-cell table:style-name="ce93" table:formula="of:=SUM([.D14:.AG14])" office:value-type="float" office:value="3">
            <text:p>3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style-name="ce96" office:value-type="float" office:value="0">
            <office:annotation draw:style-name="gr8" draw:text-style-name="P2" svg:width="1.1413in" svg:height="0.2346in" svg:x="3.2976in" svg:y="2.5957in" draw:caption-point-x="-0.2402in" draw:caption-point-y="0.6138in">
              <dc:date>2014-09-03T00:00:00</dc:date>
              <text:p text:style-name="P2"><text:span text:style-name="T1">Đi trễ 45' (xe hư)</text:span></text:p>
            </office:annotation>
            <text:p>0</text:p>
          </table:table-cell>
          <table:table-cell table:style-name="ce96" office:value-type="float" office:value="0.5">
            <text:p>0.5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8" draw:text-style-name="P2" svg:width="1.1413in" svg:height="0.2346in" svg:x="6.2531in" svg:y="2.602in" draw:caption-point-x="-0.2402in" draw:caption-point-y="0.6075in">
              <dc:date>2014-09-11T00:00:00</dc:date>
              <text:p text:style-name="P2"><text:span text:style-name="T1">Đi trễ 1h30'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.5">
            <text:p>0.5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8" draw:text-style-name="P2" svg:width="1.1413in" svg:height="0.2346in" svg:x="13.2724in" svg:y="2.611in" draw:caption-point-x="-0.2402in" draw:caption-point-y="0.5984in">
              <dc:date>2014-09-30T00:00:00</dc:date>
              <text:p text:style-name="P2"><text:span text:style-name="T1">Đi trễ</text:span></text:p>
            </office:annotation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LocNPQ</text:p>
          </table:table-cell>
          <table:table-cell table:style-name="ce93" table:formula="of:=SUM([.D15:.AG15])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MaiDTP</text:p>
          </table:table-cell>
          <table:table-cell table:style-name="ce93" table:formula="of:=SUM([.D16:.AG16])" office:value-type="float" office:value="5">
            <text:p>5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0">
            <text:p>0</text:p>
          </table:table-cell>
          <table:table-cell table:style-name="ce96" office:value-type="float" office:value="1">
            <office:annotation draw:style-name="gr8" draw:text-style-name="P2" svg:width="1.1413in" svg:height="0.2346in" svg:x="3.6669in" svg:y="3.0992in" draw:caption-point-x="-0.2402in" draw:caption-point-y="0.6055in">
              <dc:date>2014-09-16T00:00:00</dc:date>
              <text:p text:style-name="P2"><text:span text:style-name="T1">Đi học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1">
            <office:annotation draw:style-name="gr8" draw:text-style-name="P2" svg:width="1.1413in" svg:height="0.3902in" svg:x="6.2531in" svg:y="3.0972in" draw:caption-point-x="-0.2402in" draw:caption-point-y="0.6075in">
              <dc:date>2014-09-11T00:00:00</dc:date>
              <text:p text:style-name="P2"><text:span text:style-name="T1">Đi học</text:span></text:p>
              <text:p text:style-name="P2"><text:span text:style-name="T1"/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1">
            <office:annotation draw:style-name="gr8" draw:text-style-name="P2" svg:width="1.1413in" svg:height="0.2346in" svg:x="8.8394in" svg:y="3.0992in" draw:caption-point-x="-0.2402in" draw:caption-point-y="0.6055in">
              <dc:date>2014-09-16T00:00:00</dc:date>
              <text:p text:style-name="P2"><text:span text:style-name="T1">Đi học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1">
            <office:annotation draw:style-name="gr8" draw:text-style-name="P2" svg:width="1.1413in" svg:height="0.2346in" svg:x="11.4252in" svg:y="3.1031in" draw:caption-point-x="-0.2402in" draw:caption-point-y="0.6016in">
              <dc:date>2014-09-24T00:00:00</dc:date>
              <text:p text:style-name="P2"><text:span text:style-name="T1">Đi học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MinhHA</text:p>
          </table:table-cell>
          <table:table-cell table:style-name="ce93" table:formula="of:=SUM([.D17:.AG17])" office:value-type="float" office:value="3">
            <text:p>3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style-name="ce96" office:value-type="float" office:value="0">
            <text:p>0</text:p>
          </table:table-cell>
          <table:table-cell table:number-columns-repeated="2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.5">
            <text:p>0.5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.5">
            <text:p>0.5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amTV</text:p>
          </table:table-cell>
          <table:table-cell table:style-name="ce93" table:formula="of:=SUM([.D18:.AG18])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guyenHTT</text:p>
          </table:table-cell>
          <table:table-cell table:style-name="ce93" table:formula="of:=SUM([.D19:.AG19])" office:value-type="float" office:value="1">
            <text:p>1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hanNM</text:p>
          </table:table-cell>
          <table:table-cell table:style-name="ce93" table:formula="of:=SUM([.D20:.AG20])" office:value-type="float" office:value="2">
            <text:p>2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hanNV</text:p>
          </table:table-cell>
          <table:table-cell table:style-name="ce93" table:formula="of:=SUM([.D21:.AG21])" office:value-type="float" office:value="2.5">
            <text:p>2.5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style-name="ce96" office:value-type="float" office:value="0.5">
            <text:p>0.5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8" draw:text-style-name="P2" svg:width="1.1413in" svg:height="0.2346in" svg:x="10.6866in" svg:y="4.3406in" draw:caption-point-x="-0.2402in" draw:caption-point-y="0.6028in">
              <dc:date>2014-09-24T00:00:00</dc:date>
              <text:p text:style-name="P2"><text:span text:style-name="T1">Nghỉ buổi chiều</text:span></text:p>
            </office:annotation>
            <text:p>0.5</text:p>
          </table:table-cell>
          <table:table-cell table:style-name="ce96" office:value-type="float" office:value="0.5">
            <text:p>0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PhucTV</text:p>
          </table:table-cell>
          <table:table-cell table:style-name="ce93" table:formula="of:=SUM([.D22:.AG22])" office:value-type="float" office:value="2.5">
            <text:p>2.5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.5">
            <text:p>0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office:annotation draw:style-name="gr8" draw:text-style-name="P2" svg:width="1.1413in" svg:height="0.2346in" svg:x="7.7307in" svg:y="4.5846in" draw:caption-point-x="-0.2402in" draw:caption-point-y="0.6063in">
              <dc:date>2014-09-15T00:00:00</dc:date>
              <text:p text:style-name="P2"><text:span text:style-name="T1">Bị ốm</text:span></text:p>
            </office:annotation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>
            <office:annotation draw:style-name="gr8" draw:text-style-name="P2" svg:width="1.1413in" svg:height="0.7012in" svg:x="11.0559in" svg:y="4.5917in" draw:caption-point-x="-0.2402in" draw:caption-point-y="0.5992in">
              <dc:date>2014-12-01T00:00:00</dc:date>
              <text:p text:style-name="P2"><text:span text:style-name="T1">Bắt đầu thời gian tạm nghỉ không lương để chữa bệnh</text:span></text:p>
            </office:annotation>
          </table:table-cell>
          <table:table-cell table:style-name="ce96" table:number-columns-repeated="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achBK</text:p>
          </table:table-cell>
          <table:table-cell table:style-name="ce93" table:formula="of:=SUM([.D23:.AG23])" office:value-type="float" office:value="2">
            <text:p>2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8" draw:text-style-name="P2" svg:width="1.1413in" svg:height="0.3902in" svg:x="5.8835in" svg:y="4.8291in" draw:caption-point-x="-0.2402in" draw:caption-point-y="0.6094in">
              <dc:date>2014-09-10T00:00:00</dc:date>
              <text:p text:style-name="P2"><text:span text:style-name="T1">Nghỉ nhưng có làm ở nhà</text:span></text:p>
            </office:annotation>
            <text:p>0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.5">
            <text:p>0.5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.5">
            <text:p>0.5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aoDTH</text:p>
          </table:table-cell>
          <table:table-cell table:style-name="ce93" table:formula="of:=SUM([.D24:.AG24])" office:value-type="float" office:value="2">
            <text:p>2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aoTP</text:p>
          </table:table-cell>
          <table:table-cell table:style-name="ce93" table:formula="of:=SUM([.D25:.AG25])" office:value-type="float" office:value="2">
            <text:p>2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office:annotation draw:style-name="gr8" draw:text-style-name="P2" svg:width="1.1413in" svg:height="0.3902in" svg:x="7.7307in" svg:y="5.3268in" draw:caption-point-x="-0.2402in" draw:caption-point-y="0.6071in">
              <dc:date>2014-09-15T00:00:00</dc:date>
              <text:p text:style-name="P2"><text:span text:style-name="T1">Bị ốm</text:span></text:p>
              <text:p text:style-name="P2"><text:span text:style-name="T1"/></text:p>
            </office:annotation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amDT</text:p>
          </table:table-cell>
          <table:table-cell table:style-name="ce93" table:formula="of:=SUM([.D26:.AG26])" office:value-type="float" office:value="1">
            <text:p>1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ieuNV</text:p>
          </table:table-cell>
          <table:table-cell table:style-name="ce93" table:formula="of:=SUM([.D27:.AG27])" office:value-type="float" office:value="1">
            <text:p>1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ThuyLTT</text:p>
          </table:table-cell>
          <table:table-cell table:style-name="ce93" table:formula="of:=SUM([.D28:.AG28])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VietBA</text:p>
          </table:table-cell>
          <table:table-cell table:style-name="ce93" table:formula="of:=SUM([.D29:.AG29])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VietTH</text:p>
          </table:table-cell>
          <table:table-cell table:style-name="ce93" table:formula="of:=SUM([.D30:.AG30])" office:value-type="float" office:value="2">
            <text:p>2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office:annotation draw:style-name="gr8" draw:text-style-name="P2" svg:width="1.1413in" svg:height="0.2346in" svg:x="6.6224in" svg:y="6.5654in" draw:caption-point-x="-0.2402in" draw:caption-point-y="0.6071in">
              <dc:date>2014-09-12T00:00:00</dc:date>
              <text:p text:style-name="P2"><text:span text:style-name="T1">Nghỉ ốm</text:span></text:p>
            </office:annotation>
            <text:p>1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39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10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1"/>
          <table:table-cell table:style-name="ce35" table:number-columns-repeated="2"/>
          <table:table-cell table:style-name="ce99" office:value-type="string" table:number-columns-spanned="31" table:number-rows-spanned="1">
            <text:p>October</text:p>
          </table:table-cell>
          <table:covered-table-cell table:number-columns-repeated="30" table:style-name="ce102"/>
          <table:table-cell table:style-name="ce57" table:number-columns-repeated="975"/>
        </table:table-row>
        <table:table-row table:style-name="ro6">
          <table:table-cell table:style-name="ce51" office:value-type="string">
            <text:p>No.</text:p>
          </table:table-cell>
          <table:table-cell table:style-name="ce51" office:value-type="string">
            <text:p>Name</text:p>
          </table:table-cell>
          <table:table-cell table:style-name="ce51" office:value-type="string">
            <text:p>Absent</text:p>
          </table:table-cell>
          <table:table-cell table:style-name="ce100" office:value-type="float" office:value="1">
            <text:p>1</text:p>
          </table:table-cell>
          <table:table-cell table:style-name="ce100" office:value-type="float" office:value="2">
            <text:p>2</text:p>
          </table:table-cell>
          <table:table-cell table:style-name="ce100" office:value-type="float" office:value="3">
            <text:p>3</text:p>
          </table:table-cell>
          <table:table-cell table:style-name="ce100" office:value-type="float" office:value="-4">
            <text:p>-4</text:p>
          </table:table-cell>
          <table:table-cell table:style-name="ce100" office:value-type="float" office:value="-5">
            <text:p>-5</text:p>
          </table:table-cell>
          <table:table-cell table:style-name="ce100" office:value-type="float" office:value="6">
            <text:p>6</text:p>
          </table:table-cell>
          <table:table-cell table:style-name="ce100" office:value-type="float" office:value="7">
            <text:p>7</text:p>
          </table:table-cell>
          <table:table-cell table:style-name="ce100" office:value-type="float" office:value="8">
            <text:p>8</text:p>
          </table:table-cell>
          <table:table-cell table:style-name="ce100" office:value-type="float" office:value="9">
            <text:p>9</text:p>
          </table:table-cell>
          <table:table-cell table:style-name="ce100" office:value-type="float" office:value="10">
            <text:p>10</text:p>
          </table:table-cell>
          <table:table-cell table:style-name="ce100" office:value-type="float" office:value="-11">
            <text:p>-11</text:p>
          </table:table-cell>
          <table:table-cell table:style-name="ce100" office:value-type="float" office:value="-12">
            <text:p>-12</text:p>
          </table:table-cell>
          <table:table-cell table:style-name="ce100" office:value-type="float" office:value="13">
            <text:p>13</text:p>
          </table:table-cell>
          <table:table-cell table:style-name="ce100" office:value-type="float" office:value="14">
            <text:p>14</text:p>
          </table:table-cell>
          <table:table-cell table:style-name="ce100" office:value-type="float" office:value="15">
            <text:p>15</text:p>
          </table:table-cell>
          <table:table-cell table:style-name="ce100" office:value-type="float" office:value="16">
            <text:p>16</text:p>
          </table:table-cell>
          <table:table-cell table:style-name="ce100" office:value-type="float" office:value="17">
            <text:p>17</text:p>
          </table:table-cell>
          <table:table-cell table:style-name="ce100" office:value-type="float" office:value="-18">
            <text:p>-18</text:p>
          </table:table-cell>
          <table:table-cell table:style-name="ce100" office:value-type="float" office:value="-19">
            <text:p>-19</text:p>
          </table:table-cell>
          <table:table-cell table:style-name="ce100" office:value-type="float" office:value="20">
            <text:p>20</text:p>
          </table:table-cell>
          <table:table-cell table:style-name="ce100" office:value-type="float" office:value="21">
            <text:p>21</text:p>
          </table:table-cell>
          <table:table-cell table:style-name="ce100" office:value-type="float" office:value="22">
            <text:p>22</text:p>
          </table:table-cell>
          <table:table-cell table:style-name="ce100" office:value-type="float" office:value="23">
            <text:p>23</text:p>
          </table:table-cell>
          <table:table-cell table:style-name="ce100" office:value-type="float" office:value="24">
            <text:p>24</text:p>
          </table:table-cell>
          <table:table-cell table:style-name="ce100" office:value-type="float" office:value="-25">
            <text:p>-25</text:p>
          </table:table-cell>
          <table:table-cell table:style-name="ce100" office:value-type="float" office:value="-26">
            <text:p>-26</text:p>
          </table:table-cell>
          <table:table-cell table:style-name="ce100" office:value-type="float" office:value="27">
            <text:p>27</text:p>
          </table:table-cell>
          <table:table-cell table:style-name="ce100" office:value-type="float" office:value="28">
            <text:p>28</text:p>
          </table:table-cell>
          <table:table-cell table:style-name="ce100" office:value-type="float" office:value="29">
            <text:p>29</text:p>
          </table:table-cell>
          <table:table-cell table:style-name="ce100" office:value-type="float" office:value="30">
            <text:p>30</text:p>
          </table:table-cell>
          <table:table-cell table:style-name="ce100" office:value-type="float" office:value="31">
            <text:p>31</text:p>
          </table:table-cell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BD</text:p>
          </table:table-cell>
          <table:table-cell table:style-name="ce98" table:formula="of:=SUM([.D3:.AH3])" office:value-type="float" office:value="0">
            <text:p>0</text:p>
          </table:table-cell>
          <table:table-cell table:style-name="ce101" table:number-columns-repeated="1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98" table:formula="of:=SUM([.D4:.AH4])" office:value-type="float" office:value="0"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anhLH</text:p>
          </table:table-cell>
          <table:table-cell table:style-name="ce98" table:formula="of:=SUM([.D5:.AH5])" office:value-type="float" office:value="0.5"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ienTX</text:p>
          </table:table-cell>
          <table:table-cell table:style-name="ce98" table:formula="of:=SUM([.D6:.AH6])" office:value-type="float" office:value="0"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uongLT</text:p>
          </table:table-cell>
          <table:table-cell table:style-name="ce98" table:formula="of:=SUM([.D7:.AH7])" office:value-type="float" office:value="2">
            <text:p>2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number-columns-repeated="2" table:style-name="ce101" office:value-type="float" office:value="1"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DungNT</text:p>
          </table:table-cell>
          <table:table-cell table:style-name="ce98" table:formula="of:=SUM([.D8:.AH8])" office:value-type="float" office:value="0.5">
            <text:p>0.5</text:p>
          </table:table-cell>
          <table:table-cell table:style-name="ce101" table:number-columns-repeated="12"/>
          <table:table-cell table:style-name="ce101" office:value-type="float" office:value="0">
            <text:p>0</text:p>
          </table:table-cell>
          <table:table-cell table:style-name="ce101" office:value-type="float" office:value="0.5"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98" table:formula="of:=SUM([.D9:.AH9])" office:value-type="float" office:value="1.5">
            <text:p>1.5</text:p>
          </table:table-cell>
          <table:table-cell table:style-name="ce101" office:value-type="float" office:value="0">
            <office:annotation draw:style-name="gr8" draw:text-style-name="P2" svg:width="1.1413in" svg:height="0.2346in" svg:x="2.5587in" svg:y="1.3559in" draw:caption-point-x="-0.2402in" draw:caption-point-y="0.6154in">
              <dc:date>2014-10-01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8" draw:text-style-name="P2" svg:width="1.1413in" svg:height="0.2346in" svg:x="3.2976in" svg:y="1.3606in" draw:caption-point-x="-0.2402in" draw:caption-point-y="0.6106in">
              <dc:date>2014-10-10T00:00:00</dc:date>
              <text:p text:style-name="P2"><text:span text:style-name="T1">Đi học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8" draw:text-style-name="P2" svg:width="1.1413in" svg:height="0.2346in" svg:x="4.7752in" svg:y="1.3606in" draw:caption-point-x="-0.2402in" draw:caption-point-y="0.6106in">
              <dc:date>2014-10-10T00:00:00</dc:date>
              <text:p text:style-name="P2"><text:span text:style-name="T1">Đi học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8" draw:text-style-name="P2" svg:width="1.1413in" svg:height="0.2346in" svg:x="5.8835in" svg:y="1.3606in" draw:caption-point-x="-0.2402in" draw:caption-point-y="0.6106in">
              <dc:date>2014-10-10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8" draw:text-style-name="P2" svg:width="1.1413in" svg:height="0.3902in" svg:x="7.7307in" svg:y="1.3661in" draw:caption-point-x="-0.2402in" draw:caption-point-y="0.6051in">
              <dc:date>2014-10-15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8" draw:text-style-name="P2" svg:width="1.1413in" svg:height="0.5457in" svg:x="8.4697in" svg:y="1.3661in" draw:caption-point-x="-0.2402in" draw:caption-point-y="0.6051in">
              <dc:date>2014-10-15T00:00:00</dc:date>
              <text:p text:style-name="P2"><text:span text:style-name="T1">Đi học buổi sáng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office:annotation draw:style-name="gr8" draw:text-style-name="P2" svg:width="1.1413in" svg:height="0.2346in" svg:x="12.9031in" svg:y="1.374in" draw:caption-point-x="-0.2402in" draw:caption-point-y="0.5972in">
              <dc:date>2014-10-29T00:00:00</dc:date>
              <text:p text:style-name="P2"><text:span text:style-name="T1">Đi học buổi sáng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angHT</text:p>
          </table:table-cell>
          <table:table-cell table:style-name="ce98" table:formula="of:=SUM([.D10:.AH10])" office:value-type="float" office:value="1"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nNV</text:p>
          </table:table-cell>
          <table:table-cell table:style-name="ce98" table:formula="of:=SUM([.D11:.AH11])" office:value-type="float" office:value="2">
            <text:p>2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number-columns-repeated="2" table:style-name="ce101" office:value-type="float" office:value="0.5"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pNH</text:p>
          </table:table-cell>
          <table:table-cell table:style-name="ce98" table:formula="of:=SUM([.D12:.AH12])" office:value-type="float" office:value="0"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uongDT</text:p>
          </table:table-cell>
          <table:table-cell table:style-name="ce98" table:formula="of:=SUM([.D13:.AH13])" office:value-type="float" office:value="2">
            <text:p>2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uyNN</text:p>
          </table:table-cell>
          <table:table-cell table:style-name="ce98" table:formula="of:=SUM([.D14:.AH14])" office:value-type="float" office:value="2">
            <text:p>2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8" draw:text-style-name="P2" svg:width="1.1413in" svg:height="0.2346in" svg:x="4.7752in" svg:y="2.602in" draw:caption-point-x="-0.2402in" draw:caption-point-y="0.6075in">
              <dc:date>2014-10-1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8" draw:text-style-name="P2" svg:width="1.1413in" svg:height="0.2346in" svg:x="7.3614in" svg:y="2.602in" draw:caption-point-x="-0.2402in" draw:caption-point-y="0.6075in">
              <dc:date>2014-10-1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KhoiNLD</text:p>
          </table:table-cell>
          <table:table-cell table:style-name="ce98" table:formula="of:=SUM([.D15:.AH15])" office:value-type="float" office:value="1"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LocNP</text:p>
          </table:table-cell>
          <table:table-cell table:style-name="ce98" table:formula="of:=SUM([.D16:.AH16])" office:value-type="float" office:value="2">
            <text:p>2</text:p>
          </table:table-cell>
          <table:table-cell table:style-name="ce101" office:value-type="float" office:value="0">
            <office:annotation draw:style-name="gr8" draw:text-style-name="P2" svg:width="1.1413in" svg:height="0.2346in" svg:x="2.5587in" svg:y="3.0894in" draw:caption-point-x="-0.2402in" draw:caption-point-y="0.6154in">
              <dc:date>2014-10-01T00:00:00</dc:date>
              <text:p text:style-name="P2"><text:span text:style-name="T1">Đi trễ 1h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number-columns-repeated="2" table:style-name="ce101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cNPQ</text:p>
          </table:table-cell>
          <table:table-cell table:style-name="ce98" table:formula="of:=SUM([.D17:.AH17])" office:value-type="float" office:value="2">
            <text:p>2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8" draw:text-style-name="P2" svg:width="1.1413in" svg:height="0.2346in" svg:x="6.9921in" svg:y="3.3437in" draw:caption-point-x="-0.2402in" draw:caption-point-y="0.6087in">
              <dc:date>2014-10-13T00:00:00</dc:date>
              <text:p text:style-name="P2"><text:span text:style-name="T1">Bị ốm</text:span></text:p>
            </office:annotation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MaiDTP</text:p>
          </table:table-cell>
          <table:table-cell table:style-name="ce98" table:formula="of:=SUM([.D18:.AH18])" office:value-type="float" office:value="7">
            <text:p>7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8" draw:text-style-name="P2" svg:width="1.1413in" svg:height="0.2346in" svg:x="2.928in" svg:y="3.5858in" draw:caption-point-x="-0.2402in" draw:caption-point-y="0.6146in">
              <dc:date>2014-10-02T00:00:00</dc:date>
              <text:p text:style-name="P2"><text:span text:style-name="T1">Đi học</text:span></text:p>
            </office:annotation>
            <text:p>1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MinhHA</text:p>
          </table:table-cell>
          <table:table-cell table:style-name="ce98" table:formula="of:=SUM([.D19:.AH19])" office:value-type="float" office:value="1"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amTV</text:p>
          </table:table-cell>
          <table:table-cell table:style-name="ce98" table:formula="of:=SUM([.D20:.AH20])" office:value-type="float" office:value="1.5">
            <text:p>1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guyenHTT</text:p>
          </table:table-cell>
          <table:table-cell table:style-name="ce98" table:formula="of:=SUM([.D21:.AH21])" office:value-type="float" office:value="0"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hanNM</text:p>
          </table:table-cell>
          <table:table-cell table:style-name="ce98" table:formula="of:=SUM([.D22:.AH22])" office:value-type="float" office:value="1"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NhanNV</text:p>
          </table:table-cell>
          <table:table-cell table:style-name="ce98" table:formula="of:=SUM([.D23:.AH23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5">
            <office:annotation draw:style-name="gr8" draw:text-style-name="P2" svg:width="1.1413in" svg:height="0.2346in" svg:x="3.2976in" svg:y="4.824in" draw:caption-point-x="-0.2402in" draw:caption-point-y="0.6146in">
              <dc:date>2014-10-02T00:00:00</dc:date>
              <text:p text:style-name="P2"><text:span text:style-name="T1">Bảo vệ luận văn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PhucTV</text:p>
          </table:table-cell>
          <table:table-cell table:style-name="ce98" table:formula="of:=SUM([.D24:.AH24])" office:value-type="float" office:value="0">
            <text:p>0</text:p>
          </table:table-cell>
          <table:table-cell table:style-name="ce101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achBK</text:p>
          </table:table-cell>
          <table:table-cell table:style-name="ce98" table:formula="of:=SUM([.D25:.AH25])" office:value-type="float" office:value="2.5">
            <text:p>2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aoDTH</text:p>
          </table:table-cell>
          <table:table-cell table:style-name="ce98" table:formula="of:=SUM([.D26:.AH26])" office:value-type="float" office:value="3">
            <text:p>3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>
            <office:annotation draw:style-name="gr8" draw:text-style-name="P2" svg:width="1.1413in" svg:height="0.5457in" svg:x="9.9476in" svg:y="5.5799in" draw:caption-point-x="-0.2402in" draw:caption-point-y="0.6016in">
              <dc:date>2014-12-01T00:00:00</dc:date>
              <text:p text:style-name="P2"><text:span text:style-name="T1">Bắt đầu thời gian tạm nghỉ không lương để đi học</text:span></text:p>
            </office:annotation>
          </table:table-cell>
          <table:table-cell table:style-name="ce101" table:number-columns-repeated="1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aoTP</text:p>
          </table:table-cell>
          <table:table-cell table:style-name="ce98" table:formula="of:=SUM([.D27:.AH27])" office:value-type="float" office:value="0"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ThamDT</text:p>
          </table:table-cell>
          <table:table-cell table:style-name="ce98" table:formula="of:=SUM([.D28:.AH28])" office:value-type="float" office:value="0.5"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hieuNV</text:p>
          </table:table-cell>
          <table:table-cell table:style-name="ce98" table:formula="of:=SUM([.D29:.AH29])" office:value-type="float" office:value="0.5"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ThuyLTT</text:p>
          </table:table-cell>
          <table:table-cell table:style-name="ce98" table:formula="of:=SUM([.D30:.AH30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VietBA</text:p>
          </table:table-cell>
          <table:table-cell table:style-name="ce98" table:formula="of:=SUM([.D31:.AH31])" office:value-type="float" office:value="0"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6" office:value-type="string">
            <text:p>VietTH</text:p>
          </table:table-cell>
          <table:table-cell table:style-name="ce98" table:formula="of:=SUM([.D32:.AH32])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37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11" table:style-name="ta3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1"/>
          <table:table-cell table:style-name="ce35" table:number-columns-repeated="2"/>
          <table:table-cell table:style-name="ce104" office:value-type="string" table:number-columns-spanned="30" table:number-rows-spanned="1">
            <text:p>November</text:p>
          </table:table-cell>
          <table:covered-table-cell table:number-columns-repeated="29" table:style-name="ce107"/>
          <table:table-cell table:style-name="ce57" table:number-columns-repeated="975"/>
        </table:table-row>
        <table:table-row table:style-name="ro6">
          <table:table-cell table:style-name="ce51" office:value-type="string">
            <text:p>No.</text:p>
          </table:table-cell>
          <table:table-cell table:style-name="ce51" office:value-type="string">
            <text:p>Name</text:p>
          </table:table-cell>
          <table:table-cell table:style-name="ce51" office:value-type="string">
            <text:p>Absent</text:p>
          </table:table-cell>
          <table:table-cell table:style-name="ce105" office:value-type="float" office:value="-1">
            <text:p>-1</text:p>
          </table:table-cell>
          <table:table-cell table:style-name="ce105" office:value-type="float" office:value="-2">
            <text:p>-2</text:p>
          </table:table-cell>
          <table:table-cell table:style-name="ce105" office:value-type="float" office:value="3">
            <text:p>3</text:p>
          </table:table-cell>
          <table:table-cell table:style-name="ce105" office:value-type="float" office:value="4">
            <text:p>4</text:p>
          </table:table-cell>
          <table:table-cell table:style-name="ce105" office:value-type="float" office:value="5">
            <text:p>5</text:p>
          </table:table-cell>
          <table:table-cell table:style-name="ce105" office:value-type="float" office:value="6">
            <text:p>6</text:p>
          </table:table-cell>
          <table:table-cell table:style-name="ce105" office:value-type="float" office:value="7">
            <text:p>7</text:p>
          </table:table-cell>
          <table:table-cell table:style-name="ce105" office:value-type="float" office:value="-8">
            <text:p>-8</text:p>
          </table:table-cell>
          <table:table-cell table:style-name="ce105" office:value-type="float" office:value="-9">
            <text:p>-9</text:p>
          </table:table-cell>
          <table:table-cell table:style-name="ce105" office:value-type="float" office:value="10">
            <text:p>10</text:p>
          </table:table-cell>
          <table:table-cell table:style-name="ce105" office:value-type="float" office:value="11">
            <text:p>11</text:p>
          </table:table-cell>
          <table:table-cell table:style-name="ce105" office:value-type="float" office:value="12">
            <text:p>12</text:p>
          </table:table-cell>
          <table:table-cell table:style-name="ce105" office:value-type="float" office:value="13">
            <text:p>13</text:p>
          </table:table-cell>
          <table:table-cell table:style-name="ce105" office:value-type="float" office:value="14">
            <text:p>14</text:p>
          </table:table-cell>
          <table:table-cell table:style-name="ce105" office:value-type="float" office:value="-15">
            <text:p>-15</text:p>
          </table:table-cell>
          <table:table-cell table:style-name="ce105" office:value-type="float" office:value="-16">
            <text:p>-16</text:p>
          </table:table-cell>
          <table:table-cell table:style-name="ce105" office:value-type="float" office:value="17">
            <text:p>17</text:p>
          </table:table-cell>
          <table:table-cell table:style-name="ce105" office:value-type="float" office:value="18">
            <text:p>18</text:p>
          </table:table-cell>
          <table:table-cell table:style-name="ce105" office:value-type="float" office:value="19">
            <text:p>19</text:p>
          </table:table-cell>
          <table:table-cell table:style-name="ce105" office:value-type="float" office:value="20">
            <text:p>20</text:p>
          </table:table-cell>
          <table:table-cell table:style-name="ce105" office:value-type="float" office:value="21">
            <text:p>21</text:p>
          </table:table-cell>
          <table:table-cell table:style-name="ce105" office:value-type="float" office:value="-22">
            <text:p>-22</text:p>
          </table:table-cell>
          <table:table-cell table:style-name="ce105" office:value-type="float" office:value="-23">
            <text:p>-23</text:p>
          </table:table-cell>
          <table:table-cell table:style-name="ce105" office:value-type="float" office:value="24">
            <text:p>24</text:p>
          </table:table-cell>
          <table:table-cell table:style-name="ce105" office:value-type="float" office:value="25">
            <text:p>25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27">
            <text:p>27</text:p>
          </table:table-cell>
          <table:table-cell table:style-name="ce105" office:value-type="float" office:value="28">
            <text:p>28</text:p>
          </table:table-cell>
          <table:table-cell table:style-name="ce105" office:value-type="float" office:value="-29">
            <text:p>-29</text:p>
          </table:table-cell>
          <table:table-cell table:style-name="ce105" office:value-type="float" office:value="-30">
            <text:p>-30</text:p>
          </table:table-cell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BD</text:p>
          </table:table-cell>
          <table:table-cell table:style-name="ce103" table:formula="of:=SUM([.D3:.AG3])" office:value-type="float" office:value="0.5">
            <text:p>0.5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103" table:formula="of:=SUM([.D4:.AG4])" office:value-type="float" office:value="1.5">
            <text:p>1.5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anhLH</text:p>
          </table:table-cell>
          <table:table-cell table:style-name="ce103" table:formula="of:=SUM([.D5:.AG5])" office:value-type="float" office:value="1"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ienTX</text:p>
          </table:table-cell>
          <table:table-cell table:style-name="ce103" table:formula="of:=SUM([.D6:.AG6])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uongLT</text:p>
          </table:table-cell>
          <table:table-cell table:style-name="ce103" table:formula="of:=SUM([.D7:.AG7])" office:value-type="float" office:value="4">
            <text:p>4</text:p>
          </table:table-cell>
          <table:table-cell table:style-name="ce106" table:number-columns-repeated="2"/>
          <table:table-cell table:style-name="ce106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8" draw:text-style-name="P2" svg:width="1.1413in" svg:height="0.2346in" svg:x="4.0362in" svg:y="0.8677in" draw:caption-point-x="-0.2402in" draw:caption-point-y="0.6079in">
              <dc:date>2014-11-06T00:00:00</dc:date>
              <text:p text:style-name="P2"><text:span text:style-name="T1">Nghỉ ốm</text:span></text:p>
            </office:annotation>
            <text:p>1</text:p>
          </table:table-cell>
          <table:table-cell table:style-name="ce106" office:value-type="float" office:value="1">
            <office:annotation draw:style-name="gr8" draw:text-style-name="P2" svg:width="1.1413in" svg:height="0.2346in" svg:x="4.4059in" svg:y="0.8677in" draw:caption-point-x="-0.2402in" draw:caption-point-y="0.6079in">
              <dc:date>2014-11-06T00:00:00</dc:date>
              <text:p text:style-name="P2"><text:span text:style-name="T1">Nghỉ ốm</text:span></text:p>
            </office:annotation>
            <text:p>1</text:p>
          </table:table-cell>
          <table:table-cell table:style-name="ce106" office:value-type="float" office:value="1">
            <office:annotation draw:style-name="gr8" draw:text-style-name="P2" svg:width="1.1413in" svg:height="0.2346in" svg:x="4.7752in" svg:y="0.8701in" draw:caption-point-x="-0.2402in" draw:caption-point-y="0.6055in">
              <dc:date>2014-11-07T00:00:00</dc:date>
              <text:p text:style-name="P2"><text:span text:style-name="T1">Nghỉ ốm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DungNT</text:p>
          </table:table-cell>
          <table:table-cell table:style-name="ce103" table:formula="of:=SUM([.D8:.AG8])" office:value-type="float" office:value="1.5">
            <text:p>1.5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103" table:formula="of:=SUM([.D9:.AG9])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8" draw:text-style-name="P2" svg:width="1.1413in" svg:height="0.5457in" svg:x="11.7949in" svg:y="1.374in" draw:caption-point-x="-0.2402in" draw:caption-point-y="0.5972in">
              <dc:date>2014-11-26T00:00:00</dc:date>
              <text:p text:style-name="P2"><text:span text:style-name="T1">Đi học buổi sáng</text:span></text:p>
              <text:p text:style-name="P2"><text:span text:style-name="T1"/></text:p>
              <text:p text:style-name="P2"><text:span text:style-name="T1"/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angHT</text:p>
          </table:table-cell>
          <table:table-cell table:style-name="ce103" table:formula="of:=SUM([.D10:.AG10])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nNV</text:p>
          </table:table-cell>
          <table:table-cell table:style-name="ce103" table:formula="of:=SUM([.D11:.AG11])" office:value-type="float" office:value="2.5">
            <text:p>2.5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pNH</text:p>
          </table:table-cell>
          <table:table-cell table:style-name="ce103" table:formula="of:=SUM([.D12:.AG12])" office:value-type="float" office:value="0.5">
            <text:p>0.5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uongDT</text:p>
          </table:table-cell>
          <table:table-cell table:style-name="ce103" table:formula="of:=SUM([.D13:.AG13])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uyNN</text:p>
          </table:table-cell>
          <table:table-cell table:style-name="ce103" table:formula="of:=SUM([.D14:.AG14])" office:value-type="float" office:value="2">
            <text:p>2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8" draw:text-style-name="P2" svg:width="1.1413in" svg:height="0.2346in" svg:x="3.6669in" svg:y="2.6in" draw:caption-point-x="-0.2402in" draw:caption-point-y="0.6094in">
              <dc:date>2014-11-0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KhoiNLD</text:p>
          </table:table-cell>
          <table:table-cell table:style-name="ce103" table:formula="of:=SUM([.D15:.AG15])" office:value-type="float" office:value="1">
            <text:p>1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LocNP</text:p>
          </table:table-cell>
          <table:table-cell table:style-name="ce103" table:formula="of:=SUM([.D16:.AG16])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>
            <office:annotation draw:style-name="gr8" draw:text-style-name="P2" svg:width="1.1413in" svg:height="0.3902in" svg:x="5.8835in" svg:y="3.1098in" draw:caption-point-x="-0.2402in" draw:caption-point-y="0.5949in">
              <dc:date>2014-12-01T00:00:00</dc:date>
              <text:p text:style-name="P2"><text:span text:style-name="T1">Tạm nghỉ không lương 1 tuần </text:span></text:p>
            </office:annotation>
          </table:table-cell>
          <table:table-cell table:style-name="ce106" table:number-columns-repeated="6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cNPQ</text:p>
          </table:table-cell>
          <table:table-cell table:style-name="ce103" table:formula="of:=SUM([.D17:.AG17])" office:value-type="float" office:value="2">
            <text:p>2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8" draw:text-style-name="P2" svg:width="1.1413in" svg:height="0.2346in" svg:x="4.0362in" svg:y="3.3445in" draw:caption-point-x="-0.2402in" draw:caption-point-y="0.6079in">
              <dc:date>2014-11-06T00:00:00</dc:date>
              <text:p text:style-name="P2"><text:span text:style-name="T1">Sốt siêu vi</text:span></text:p>
            </office:annotation>
            <text:p>1</text:p>
          </table:table-cell>
          <table:table-cell table:style-name="ce106" office:value-type="float" office:value="1">
            <office:annotation draw:style-name="gr8" draw:text-style-name="P2" svg:width="1.1413in" svg:height="0.2346in" svg:x="4.4059in" svg:y="3.3445in" draw:caption-point-x="-0.2402in" draw:caption-point-y="0.6079in">
              <dc:date>2014-11-06T00:00:00</dc:date>
              <text:p text:style-name="P2"><text:span text:style-name="T1">Sốt siêu vi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MaiDTP</text:p>
          </table:table-cell>
          <table:table-cell table:style-name="ce103" table:formula="of:=SUM([.D18:.AG18])" office:value-type="float" office:value="8">
            <text:p>8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8" draw:text-style-name="P2" svg:width="1.1413in" svg:height="0.2346in" svg:x="3.6669in" svg:y="3.5909in" draw:caption-point-x="-0.2402in" draw:caption-point-y="0.6094in">
              <dc:date>2014-11-04T00:00:00</dc:date>
              <text:p text:style-name="P2"><text:span text:style-name="T1">Đi học</text:span></text:p>
            </office:annotation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8" draw:text-style-name="P2" svg:width="1.1413in" svg:height="0.2346in" svg:x="4.7752in" svg:y="3.5929in" draw:caption-point-x="-0.2402in" draw:caption-point-y="0.6075in">
              <dc:date>2014-11-06T00:00:00</dc:date>
              <text:p text:style-name="P2"><text:span text:style-name="T1">Đi học</text:span></text:p>
            </office:annotation>
            <text:p>1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8" draw:text-style-name="P2" svg:width="1.1413in" svg:height="0.2346in" svg:x="6.6224in" svg:y="3.5976in" draw:caption-point-x="-0.2402in" draw:caption-point-y="0.6028in">
              <dc:date>2014-11-18T00:00:00</dc:date>
              <text:p text:style-name="P2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8" draw:text-style-name="P2" svg:width="1.1413in" svg:height="0.2346in" svg:x="7.3614in" svg:y="3.5976in" draw:caption-point-x="-0.2402in" draw:caption-point-y="0.6028in">
              <dc:date>2014-11-18T00:00:00</dc:date>
              <text:p text:style-name="P2"><text:span text:style-name="T1">Đi học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8" draw:text-style-name="P2" svg:width="1.1413in" svg:height="0.2346in" svg:x="8.8394in" svg:y="3.5976in" draw:caption-point-x="-0.2402in" draw:caption-point-y="0.6028in">
              <dc:date>2014-11-18T00:00:00</dc:date>
              <text:p text:style-name="P2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8" draw:text-style-name="P2" svg:width="1.1413in" svg:height="0.2346in" svg:x="9.578in" svg:y="3.5988in" draw:caption-point-x="-0.2402in" draw:caption-point-y="0.6016in">
              <dc:date>2014-11-20T00:00:00</dc:date>
              <text:p text:style-name="P2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8" draw:text-style-name="P2" svg:width="1.1413in" svg:height="0.2346in" svg:x="11.4252in" svg:y="3.6024in" draw:caption-point-x="-0.2402in" draw:caption-point-y="0.598in">
              <dc:date>2014-11-25T00:00:00</dc:date>
              <text:p text:style-name="P2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8" draw:text-style-name="P2" svg:width="1.1413in" svg:height="0.2346in" svg:x="12.1642in" svg:y="3.6035in" draw:caption-point-x="-0.2402in" draw:caption-point-y="0.5969in">
              <dc:date>2014-11-27T00:00:00</dc:date>
              <text:p text:style-name="P2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MinhHA</text:p>
          </table:table-cell>
          <table:table-cell table:style-name="ce103" table:formula="of:=SUM([.D19:.AG19])" office:value-type="float" office:value="1"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amTV</text:p>
          </table:table-cell>
          <table:table-cell table:style-name="ce103" table:formula="of:=SUM([.D20:.AG20])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guyenHTT</text:p>
          </table:table-cell>
          <table:table-cell table:style-name="ce103" table:formula="of:=SUM([.D21:.AG21])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hanNM</text:p>
          </table:table-cell>
          <table:table-cell table:style-name="ce103" table:formula="of:=SUM([.D22:.AG22])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NhanNV</text:p>
          </table:table-cell>
          <table:table-cell table:style-name="ce103" table:formula="of:=SUM([.D23:.AG23])" office:value-type="float" office:value="1"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PhucTV</text:p>
          </table:table-cell>
          <table:table-cell table:style-name="ce103" table:formula="of:=SUM([.D24:.AG24])" office:value-type="float" office:value="0">
            <text:p>0</text:p>
          </table:table-cell>
          <table:table-cell table:style-name="ce106" table:number-columns-repeated="3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achBK</text:p>
          </table:table-cell>
          <table:table-cell table:style-name="ce103" table:formula="of:=SUM([.D25:.AG25])" office:value-type="float" office:value="1"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8" draw:text-style-name="P2" svg:width="1.1413in" svg:height="0.2346in" svg:x="5.8835in" svg:y="5.3319in" draw:caption-point-x="-0.2402in" draw:caption-point-y="0.602in">
              <dc:date>2014-11-18T00:00:00</dc:date>
              <text:p text:style-name="P2"><text:span text:style-name="T1">Về quê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aoDTH</text:p>
          </table:table-cell>
          <table:table-cell table:style-name="ce103" table:formula="of:=SUM([.D26:.AG26])" office:value-type="float" office:value="0">
            <text:p>0</text:p>
          </table:table-cell>
          <table:table-cell table:style-name="ce106" table:number-columns-repeated="3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aoTP</text:p>
          </table:table-cell>
          <table:table-cell table:style-name="ce103" table:formula="of:=SUM([.D27:.AG27])" office:value-type="float" office:value="0.5">
            <text:p>0.5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ThamDT</text:p>
          </table:table-cell>
          <table:table-cell table:style-name="ce103" table:formula="of:=SUM([.D28:.AG28])" office:value-type="float" office:value="1.5">
            <text:p>1.5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hieuNV</text:p>
          </table:table-cell>
          <table:table-cell table:style-name="ce103" table:formula="of:=SUM([.D29:.AG29])" office:value-type="float" office:value="1">
            <text:p>1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ThuyLTT</text:p>
          </table:table-cell>
          <table:table-cell table:style-name="ce103" table:formula="of:=SUM([.D30:.AG30])" office:value-type="float" office:value="0.5">
            <text:p>0.5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VietBA</text:p>
          </table:table-cell>
          <table:table-cell table:style-name="ce103" table:formula="of:=SUM([.D31:.AG31])" office:value-type="float" office:value="1">
            <text:p>1</text:p>
          </table:table-cell>
          <table:table-cell table:style-name="ce106" table:number-columns-repeated="2"/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6" office:value-type="string">
            <text:p>VietTH</text:p>
          </table:table-cell>
          <table:table-cell table:style-name="ce103" table:formula="of:=SUM([.D32:.AG32])" office:value-type="float" office:value="0.5">
            <text:p>0.5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37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12" table:style-name="ta3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1"/>
          <table:table-cell table:style-name="ce35" table:number-columns-repeated="2"/>
          <table:table-cell table:style-name="ce109" office:value-type="string" table:number-columns-spanned="31" table:number-rows-spanned="1">
            <text:p>December</text:p>
          </table:table-cell>
          <table:covered-table-cell table:number-columns-repeated="30" table:style-name="ce112"/>
          <table:table-cell table:style-name="ce57" table:number-columns-repeated="975"/>
        </table:table-row>
        <table:table-row table:style-name="ro6">
          <table:table-cell table:style-name="ce51" office:value-type="string">
            <text:p>No.</text:p>
          </table:table-cell>
          <table:table-cell table:style-name="ce51" office:value-type="string">
            <text:p>Name</text:p>
          </table:table-cell>
          <table:table-cell table:style-name="ce51" office:value-type="string">
            <text:p>Absent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2">
            <text:p>2</text:p>
          </table:table-cell>
          <table:table-cell table:style-name="ce110" office:value-type="float" office:value="3">
            <text:p>3</text:p>
          </table:table-cell>
          <table:table-cell table:style-name="ce110" office:value-type="float" office:value="4">
            <text:p>4</text:p>
          </table:table-cell>
          <table:table-cell table:style-name="ce110" office:value-type="float" office:value="5">
            <text:p>5</text:p>
          </table:table-cell>
          <table:table-cell table:style-name="ce110" office:value-type="float" office:value="-6">
            <text:p>-6</text:p>
          </table:table-cell>
          <table:table-cell table:style-name="ce110" office:value-type="float" office:value="-7">
            <text:p>-7</text:p>
          </table:table-cell>
          <table:table-cell table:style-name="ce110" office:value-type="float" office:value="8">
            <text:p>8</text:p>
          </table:table-cell>
          <table:table-cell table:style-name="ce110" office:value-type="float" office:value="9">
            <text:p>9</text:p>
          </table:table-cell>
          <table:table-cell table:style-name="ce110" office:value-type="float" office:value="10">
            <text:p>10</text:p>
          </table:table-cell>
          <table:table-cell table:style-name="ce110" office:value-type="float" office:value="11">
            <text:p>11</text:p>
          </table:table-cell>
          <table:table-cell table:style-name="ce110" office:value-type="float" office:value="12">
            <text:p>12</text:p>
          </table:table-cell>
          <table:table-cell table:style-name="ce110" office:value-type="float" office:value="-13">
            <text:p>-13</text:p>
          </table:table-cell>
          <table:table-cell table:style-name="ce110" office:value-type="float" office:value="-14">
            <text:p>-14</text:p>
          </table:table-cell>
          <table:table-cell table:style-name="ce110" office:value-type="float" office:value="15">
            <text:p>15</text:p>
          </table:table-cell>
          <table:table-cell table:style-name="ce110" office:value-type="float" office:value="16">
            <text:p>16</text:p>
          </table:table-cell>
          <table:table-cell table:style-name="ce110" office:value-type="float" office:value="17">
            <text:p>17</text:p>
          </table:table-cell>
          <table:table-cell table:style-name="ce110" office:value-type="float" office:value="18">
            <text:p>18</text:p>
          </table:table-cell>
          <table:table-cell table:style-name="ce110" office:value-type="float" office:value="19">
            <text:p>19</text:p>
          </table:table-cell>
          <table:table-cell table:style-name="ce110" office:value-type="float" office:value="-20">
            <text:p>-20</text:p>
          </table:table-cell>
          <table:table-cell table:style-name="ce110" office:value-type="float" office:value="-21">
            <text:p>-21</text:p>
          </table:table-cell>
          <table:table-cell table:style-name="ce110" office:value-type="float" office:value="22">
            <text:p>22</text:p>
          </table:table-cell>
          <table:table-cell table:style-name="ce110" office:value-type="float" office:value="23">
            <text:p>23</text:p>
          </table:table-cell>
          <table:table-cell table:style-name="ce110" office:value-type="float" office:value="24">
            <text:p>24</text:p>
          </table:table-cell>
          <table:table-cell table:style-name="ce110" office:value-type="float" office:value="25">
            <text:p>25</text:p>
          </table:table-cell>
          <table:table-cell table:style-name="ce110" office:value-type="float" office:value="26">
            <text:p>26</text:p>
          </table:table-cell>
          <table:table-cell table:style-name="ce110" office:value-type="float" office:value="-27">
            <text:p>-27</text:p>
          </table:table-cell>
          <table:table-cell table:style-name="ce110" office:value-type="float" office:value="-28">
            <text:p>-28</text:p>
          </table:table-cell>
          <table:table-cell table:style-name="ce110" office:value-type="float" office:value="29">
            <text:p>29</text:p>
          </table:table-cell>
          <table:table-cell table:style-name="ce110" office:value-type="float" office:value="30">
            <text:p>30</text:p>
          </table:table-cell>
          <table:table-cell table:style-name="ce110" office:value-type="float" office:value="31">
            <text:p>31</text:p>
          </table:table-cell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BD</text:p>
          </table:table-cell>
          <table:table-cell table:style-name="ce108" table:formula="of:=SUM([.D3:.AH3])" office:value-type="float" office:value="0">
            <text:p>0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108" table:formula="of:=SUM([.D4:.AH4])" office:value-type="float" office:value="1">
            <text:p>1</text:p>
          </table:table-cell>
          <table:table-cell table:number-columns-repeated="2" table:style-name="ce111" office:value-type="float" office:value="0">
            <text:p>0</text:p>
          </table:table-cell>
          <table:table-cell table:number-columns-repeated="2" table:style-name="ce111" office:value-type="float" office:value="0.5">
            <text:p>0.5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anhLH</text:p>
          </table:table-cell>
          <table:table-cell table:style-name="ce108" table:formula="of:=SUM([.D5:.AH5])" office:value-type="float" office:value="0">
            <text:p>0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ienTX</text:p>
          </table:table-cell>
          <table:table-cell table:style-name="ce108" table:formula="of:=SUM([.D6:.AH6])" office:value-type="float" office:value="0">
            <text:p>0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uongLT</text:p>
          </table:table-cell>
          <table:table-cell table:style-name="ce108" table:formula="of:=SUM([.D7:.AH7])" office:value-type="float" office:value="0">
            <text:p>0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DungNT</text:p>
          </table:table-cell>
          <table:table-cell table:style-name="ce108" table:formula="of:=SUM([.D8:.AH8])" office:value-type="float" office:value="0.5">
            <text:p>0.5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0.5"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108" table:formula="of:=SUM([.D9:.AH9])" office:value-type="float" office:value="0">
            <text:p>0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2">
          <table:table-cell table:style-name="ce34" office:value-type="float" office:value="8">
            <text:p>8</text:p>
          </table:table-cell>
          <table:table-cell table:style-name="ce36" office:value-type="string">
            <text:p>HaHT</text:p>
          </table:table-cell>
          <table:table-cell table:style-name="ce108"/>
          <table:table-cell table:style-name="ce111" table:number-columns-repeated="2"/>
          <table:table-cell table:number-columns-repeated="2"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angHT</text:p>
          </table:table-cell>
          <table:table-cell table:style-name="ce108" table:formula="of:=SUM([.D11:.AH11])" office:value-type="float" office:value="0">
            <text:p>0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nNV</text:p>
          </table:table-cell>
          <table:table-cell table:style-name="ce108" table:formula="of:=SUM([.D12:.AH12])" office:value-type="float" office:value="0">
            <text:p>0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iepNH</text:p>
          </table:table-cell>
          <table:table-cell table:style-name="ce108" table:formula="of:=SUM([.D13:.AH13])" office:value-type="float" office:value="1">
            <text:p>1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style-name="ce111" table:number-columns-repeated="2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uongDT</text:p>
          </table:table-cell>
          <table:table-cell table:style-name="ce108" table:formula="of:=SUM([.D14:.AH14])" office:value-type="float" office:value="0">
            <text:p>0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HuyNN</text:p>
          </table:table-cell>
          <table:table-cell table:style-name="ce108" table:formula="of:=SUM([.D15:.AH15])" office:value-type="float" office:value="0.5">
            <text:p>0.5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.5">
            <text:p>0.5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KhoiNLD</text:p>
          </table:table-cell>
          <table:table-cell table:style-name="ce108" table:formula="of:=SUM([.D16:.AH16])" office:value-type="float" office:value="0">
            <text:p>0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cNP</text:p>
          </table:table-cell>
          <table:table-cell table:style-name="ce108" table:formula="of:=SUM([.D17:.AH17])" office:value-type="float" office:value="0.5">
            <text:p>0.5</text:p>
          </table:table-cell>
          <table:table-cell table:style-name="ce111" office:value-type="float" office:value="0.5">
            <text:p>0.5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LocNPQ</text:p>
          </table:table-cell>
          <table:table-cell table:style-name="ce108" table:formula="of:=SUM([.D18:.AH18])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MaiDTP</text:p>
          </table:table-cell>
          <table:table-cell table:style-name="ce108" table:formula="of:=SUM([.D19:.AH19])" office:value-type="float" office:value="2">
            <text:p>2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1">
            <office:annotation draw:style-name="gr8" draw:text-style-name="P2" svg:width="1.1413in" svg:height="0.2346in" svg:x="2.928in" svg:y="3.8382in" draw:caption-point-x="-0.2402in" draw:caption-point-y="0.5953in">
              <dc:date>2014-12-04T00:00:00</dc:date>
              <text:p text:style-name="P2"><text:span text:style-name="T1">Đi học</text:span></text:p>
            </office:annotation>
            <text:p>1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1">
            <office:annotation draw:style-name="gr8" draw:text-style-name="P2" svg:width="1.1413in" svg:height="0.2346in" svg:x="3.6669in" svg:y="3.8382in" draw:caption-point-x="-0.2402in" draw:caption-point-y="0.5953in">
              <dc:date>2014-12-04T00:00:00</dc:date>
              <text:p text:style-name="P2"><text:span text:style-name="T1">Đi học</text:span></text:p>
            </office:annotation>
            <text:p>1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MinhHA</text:p>
          </table:table-cell>
          <table:table-cell table:style-name="ce108" table:formula="of:=SUM([.D20:.AH20])" office:value-type="float" office:value="1">
            <text:p>1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amTV</text:p>
          </table:table-cell>
          <table:table-cell table:style-name="ce108" table:formula="of:=SUM([.D21:.AH21])" office:value-type="float" office:value="0">
            <text:p>0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guyenHTT</text:p>
          </table:table-cell>
          <table:table-cell table:style-name="ce108" table:formula="of:=SUM([.D22:.AH22])" office:value-type="float" office:value="7">
            <text:p>7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style-name="ce111" table:number-columns-repeated="11"/>
          <table:table-cell table:style-name="ce111" office:value-type="float" office:value="0">
            <office:annotation draw:style-name="gr8" draw:text-style-name="P2" svg:width="1.1413in" svg:height="0.2346in" svg:x="8.4697in" svg:y="4.5795in" draw:caption-point-x="-0.2402in" draw:caption-point-y="0.5969in">
              <dc:date>2014-11-21T00:00:00</dc:date>
              <text:p text:style-name="P2"><text:span text:style-name="T1">Nghỉ kết hôn</text:span></text:p>
            </office:annotation>
            <text:p>0</text:p>
          </table:table-cell>
          <table:table-cell table:style-name="ce111" office:value-type="float" office:value="0">
            <office:annotation draw:style-name="gr8" draw:text-style-name="P2" svg:width="1.1413in" svg:height="0.2346in" svg:x="8.8394in" svg:y="4.5795in" draw:caption-point-x="-0.2402in" draw:caption-point-y="0.5969in">
              <dc:date>2014-11-21T00:00:00</dc:date>
              <text:p text:style-name="P2"><text:span text:style-name="T1">Nghỉ kết hôn</text:span></text:p>
            </office:annotation>
            <text:p>0</text:p>
          </table:table-cell>
          <table:table-cell table:style-name="ce111" office:value-type="float" office:value="0">
            <office:annotation draw:style-name="gr8" draw:text-style-name="P2" svg:width="1.1413in" svg:height="0.2346in" svg:x="9.2087in" svg:y="4.5795in" draw:caption-point-x="-0.2402in" draw:caption-point-y="0.5969in">
              <dc:date>2014-11-21T00:00:00</dc:date>
              <text:p text:style-name="P2"><text:span text:style-name="T1">Nghỉ kết hôn</text:span></text:p>
            </office:annotation>
            <text:p>0</text:p>
          </table:table-cell>
          <table:table-cell table:style-name="ce111" table:number-columns-repeated="2"/>
          <table:table-cell table:number-columns-repeated="5"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NhanNM</text:p>
          </table:table-cell>
          <table:table-cell table:style-name="ce108" table:formula="of:=SUM([.D23:.AH23])" office:value-type="float" office:value="0">
            <text:p>0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NhanNV</text:p>
          </table:table-cell>
          <table:table-cell table:style-name="ce108" table:formula="of:=SUM([.D24:.AH24])" office:value-type="float" office:value="0">
            <text:p>0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PhucTV</text:p>
          </table:table-cell>
          <table:table-cell table:style-name="ce108" table:formula="of:=SUM([.D25:.AH25])" office:value-type="float" office:value="0">
            <text:p>0</text:p>
          </table:table-cell>
          <table:table-cell table:style-name="ce111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achBK</text:p>
          </table:table-cell>
          <table:table-cell table:style-name="ce108" table:formula="of:=SUM([.D26:.AH26])" office:value-type="float" office:value="0.5">
            <text:p>0.5</text:p>
          </table:table-cell>
          <table:table-cell table:style-name="ce111" office:value-type="float" office:value="0.5">
            <text:p>0.5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aoDTH</text:p>
          </table:table-cell>
          <table:table-cell table:style-name="ce108" table:formula="of:=SUM([.D27:.AH27])" office:value-type="float" office:value="0">
            <text:p>0</text:p>
          </table:table-cell>
          <table:table-cell table:style-name="ce111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ThaoTP</text:p>
          </table:table-cell>
          <table:table-cell table:style-name="ce108" table:formula="of:=SUM([.D28:.AH28])" office:value-type="float" office:value="0.5">
            <text:p>0.5</text:p>
          </table:table-cell>
          <table:table-cell table:style-name="ce111" office:value-type="float" office:value="0.5">
            <text:p>0.5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hamDT</text:p>
          </table:table-cell>
          <table:table-cell table:style-name="ce108" table:formula="of:=SUM([.D29:.AH29])" office:value-type="float" office:value="0.5">
            <text:p>0.5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.5">
            <text:p>0.5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ThieuNV</text:p>
          </table:table-cell>
          <table:table-cell table:style-name="ce108" table:formula="of:=SUM([.D30:.AH30])" office:value-type="float" office:value="0">
            <text:p>0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ThuyLTT</text:p>
          </table:table-cell>
          <table:table-cell table:style-name="ce108" table:formula="of:=SUM([.D31:.AH31])" office:value-type="float" office:value="0">
            <text:p>0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6" office:value-type="string">
            <text:p>VietBA</text:p>
          </table:table-cell>
          <table:table-cell table:style-name="ce108" table:formula="of:=SUM([.D32:.AH32])" office:value-type="float" office:value="0">
            <text:p>0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1">
            <text:p>31</text:p>
          </table:table-cell>
          <table:table-cell table:style-name="ce36" office:value-type="string">
            <text:p>VietTH</text:p>
          </table:table-cell>
          <table:table-cell table:style-name="ce108" table:formula="of:=SUM([.D33:.AH33])" office:value-type="float" office:value="0">
            <text:p>0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7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36">
          <table:table-cell table:number-columns-repeated="1009"/>
        </table:table-row>
        <table:table-row table:style-name="ro2"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2/06/2015</text:date>, <text:time>09:2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02-06">02/06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796</meta:editing-cycles>
    <meta:editing-duration>P4DT1H27M32S</meta:editing-duration>
    <meta:generator>OpenOffice/4.0.1$Win32 OpenOffice.org_project/401m5$Build-9714</meta:generator>
    <dc:date>2015-02-06T09:22:24.65</dc:date>
    <meta:document-statistic meta:table-count="15" meta:cell-count="6695" meta:object-count="0"/>
    <meta:user-defined meta:name="Info 1"/>
    <meta:user-defined meta:name="Info 2"/>
    <meta:user-defined meta:name="Info 3"/>
    <meta:user-defined meta:name="Info 4"/>
  </office:meta>
</office:document-meta>
</file>